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0.9260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style-name="Default_1"/>
          <table:table-cell office:value-type="string" table:number-columns-spanned="12" table:number-rows-spanned="1" table:style-name="ce7">
            <text:p>Calculation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table:style-name="Default_1"/>
          <table:table-cell office:value-type="string" table:number-columns-spanned="3" table:number-rows-spanned="1" table:style-name="ce8">
            <text:p>MILP</text:p>
          </table:table-cell>
          <table:covered-table-cell table:number-columns-repeated="2"/>
          <table:table-cell office:value-type="string" table:number-columns-spanned="3" table:number-rows-spanned="1" table:style-name="ce8">
            <text:p>Nonlinear</text:p>
          </table:table-cell>
          <table:covered-table-cell table:number-columns-repeated="2"/>
          <table:table-cell office:value-type="string" table:number-columns-spanned="3" table:number-rows-spanned="1" table:style-name="ce8">
            <text:p>Exhaustive</text:p>
          </table:table-cell>
          <table:covered-table-cell table:number-columns-repeated="2"/>
          <table:table-cell office:value-type="string" table:number-columns-spanned="3" table:number-rows-spanned="1" table:style-name="ce8">
            <text:p>Quick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table:style-name="Default_1"/>
          <table:table-cell office:value-type="string" table:style-name="ce2">
            <text:p>Slow</text:p>
          </table:table-cell>
          <table:table-cell office:value-type="string" table:style-name="Default_1">
            <text:p>Fast</text:p>
          </table:table-cell>
          <table:table-cell office:value-type="string" table:style-name="ce3">
            <text:p>Combined</text:p>
          </table:table-cell>
          <table:table-cell office:value-type="string" table:style-name="ce2">
            <text:p>Slow</text:p>
          </table:table-cell>
          <table:table-cell office:value-type="string" table:style-name="Default_1">
            <text:p>Fast</text:p>
          </table:table-cell>
          <table:table-cell office:value-type="string" table:style-name="ce3">
            <text:p>Combined</text:p>
          </table:table-cell>
          <table:table-cell office:value-type="string" table:style-name="ce2">
            <text:p>Slow</text:p>
          </table:table-cell>
          <table:table-cell office:value-type="string" table:style-name="Default_1">
            <text:p>Fast</text:p>
          </table:table-cell>
          <table:table-cell office:value-type="string" table:style-name="ce3">
            <text:p>Combined</text:p>
          </table:table-cell>
          <table:table-cell office:value-type="string" table:style-name="ce2">
            <text:p>Slow</text:p>
          </table:table-cell>
          <table:table-cell office:value-type="string" table:style-name="Default_1">
            <text:p>Fast</text:p>
          </table:table-cell>
          <table:table-cell office:value-type="string" table:style-name="ce3">
            <text:p>Combined</text:p>
          </table:table-cell>
          <table:table-cell table:number-columns-repeated="16371"/>
        </table:table-row>
        <table:table-row table:style-name="ro1">
          <table:table-cell office:value-type="string" table:style-name="Default_1">
            <text:p>Mean</text:p>
          </table:table-cell>
          <table:table-cell office:value-type="float" office:value="1.877" table:formula="of:=AVERAGE(['milp-charge-cnt'.B2:.B1001])" table:style-name="ce2">
            <text:p>1.877</text:p>
          </table:table-cell>
          <table:table-cell office:value-type="float" office:value="0.13300000000000001" table:formula="of:=AVERAGE(['milp-charge-cnt'.C2:.C1001])" table:style-name="Default_1">
            <text:p>0.133</text:p>
          </table:table-cell>
          <table:table-cell office:value-type="float" office:value="1.0049999999999999" table:formula="of:=AVERAGE(['milp-charge-cnt'.B2:.B1001]; ['milp-charge-cnt'.C2:.C1001])" table:style-name="ce3">
            <text:p>1.005</text:p>
          </table:table-cell>
          <table:table-cell office:value-type="float" office:value="3.089" table:formula="of:=AVERAGE(['sa-nonlinear-charge-cnt'.C2:.C1001])" table:style-name="ce2">
            <text:p>3.089</text:p>
          </table:table-cell>
          <table:table-cell office:value-type="float" office:value="0.16900000000000001" table:formula="of:=AVERAGE(['sa-nonlinear-charge-cnt'.D2:.D1001])" table:style-name="Default_1">
            <text:p>0.169</text:p>
          </table:table-cell>
          <table:table-cell office:value-type="float" office:value="1.629" table:formula="of:=AVERAGE(['sa-nonlinear-charge-cnt'.C2:.C1001]; ['sa-nonlinear-charge-cnt'.D2:.D1001])" table:style-name="ce3">
            <text:p>1.629</text:p>
          </table:table-cell>
          <table:table-cell office:value-type="float" office:value="1.8" table:formula="of:=AVERAGE(['sa-exhaustive-charge-cnt'.C2:.C1001])" table:style-name="ce2">
            <text:p>1.8</text:p>
          </table:table-cell>
          <table:table-cell office:value-type="float" office:value="0.159" table:formula="of:=AVERAGE(['sa-exhaustive-charge-cnt'.D2:.D1001])" table:style-name="Default_1">
            <text:p>0.159</text:p>
          </table:table-cell>
          <table:table-cell office:value-type="float" office:value="0.97950000000000004" table:formula="of:=AVERAGE(['sa-exhaustive-charge-cnt'.C2:.C1001]; ['sa-exhaustive-charge-cnt'.D2:.D1001])" table:style-name="ce3">
            <text:p>0.9795</text:p>
          </table:table-cell>
          <table:table-cell office:value-type="float" office:value="1.494" table:formula="of:=AVERAGE(['sa-quick-charge-cnt'.C2:.C1001])" table:style-name="ce2">
            <text:p>1.494</text:p>
          </table:table-cell>
          <table:table-cell office:value-type="float" office:value="0.23400000000000001" table:formula="of:=AVERAGE(['sa-quick-charge-cnt'.D2:.D1001])" table:style-name="Default_1">
            <text:p>0.234</text:p>
          </table:table-cell>
          <table:table-cell office:value-type="float" office:value="5.1985000000000001" table:formula="of:=AVERAGE(['sa-quick-charge-cnt'.B2:.B1001]; ['sa-quick-charge-cnt'.C2:.C1001])" table:style-name="ce3">
            <text:p>5.1985</text:p>
          </table:table-cell>
          <table:table-cell table:number-columns-repeated="16371"/>
        </table:table-row>
        <table:table-row table:style-name="ro1">
          <table:table-cell office:value-type="string" table:style-name="Default_1">
            <text:p>Min</text:p>
          </table:table-cell>
          <table:table-cell office:value-type="float" office:value="1" table:formula="of:=COM.MICROSOFT.MINIFS(['milp-charge-cnt'.B2:.B2002]; ['milp-charge-cnt'.B2:.B2002]; &quot;&gt;0&quot;)" table:style-name="ce2">
            <text:p>1</text:p>
          </table:table-cell>
          <table:table-cell office:value-type="float" office:value="1" table:formula="of:=COM.MICROSOFT.MINIFS(['milp-charge-cnt'.C2:.C2002]; ['milp-charge-cnt'.C2:.C2002]; &quot;&gt;0&quot;)" table:style-name="Default_1">
            <text:p>1</text:p>
          </table:table-cell>
          <table:table-cell office:value-type="float" office:value="1" table:formula="of:=COM.MICROSOFT.MINIFS(['milp-charge-cnt'.B2:.B1002]; ['milp-charge-cnt'.B2:.B1002]; &quot;&gt;0&quot;; ['milp-charge-cnt'.C2:.C1002]; &quot;&gt;0&quot;)" table:style-name="ce3">
            <text:p>1</text:p>
          </table:table-cell>
          <table:table-cell office:value-type="float" office:value="1" table:formula="of:=COM.MICROSOFT.MINIFS(['sa-nonlinear-charge-cnt'.C2:.C2002]; ['sa-nonlinear-charge-cnt'.C2:.C2002]; &quot;&gt;0&quot;)" table:style-name="ce2">
            <text:p>1</text:p>
          </table:table-cell>
          <table:table-cell office:value-type="float" office:value="1" table:formula="of:=COM.MICROSOFT.MINIFS(['sa-nonlinear-charge-cnt'.D2:.D2002]; ['sa-nonlinear-charge-cnt'.D2:.D2002]; &quot;&gt;0&quot;)" table:style-name="Default_1">
            <text:p>1</text:p>
          </table:table-cell>
          <table:table-cell office:value-type="float" office:value="3" table:formula="of:=COM.MICROSOFT.MINIFS(['sa-nonlinear-charge-cnt'.C2:.C1002]; ['sa-nonlinear-charge-cnt'.C2:.C1002]; &quot;&gt;0&quot;; ['sa-nonlinear-charge-cnt'.D2:.D1002]; &quot;&gt;0&quot;)" table:style-name="ce3">
            <text:p>3</text:p>
          </table:table-cell>
          <table:table-cell office:value-type="float" office:value="1" table:formula="of:=COM.MICROSOFT.MINIFS(['sa-exhaustive-charge-cnt'.C2:.C2002]; ['sa-exhaustive-charge-cnt'.C2:.C2002]; &quot;&gt;0&quot;)" table:style-name="ce2">
            <text:p>1</text:p>
          </table:table-cell>
          <table:table-cell office:value-type="float" office:value="1" table:formula="of:=COM.MICROSOFT.MINIFS(['sa-exhaustive-charge-cnt'.D2:.D2002]; ['sa-exhaustive-charge-cnt'.D2:.D2002]; &quot;&gt;0&quot;)" table:style-name="Default_1">
            <text:p>1</text:p>
          </table:table-cell>
          <table:table-cell office:value-type="float" office:value="1" table:formula="of:=COM.MICROSOFT.MINIFS(['sa-exhaustive-charge-cnt'.C2:.C1002]; ['sa-exhaustive-charge-cnt'.C2:.C1002]; &quot;&gt;0&quot;; ['sa-exhaustive-charge-cnt'.D2:.D1002]; &quot;&gt;0&quot;)" table:style-name="ce3">
            <text:p>1</text:p>
          </table:table-cell>
          <table:table-cell office:value-type="float" office:value="1" table:formula="of:=COM.MICROSOFT.MINIFS(['sa-quick-charge-cnt'.C2:.C2002]; ['sa-quick-charge-cnt'.C2:.C2002]; &quot;&gt;0&quot;)" table:style-name="ce2">
            <text:p>1</text:p>
          </table:table-cell>
          <table:table-cell office:value-type="float" office:value="1" table:formula="of:=COM.MICROSOFT.MINIFS(['sa-quick-charge-cnt'.D2:.D2002]; ['sa-quick-charge-cnt'.D2:.D2002]; &quot;&gt;0&quot;)" table:style-name="Default_1">
            <text:p>1</text:p>
          </table:table-cell>
          <table:table-cell office:value-type="float" office:value="1" table:formula="of:=COM.MICROSOFT.MINIFS(['sa-quick-charge-cnt'.C2:.C1002]; ['sa-quick-charge-cnt'.C2:.C1002]; &quot;&gt;0&quot;; ['sa-quick-charge-cnt'.D2:.D1002]; &quot;&gt;0&quot;)" table:style-name="ce3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Default_1">
            <text:p>Max</text:p>
          </table:table-cell>
          <table:table-cell office:value-type="float" office:value="4" table:formula="of:=MAX(['milp-charge-cnt'.B2:.B1003])" table:style-name="ce4">
            <text:p>4</text:p>
          </table:table-cell>
          <table:table-cell office:value-type="float" office:value="2" table:formula="of:=MAX(['milp-charge-cnt'.C2:.C1003])" table:style-name="ce5">
            <text:p>2</text:p>
          </table:table-cell>
          <table:table-cell office:value-type="float" office:value="4" table:formula="of:=MAX(['milp-charge-cnt'.B2:.B1003]; ['milp-charge-cnt'.B2:.B1003])" table:style-name="ce6">
            <text:p>4</text:p>
          </table:table-cell>
          <table:table-cell office:value-type="float" office:value="9" table:formula="of:=MAX(['sa-nonlinear-charge-cnt'.C2:.C2003])" table:style-name="ce4">
            <text:p>9</text:p>
          </table:table-cell>
          <table:table-cell office:value-type="float" office:value="1" table:formula="of:=MAX(['sa-nonlinear-charge-cnt'.D2:.D2003])" table:style-name="ce5">
            <text:p>1</text:p>
          </table:table-cell>
          <table:table-cell office:value-type="float" office:value="9" table:formula="of:=MAX(['sa-nonlinear-charge-cnt'.C2:.C1003]; ['sa-nonlinear-charge-cnt'.D2:.D1003])" table:style-name="ce6">
            <text:p>9</text:p>
          </table:table-cell>
          <table:table-cell office:value-type="float" office:value="7" table:formula="of:=MAX(['sa-exhaustive-charge-cnt'.C2:.C2003])" table:style-name="ce4">
            <text:p>7</text:p>
          </table:table-cell>
          <table:table-cell office:value-type="float" office:value="2" table:formula="of:=MAX(['sa-exhaustive-charge-cnt'.D2:.D2003])" table:style-name="ce5">
            <text:p>2</text:p>
          </table:table-cell>
          <table:table-cell office:value-type="float" office:value="7" table:formula="of:=MAX(['sa-exhaustive-charge-cnt'.C2:.C1003]; ['sa-exhaustive-charge-cnt'.D2:.D1003])" table:style-name="ce6">
            <text:p>7</text:p>
          </table:table-cell>
          <table:table-cell office:value-type="float" office:value="6" table:formula="of:=MAX(['sa-quick-charge-cnt'.C2:.C2003])" table:style-name="ce4">
            <text:p>6</text:p>
          </table:table-cell>
          <table:table-cell office:value-type="float" office:value="2" table:formula="of:=MAX(['sa-quick-charge-cnt'.D2:.D2003])" table:style-name="ce5">
            <text:p>2</text:p>
          </table:table-cell>
          <table:table-cell office:value-type="float" office:value="6" table:formula="of:=MAX(['sa-quick-charge-cnt'.C2:.C1003]; ['sa-quick-charge-cnt'.D2:.D1003])" table:style-name="ce6">
            <text:p>6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  <table:table table:name="milp-charge-cn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Default_1">
            <text:p>visit</text:p>
          </table:table-cell>
          <table:table-cell office:value-type="string" table:style-name="Default_1">
            <text:p>slow</text:p>
          </table:table-cell>
          <table:table-cell office:value-type="string" table:style-name="Default_1">
            <text:p>fast</text:p>
          </table:table-cell>
          <table:table-cell table:number-columns-repeated="16381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4004004004004003E-2" table:style-name="Default_1">
            <text:p>0.0340040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8008008008007997E-2" table:style-name="Default_1">
            <text:p>0.058008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2012012012011998E-2" table:style-name="Default_1">
            <text:p>0.0820120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6016016016016" table:style-name="Default_1">
            <text:p>0.106016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002002002002" table:style-name="Default_1">
            <text:p>0.13002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402402402402399" table:style-name="Default_1">
            <text:p>0.154024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8028028028028" table:style-name="Default_1">
            <text:p>0.1780280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03203203203199" table:style-name="Default_1">
            <text:p>0.2020320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6036036036036" table:style-name="Default_1">
            <text:p>0.2260360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004004004003999" table:style-name="Default_1">
            <text:p>0.250040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404404404404398" table:style-name="Default_1">
            <text:p>0.2740440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804804804804802" table:style-name="Default_1">
            <text:p>0.298048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205205205205201" table:style-name="Default_1">
            <text:p>0.3220520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605605605605599" table:style-name="Default_1">
            <text:p>0.3460560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7006006006005998" table:style-name="Default_1">
            <text:p>0.3700600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9406406406406402" table:style-name="Default_1">
            <text:p>0.3940640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1806806806806801" table:style-name="Default_1">
            <text:p>0.4180680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42072072072072" table:style-name="Default_1">
            <text:p>0.4420720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6607607607607598" table:style-name="Default_1">
            <text:p>0.4660760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9008008008008003" table:style-name="Default_1">
            <text:p>0.49008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1408408408408401" table:style-name="Default_1">
            <text:p>0.5140840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3808808808808795" table:style-name="Default_1">
            <text:p>0.5380880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209209209209199" table:style-name="Default_1">
            <text:p>0.5620920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8609609609609603" table:style-name="Default_1">
            <text:p>0.5860960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010010010009996" table:style-name="Default_1">
            <text:p>0.6101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634104104104104" table:style-name="Default_1">
            <text:p>0.6341041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65810810810810805" table:style-name="Default_1">
            <text:p>0.6581081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68211211211211198" table:style-name="Default_1">
            <text:p>0.6821121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70611611611611602" table:style-name="Default_1">
            <text:p>0.7061161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73012012012011995" table:style-name="Default_1">
            <text:p>0.730120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754124124124124" table:style-name="Default_1">
            <text:p>0.7541241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77812812812812804" table:style-name="Default_1">
            <text:p>0.7781281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80213213213213197" table:style-name="Default_1">
            <text:p>0.8021321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82613613613613601" table:style-name="Default_1">
            <text:p>0.8261361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85014014014014005" table:style-name="Default_1">
            <text:p>0.8501401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87414414414414399" table:style-name="Default_1">
            <text:p>0.8741441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89814814814814803" table:style-name="Default_1">
            <text:p>0.8981481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92215215215215196" table:style-name="Default_1">
            <text:p>0.9221521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946156156156156" table:style-name="Default_1">
            <text:p>0.9461561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97016016016016005" table:style-name="Default_1">
            <text:p>0.97016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0.99416416416416398" table:style-name="Default_1">
            <text:p>0.9941641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01816816816817" table:style-name="Default_1">
            <text:p>1.0181681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04217217217217" table:style-name="Default_1">
            <text:p>1.0421721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0661761761761801" table:style-name="Default_1">
            <text:p>1.0661761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09018018018018" table:style-name="Default_1">
            <text:p>1.0901801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11418418418418" table:style-name="Default_1">
            <text:p>1.1141841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1381881881881899" table:style-name="Default_1">
            <text:p>1.1381881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1621921921921901" table:style-name="Default_1">
            <text:p>1.1621921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1861961961962" table:style-name="Default_1">
            <text:p>1.1861961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2102002002001999" table:style-name="Default_1">
            <text:p>1.2102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2342042042042001" table:style-name="Default_1">
            <text:p>1.2342042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25820820820821" table:style-name="Default_1">
            <text:p>1.2582082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2822122122122099" table:style-name="Default_1">
            <text:p>1.2822122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3062162162162201" table:style-name="Default_1">
            <text:p>1.3062162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33022022022022" table:style-name="Default_1">
            <text:p>1.3302202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35422422422422" table:style-name="Default_1">
            <text:p>1.3542242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3782282282282301" table:style-name="Default_1">
            <text:p>1.3782282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40223223223223" table:style-name="Default_1">
            <text:p>1.4022322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42623623623624" table:style-name="Default_1">
            <text:p>1.4262362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4502402402402399" table:style-name="Default_1">
            <text:p>1.45024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4742442442442401" table:style-name="Default_1">
            <text:p>1.4742442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49824824824825" table:style-name="Default_1">
            <text:p>1.4982482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5222522522522499" table:style-name="Default_1">
            <text:p>1.5222522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5462562562562601" table:style-name="Default_1">
            <text:p>1.5462562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57026026026026" table:style-name="Default_1">
            <text:p>1.5702602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5942642642642599" table:style-name="Default_1">
            <text:p>1.5942642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6182682682682701" table:style-name="Default_1">
            <text:p>1.6182682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64227227227227" table:style-name="Default_1">
            <text:p>1.6422722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6662762762762799" table:style-name="Default_1">
            <text:p>1.6662762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6902802802802801" table:style-name="Default_1">
            <text:p>1.690280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71428428428428" table:style-name="Default_1">
            <text:p>1.7142842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73828828828829" table:style-name="Default_1">
            <text:p>1.7382882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7622922922922899" table:style-name="Default_1">
            <text:p>1.7622922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7862962962963" table:style-name="Default_1">
            <text:p>1.7862962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8103003003003" table:style-name="Default_1">
            <text:p>1.8103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8343043043042999" table:style-name="Default_1">
            <text:p>1.8343043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8583083083083101" table:style-name="Default_1">
            <text:p>1.8583083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88231231231231" table:style-name="Default_1">
            <text:p>1.8823123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9063163163163199" table:style-name="Default_1">
            <text:p>1.9063163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9303203203203201" table:style-name="Default_1">
            <text:p>1.930320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95432432432432" table:style-name="Default_1">
            <text:p>1.9543243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.9783283283283299" table:style-name="Default_1">
            <text:p>1.9783283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0023323323323301" table:style-name="Default_1">
            <text:p>2.0023323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0263363363363398" table:style-name="Default_1">
            <text:p>2.0263363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0503403403403402" table:style-name="Default_1">
            <text:p>2.0503403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0743443443443401" table:style-name="Default_1">
            <text:p>2.0743443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0983483483483498" table:style-name="Default_1">
            <text:p>2.0983483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1223523523523502" table:style-name="Default_1">
            <text:p>2.1223523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1463563563563599" table:style-name="Default_1">
            <text:p>2.1463563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1703603603603598" table:style-name="Default_1">
            <text:p>2.170360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1943643643643602" table:style-name="Default_1">
            <text:p>2.1943643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2183683683683699" table:style-name="Default_1">
            <text:p>2.218368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2423723723723699" table:style-name="Default_1">
            <text:p>2.2423723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26637637637638" table:style-name="Default_1">
            <text:p>2.2663763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2903803803803799" table:style-name="Default_1">
            <text:p>2.2903803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3143843843843799" table:style-name="Default_1">
            <text:p>2.314384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33838838838839" table:style-name="Default_1">
            <text:p>2.3383883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36239239239239" table:style-name="Default_1">
            <text:p>2.362392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3863963963964001" table:style-name="Default_1">
            <text:p>2.3863963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4104004004004" table:style-name="Default_1">
            <text:p>2.41040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4344044044044" table:style-name="Default_1">
            <text:p>2.4344044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4584084084084101" table:style-name="Default_1">
            <text:p>2.4584084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4824124124124101" table:style-name="Default_1">
            <text:p>2.4824124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5064164164164202" table:style-name="Default_1">
            <text:p>2.5064164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5304204204204201" table:style-name="Default_1">
            <text:p>2.5304204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5544244244244201" table:style-name="Default_1">
            <text:p>2.5544244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5784284284284298" table:style-name="Default_1">
            <text:p>2.5784284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6024324324324302" table:style-name="Default_1">
            <text:p>2.6024324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6264364364364399" table:style-name="Default_1">
            <text:p>2.6264364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6504404404404398" table:style-name="Default_1">
            <text:p>2.650440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6744444444444402" table:style-name="Default_1">
            <text:p>2.6744444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6984484484484499" table:style-name="Default_1">
            <text:p>2.6984484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7224524524524498" table:style-name="Default_1">
            <text:p>2.7224524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74645645645646" table:style-name="Default_1">
            <text:p>2.7464564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7704604604604599" table:style-name="Default_1">
            <text:p>2.7704604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7944644644644598" table:style-name="Default_1">
            <text:p>2.7944644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81846846846847" table:style-name="Default_1">
            <text:p>2.8184684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8424724724724699" table:style-name="Default_1">
            <text:p>2.8424724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8664764764764801" table:style-name="Default_1">
            <text:p>2.8664764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89048048048048" table:style-name="Default_1">
            <text:p>2.89048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9144844844844799" table:style-name="Default_1">
            <text:p>2.9144844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9384884884884901" table:style-name="Default_1">
            <text:p>2.9384884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96249249249249" table:style-name="Default_1">
            <text:p>2.9624924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.9864964964965002" table:style-name="Default_1">
            <text:p>2.9864964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0105005005005001" table:style-name="Default_1">
            <text:p>3.0105005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0345045045045" table:style-name="Default_1">
            <text:p>3.0345045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0585085085085102" table:style-name="Default_1">
            <text:p>3.05850850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0825125125125101" table:style-name="Default_1">
            <text:p>3.0825125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1065165165165198" table:style-name="Default_1">
            <text:p>3.10651651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1305205205205202" table:style-name="Default_1">
            <text:p>3.13052052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1545245245245201" table:style-name="Default_1">
            <text:p>3.15452452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1785285285285299" table:style-name="Default_1">
            <text:p>3.17852852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2025325325325298" table:style-name="Default_1">
            <text:p>3.20253253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2265365365365399" table:style-name="Default_1">
            <text:p>3.22653653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2505405405405399" table:style-name="Default_1">
            <text:p>3.25054054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2745445445445398" table:style-name="Default_1">
            <text:p>3.27454454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29854854854855" table:style-name="Default_1">
            <text:p>3.29854854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3225525525525499" table:style-name="Default_1">
            <text:p>3.32255255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34655655655656" table:style-name="Default_1">
            <text:p>3.34655655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37056056056056" table:style-name="Default_1">
            <text:p>3.37056056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3945645645645599" table:style-name="Default_1">
            <text:p>3.39456456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4185685685685701" table:style-name="Default_1">
            <text:p>3.41856856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44257257257257" table:style-name="Default_1">
            <text:p>3.44257257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4665765765765801" table:style-name="Default_1">
            <text:p>3.46657657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4905805805805801" table:style-name="Default_1">
            <text:p>3.49058058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51458458458458" table:style-name="Default_1">
            <text:p>3.5145845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5385885885885902" table:style-name="Default_1">
            <text:p>3.53858858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5625925925925901" table:style-name="Default_1">
            <text:p>3.56259259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5865965965965998" table:style-name="Default_1">
            <text:p>3.58659659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6106006006006002" table:style-name="Default_1">
            <text:p>3.6106006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6346046046046001" table:style-name="Default_1">
            <text:p>3.6346046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6586086086086098" table:style-name="Default_1">
            <text:p>3.65860860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6826126126126102" table:style-name="Default_1">
            <text:p>3.6826126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7066166166166199" table:style-name="Default_1">
            <text:p>3.70661661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7306206206206198" table:style-name="Default_1">
            <text:p>3.73062062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7546246246246202" table:style-name="Default_1">
            <text:p>3.75462462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7786286286286299" table:style-name="Default_1">
            <text:p>3.77862862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8026326326326298" table:style-name="Default_1">
            <text:p>3.80263263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82663663663664" table:style-name="Default_1">
            <text:p>3.82663663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8506406406406399" table:style-name="Default_1">
            <text:p>3.85064064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8746446446446399" table:style-name="Default_1">
            <text:p>3.87464464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89864864864865" table:style-name="Default_1">
            <text:p>3.89864864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92265265265265" table:style-name="Default_1">
            <text:p>3.92265265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9466566566566601" table:style-name="Default_1">
            <text:p>3.94665665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97066066066066" table:style-name="Default_1">
            <text:p>3.97066066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3.99466466466466" table:style-name="Default_1">
            <text:p>3.99466466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0186686686686697" table:style-name="Default_1">
            <text:p>4.01866866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0426726726726701" table:style-name="Default_1">
            <text:p>4.04267267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0666766766766802" table:style-name="Default_1">
            <text:p>4.06667667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0906806806806797" table:style-name="Default_1">
            <text:p>4.09068068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1146846846846801" table:style-name="Default_1">
            <text:p>4.1146846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1386886886886902" table:style-name="Default_1">
            <text:p>4.13868868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1626926926926897" table:style-name="Default_1">
            <text:p>4.16269269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1866966966966999" table:style-name="Default_1">
            <text:p>4.18669669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2107007007007002" table:style-name="Default_1">
            <text:p>4.2107007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2347047047046997" table:style-name="Default_1">
            <text:p>4.2347047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2587087087087099" table:style-name="Default_1">
            <text:p>4.25870870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2827127127127103" table:style-name="Default_1">
            <text:p>4.2827127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3067167167167204" table:style-name="Default_1">
            <text:p>4.30671671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3307207207207199" table:style-name="Default_1">
            <text:p>4.33072072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3547247247247203" table:style-name="Default_1">
            <text:p>4.35472472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3787287287287304" table:style-name="Default_1">
            <text:p>4.37872872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4027327327327299" table:style-name="Default_1">
            <text:p>4.40273273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4267367367367401" table:style-name="Default_1">
            <text:p>4.42673673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4507407407407404" table:style-name="Default_1">
            <text:p>4.45074074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4747447447447399" table:style-name="Default_1">
            <text:p>4.47474474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4987487487487501" table:style-name="Default_1">
            <text:p>4.49874874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5227527527527496" table:style-name="Default_1">
            <text:p>4.52275275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5467567567567597" table:style-name="Default_1">
            <text:p>4.54675675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5707607607607601" table:style-name="Default_1">
            <text:p>4.57076076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5947647647647596" table:style-name="Default_1">
            <text:p>4.59476476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6187687687687697" table:style-name="Default_1">
            <text:p>4.61876876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6427727727727701" table:style-name="Default_1">
            <text:p>4.64277277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6667767767767803" table:style-name="Default_1">
            <text:p>4.66677677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6907807807807798" table:style-name="Default_1">
            <text:p>4.69078078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7147847847847801" table:style-name="Default_1">
            <text:p>4.7147847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7387887887887903" table:style-name="Default_1">
            <text:p>4.73878878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7627927927927898" table:style-name="Default_1">
            <text:p>4.76279279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7867967967967999" table:style-name="Default_1">
            <text:p>4.78679679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8108008008008003" table:style-name="Default_1">
            <text:p>4.8108008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8348048048047998" table:style-name="Default_1">
            <text:p>4.8348048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8588088088088099" table:style-name="Default_1">
            <text:p>4.85880880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8828128128128103" table:style-name="Default_1">
            <text:p>4.8828128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9068168168168196" table:style-name="Default_1">
            <text:p>4.90681681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93082082082082" table:style-name="Default_1">
            <text:p>4.93082082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9548248248248203" table:style-name="Default_1">
            <text:p>4.95482482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4.9788288288288296" table:style-name="Default_1">
            <text:p>4.97882882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00283283283283" table:style-name="Default_1">
            <text:p>5.00283283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0268368368368401" table:style-name="Default_1">
            <text:p>5.02683683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0508408408408396" table:style-name="Default_1">
            <text:p>5.05084084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07484484484484" table:style-name="Default_1">
            <text:p>5.07484484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0988488488488501" table:style-name="Default_1">
            <text:p>5.09884884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1228528528528496" table:style-name="Default_1">
            <text:p>5.12285285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1468568568568598" table:style-name="Default_1">
            <text:p>5.14685685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1708608608608602" table:style-name="Default_1">
            <text:p>5.17086086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1948648648648597" table:style-name="Default_1">
            <text:p>5.19486486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2188688688688698" table:style-name="Default_1">
            <text:p>5.21886886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2428728728728702" table:style-name="Default_1">
            <text:p>5.24287287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2668768768768803" table:style-name="Default_1">
            <text:p>5.26687687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2908808808808798" table:style-name="Default_1">
            <text:p>5.29088088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3148848848848802" table:style-name="Default_1">
            <text:p>5.3148848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3388888888888903" table:style-name="Default_1">
            <text:p>5.33888888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3628928928928898" table:style-name="Default_1">
            <text:p>5.36289289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3868968968969" table:style-name="Default_1">
            <text:p>5.38689689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4109009009009004" table:style-name="Default_1">
            <text:p>5.41090090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4349049049048999" table:style-name="Default_1">
            <text:p>5.43490490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45890890890891" table:style-name="Default_1">
            <text:p>5.45890890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4829129129129104" table:style-name="Default_1">
            <text:p>5.4829129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5069169169169196" table:style-name="Default_1">
            <text:p>5.5069169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53092092092092" table:style-name="Default_1">
            <text:p>5.53092092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5549249249249204" table:style-name="Default_1">
            <text:p>5.55492492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5789289289289297" table:style-name="Default_1">
            <text:p>5.57892892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60293293293293" table:style-name="Default_1">
            <text:p>5.60293293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6269369369369402" table:style-name="Default_1">
            <text:p>5.62693693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6509409409409397" table:style-name="Default_1">
            <text:p>5.65094094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6749449449449401" table:style-name="Default_1">
            <text:p>5.67494494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6989489489489502" table:style-name="Default_1">
            <text:p>5.69894894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7229529529529497" table:style-name="Default_1">
            <text:p>5.72295295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7469569569569598" table:style-name="Default_1">
            <text:p>5.74695695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7709609609609602" table:style-name="Default_1">
            <text:p>5.77096096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7949649649649597" table:style-name="Default_1">
            <text:p>5.79496496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8189689689689699" table:style-name="Default_1">
            <text:p>5.81896896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8429729729729702" table:style-name="Default_1">
            <text:p>5.84297297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8669769769769804" table:style-name="Default_1">
            <text:p>5.86697697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8909809809809799" table:style-name="Default_1">
            <text:p>5.89098098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9149849849849803" table:style-name="Default_1">
            <text:p>5.91498498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9389889889889904" table:style-name="Default_1">
            <text:p>5.93898898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9629929929929899" table:style-name="Default_1">
            <text:p>5.96299299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5.9869969969970001" table:style-name="Default_1">
            <text:p>5.98699699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0110010010010004" table:style-name="Default_1">
            <text:p>6.01100100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0350050050049999" table:style-name="Default_1">
            <text:p>6.03500500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0590090090090101" table:style-name="Default_1">
            <text:p>6.05900900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0830130130130096" table:style-name="Default_1">
            <text:p>6.0830130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1070170170170197" table:style-name="Default_1">
            <text:p>6.1070170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1310210210210201" table:style-name="Default_1">
            <text:p>6.13102102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1550250250250196" table:style-name="Default_1">
            <text:p>6.15502502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1790290290290297" table:style-name="Default_1">
            <text:p>6.179029029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2030330330330301" table:style-name="Default_1">
            <text:p>6.20303303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2270370370370403" table:style-name="Default_1">
            <text:p>6.22703703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2510410410410397" table:style-name="Default_1">
            <text:p>6.25104104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2750450450450401" table:style-name="Default_1">
            <text:p>6.27504504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2990490490490503" table:style-name="Default_1">
            <text:p>6.29904904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3230530530530498" table:style-name="Default_1">
            <text:p>6.32305305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3470570570570599" table:style-name="Default_1">
            <text:p>6.34705705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3710610610610603" table:style-name="Default_1">
            <text:p>6.37106106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3950650650650598" table:style-name="Default_1">
            <text:p>6.39506506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4190690690690699" table:style-name="Default_1">
            <text:p>6.41906906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4430730730730703" table:style-name="Default_1">
            <text:p>6.44307307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4670770770770796" table:style-name="Default_1">
            <text:p>6.46707707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49108108108108" table:style-name="Default_1">
            <text:p>6.49108108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5150850850850803" table:style-name="Default_1">
            <text:p>6.51508508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5390890890890896" table:style-name="Default_1">
            <text:p>6.53908908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56309309309309" table:style-name="Default_1">
            <text:p>6.56309309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5870970970971001" table:style-name="Default_1">
            <text:p>6.58709709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6111011011010996" table:style-name="Default_1">
            <text:p>6.6111011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6351051051051" table:style-name="Default_1">
            <text:p>6.63510510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6591091091091101" table:style-name="Default_1">
            <text:p>6.65910910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6831131131131096" table:style-name="Default_1">
            <text:p>6.6831131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7071171171171198" table:style-name="Default_1">
            <text:p>6.70711711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7311211211211202" table:style-name="Default_1">
            <text:p>6.73112112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7551251251251196" table:style-name="Default_1">
            <text:p>6.75512512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7791291291291298" table:style-name="Default_1">
            <text:p>6.77912912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8031331331331302" table:style-name="Default_1">
            <text:p>6.80313313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8271371371371403" table:style-name="Default_1">
            <text:p>6.82713713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8511411411411398" table:style-name="Default_1">
            <text:p>6.85114114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8751451451451402" table:style-name="Default_1">
            <text:p>6.87514514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8991491491491503" table:style-name="Default_1">
            <text:p>6.89914914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6.9231531531531498" table:style-name="Default_1">
            <text:p>6.92315315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94715715715716" table:style-name="Default_1">
            <text:p>6.94715715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9711611611611604" table:style-name="Default_1">
            <text:p>6.97116116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6.9951651651651598" table:style-name="Default_1">
            <text:p>6.99516516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01916916916917" table:style-name="Default_1">
            <text:p>7.01916916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0431731731731704" table:style-name="Default_1">
            <text:p>7.04317317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0671771771771796" table:style-name="Default_1">
            <text:p>7.06717717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09118118118118" table:style-name="Default_1">
            <text:p>7.09118118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1151851851851804" table:style-name="Default_1">
            <text:p>7.11518518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1391891891891897" table:style-name="Default_1">
            <text:p>7.13918918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16319319319319" table:style-name="Default_1">
            <text:p>7.16319319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1871971971972002" table:style-name="Default_1">
            <text:p>7.18719719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2112012012011997" table:style-name="Default_1">
            <text:p>7.2112012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2352052052052001" table:style-name="Default_1">
            <text:p>7.23520520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2592092092092102" table:style-name="Default_1">
            <text:p>7.25920920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2832132132132097" table:style-name="Default_1">
            <text:p>7.2832132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3072172172172198" table:style-name="Default_1">
            <text:p>7.3072172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3312212212212202" table:style-name="Default_1">
            <text:p>7.33122122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7.3552252252252197" table:style-name="Default_1">
            <text:p>7.35522522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7.3792292292292299" table:style-name="Default_1">
            <text:p>7.379229229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4032332332332302" table:style-name="Default_1">
            <text:p>7.403233233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4272372372372404" table:style-name="Default_1">
            <text:p>7.427237237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4512412412412399" table:style-name="Default_1">
            <text:p>7.451241241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4752452452452403" table:style-name="Default_1">
            <text:p>7.475245245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4992492492492504" table:style-name="Default_1">
            <text:p>7.499249249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5232532532532499" table:style-name="Default_1">
            <text:p>7.523253253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54725725725726" table:style-name="Default_1">
            <text:p>7.547257257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7.5712612612612604" table:style-name="Default_1">
            <text:p>7.571261261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7.5952652652652599" table:style-name="Default_1">
            <text:p>7.59526526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6192692692692701" table:style-name="Default_1">
            <text:p>7.61926926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6432732732732704" table:style-name="Default_1">
            <text:p>7.64327327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6672772772772797" table:style-name="Default_1">
            <text:p>7.66727727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6912812812812801" table:style-name="Default_1">
            <text:p>7.69128128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7152852852852796" table:style-name="Default_1">
            <text:p>7.7152852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7392892892892897" table:style-name="Default_1">
            <text:p>7.7392892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7632932932932901" table:style-name="Default_1">
            <text:p>7.76329329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7872972972973002" table:style-name="Default_1">
            <text:p>7.78729729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8113013013012997" table:style-name="Default_1">
            <text:p>7.81130130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8353053053053001" table:style-name="Default_1">
            <text:p>7.83530530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8593093093093103" table:style-name="Default_1">
            <text:p>7.85930930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8833133133133098" table:style-name="Default_1">
            <text:p>7.8833133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9073173173173199" table:style-name="Default_1">
            <text:p>7.90731731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9313213213213203" table:style-name="Default_1">
            <text:p>7.93132132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9553253253253198" table:style-name="Default_1">
            <text:p>7.95532532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7.9793293293293299" table:style-name="Default_1">
            <text:p>7.97932932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0033333333333303" table:style-name="Default_1">
            <text:p>8.00333333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0273373373373396" table:style-name="Default_1">
            <text:p>8.02733733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0513413413413399" table:style-name="Default_1">
            <text:p>8.05134134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0753453453453403" table:style-name="Default_1">
            <text:p>8.07534534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0993493493493496" table:style-name="Default_1">
            <text:p>8.09934934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12335335335335" table:style-name="Default_1">
            <text:p>8.12335335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1473573573573592" table:style-name="Default_1">
            <text:p>8.14735735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1713613613613596" table:style-name="Default_1">
            <text:p>8.17136136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19536536536536" table:style-name="Default_1">
            <text:p>8.19536536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2193693693693692" table:style-name="Default_1">
            <text:p>8.21936936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2433733733733696" table:style-name="Default_1">
            <text:p>8.24337337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2673773773773807" table:style-name="Default_1">
            <text:p>8.26737737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2913813813813793" table:style-name="Default_1">
            <text:p>8.29138138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3153853853853903" table:style-name="Default_1">
            <text:p>8.3153853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3393893893893907" table:style-name="Default_1">
            <text:p>8.3393893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3633933933933893" table:style-name="Default_1">
            <text:p>8.36339339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3873973973974003" table:style-name="Default_1">
            <text:p>8.38739739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4114014014014007" table:style-name="Default_1">
            <text:p>8.41140140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43540540540541" table:style-name="Default_1">
            <text:p>8.43540540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4594094094094103" table:style-name="Default_1">
            <text:p>8.45940940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4834134134134107" table:style-name="Default_1">
            <text:p>8.4834134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50741741741742" table:style-name="Default_1">
            <text:p>8.507417417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5314214214214203" table:style-name="Default_1">
            <text:p>8.53142142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5554254254254207" table:style-name="Default_1">
            <text:p>8.55542542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57942942942943" table:style-name="Default_1">
            <text:p>8.57942942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6034334334334304" table:style-name="Default_1">
            <text:p>8.60343343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6274374374374396" table:style-name="Default_1">
            <text:p>8.627437437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65144144144144" table:style-name="Default_1">
            <text:p>8.65144144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6754454454454404" table:style-name="Default_1">
            <text:p>8.67544544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6994494494494496" table:style-name="Default_1">
            <text:p>8.69944944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72345345345345" table:style-name="Default_1">
            <text:p>8.72345345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7474574574574593" table:style-name="Default_1">
            <text:p>8.747457457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8.7714614614614597" table:style-name="Default_1">
            <text:p>8.77146146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79546546546546" table:style-name="Default_1">
            <text:p>8.79546546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8194694694694693" table:style-name="Default_1">
            <text:p>8.81946946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8434734734734697" table:style-name="Default_1">
            <text:p>8.84347347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8674774774774807" table:style-name="Default_1">
            <text:p>8.86747747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8914814814814793" table:style-name="Default_1">
            <text:p>8.89148148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9154854854854797" table:style-name="Default_1">
            <text:p>8.91548548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9394894894894907" table:style-name="Default_1">
            <text:p>8.93948948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9634934934934893" table:style-name="Default_1">
            <text:p>8.96349349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8.9874974974975004" table:style-name="Default_1">
            <text:p>8.98749749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0115015015015008" table:style-name="Default_1">
            <text:p>9.01150150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03550550550551" table:style-name="Default_1">
            <text:p>9.03550550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0595095095095104" table:style-name="Default_1">
            <text:p>9.0595095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0835135135135108" table:style-name="Default_1">
            <text:p>9.0835135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10751751751752" table:style-name="Default_1">
            <text:p>9.10751751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1315215215215204" table:style-name="Default_1">
            <text:p>9.1315215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1555255255255208" table:style-name="Default_1">
            <text:p>9.1555255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1795295295295301" table:style-name="Default_1">
            <text:p>9.1795295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2035335335335304" table:style-name="Default_1">
            <text:p>9.20353353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2275375375375397" table:style-name="Default_1">
            <text:p>9.22753753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2515415415415401" table:style-name="Default_1">
            <text:p>9.25154154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2755455455455404" table:style-name="Default_1">
            <text:p>9.27554554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2995495495495497" table:style-name="Default_1">
            <text:p>9.2995495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3235535535535501" table:style-name="Default_1">
            <text:p>9.32355355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3475575575575593" table:style-name="Default_1">
            <text:p>9.34755755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3715615615615597" table:style-name="Default_1">
            <text:p>9.37156156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3955655655655601" table:style-name="Default_1">
            <text:p>9.39556556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4195695695695694" table:style-name="Default_1">
            <text:p>9.4195695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4435735735735697" table:style-name="Default_1">
            <text:p>9.44357357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4675775775775808" table:style-name="Default_1">
            <text:p>9.46757757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9.4915815815815794" table:style-name="Default_1">
            <text:p>9.49158158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5155855855855798" table:style-name="Default_1">
            <text:p>9.51558558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5395895895895908" table:style-name="Default_1">
            <text:p>9.53958959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5635935935935894" table:style-name="Default_1">
            <text:p>9.563593594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5875975975976004" table:style-name="Default_1">
            <text:p>9.587597598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6116016016016008" table:style-name="Default_1">
            <text:p>9.61160160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6356056056056101" table:style-name="Default_1">
            <text:p>9.63560560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6596096096096105" table:style-name="Default_1">
            <text:p>9.6596096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6836136136136108" table:style-name="Default_1">
            <text:p>9.6836136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7076176176176201" table:style-name="Default_1">
            <text:p>9.70761761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7316216216216205" table:style-name="Default_1">
            <text:p>9.73162162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7556256256256209" table:style-name="Default_1">
            <text:p>9.75562562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7796296296296301" table:style-name="Default_1">
            <text:p>9.7796296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8036336336336305" table:style-name="Default_1">
            <text:p>9.80363363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8276376376376398" table:style-name="Default_1">
            <text:p>9.82763763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8516416416416401" table:style-name="Default_1">
            <text:p>9.85164164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8756456456456405" table:style-name="Default_1">
            <text:p>9.87564564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8996496496496498" table:style-name="Default_1">
            <text:p>9.8996496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9236536536536502" table:style-name="Default_1">
            <text:p>9.92365365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9476576576576594" table:style-name="Default_1">
            <text:p>9.94765765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9716616616616598" table:style-name="Default_1">
            <text:p>9.97166166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9.9956656656656602" table:style-name="Default_1">
            <text:p>9.99566566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0196696696697" table:style-name="Default_1">
            <text:p>10.0196696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0436736736737" table:style-name="Default_1">
            <text:p>10.0436736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676776776777" table:style-name="Default_1">
            <text:p>10.0676776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091681681681701" table:style-name="Default_1">
            <text:p>10.0916816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115685685685699" table:style-name="Default_1">
            <text:p>10.1156856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1396896896897" table:style-name="Default_1">
            <text:p>10.1396896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1636936936937" table:style-name="Default_1">
            <text:p>10.1636936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187697697697701" table:style-name="Default_1">
            <text:p>10.187697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211701701701701" table:style-name="Default_1">
            <text:p>10.211701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235705705705699" table:style-name="Default_1">
            <text:p>10.2357057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2597097097097" table:style-name="Default_1">
            <text:p>10.2597097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2837137137137" table:style-name="Default_1">
            <text:p>10.2837137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307717717717701" table:style-name="Default_1">
            <text:p>10.30771772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10.331721721721699" table:style-name="Default_1">
            <text:p>10.33172172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1"/>
        </table:table-row>
        <table:table-row table:style-name="ro1">
          <table:table-cell office:value-type="float" office:value="10.3557257257257" table:style-name="Default_1">
            <text:p>10.3557257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3797297297297" table:style-name="Default_1">
            <text:p>10.3797297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037337337337" table:style-name="Default_1">
            <text:p>10.4037337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27737737737701" table:style-name="Default_1">
            <text:p>10.4277377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51741741741699" table:style-name="Default_1">
            <text:p>10.4517417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757457457457" table:style-name="Default_1">
            <text:p>10.4757457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997497497497" table:style-name="Default_1">
            <text:p>10.4997497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237537537538" table:style-name="Default_1">
            <text:p>10.5237537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477577577578" table:style-name="Default_1">
            <text:p>10.5477577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71761761761801" table:style-name="Default_1">
            <text:p>10.5717617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95765765765799" table:style-name="Default_1">
            <text:p>10.5957657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6197697697698" table:style-name="Default_1">
            <text:p>10.6197697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6437737737738" table:style-name="Default_1">
            <text:p>10.6437737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677777777778" table:style-name="Default_1">
            <text:p>10.6677777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91781781781801" table:style-name="Default_1">
            <text:p>10.6917817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15785785785799" table:style-name="Default_1">
            <text:p>10.7157857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397897897898" table:style-name="Default_1">
            <text:p>10.7397897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637937937938" table:style-name="Default_1">
            <text:p>10.7637937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87797797797801" table:style-name="Default_1">
            <text:p>10.787797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11801801801799" table:style-name="Default_1">
            <text:p>10.811801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358058058058" table:style-name="Default_1">
            <text:p>10.8358058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598098098098" table:style-name="Default_1">
            <text:p>10.8598098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838138138138" table:style-name="Default_1">
            <text:p>10.8838138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07817817817801" table:style-name="Default_1">
            <text:p>10.9078178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31821821821799" table:style-name="Default_1">
            <text:p>10.9318218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558258258258" table:style-name="Default_1">
            <text:p>10.9558258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798298298298" table:style-name="Default_1">
            <text:p>10.9798298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038338338338" table:style-name="Default_1">
            <text:p>11.0038338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27837837837801" table:style-name="Default_1">
            <text:p>11.0278378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51841841841799" table:style-name="Default_1">
            <text:p>11.0518418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758458458458" table:style-name="Default_1">
            <text:p>11.0758458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998498498498" table:style-name="Default_1">
            <text:p>11.0998498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238538538539" table:style-name="Default_1">
            <text:p>11.1238538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478578578579" table:style-name="Default_1">
            <text:p>11.1478578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71861861861901" table:style-name="Default_1">
            <text:p>11.1718618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95865865865899" table:style-name="Default_1">
            <text:p>11.1958658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198698698699" table:style-name="Default_1">
            <text:p>11.2198698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438738738739" table:style-name="Default_1">
            <text:p>11.2438738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67877877877901" table:style-name="Default_1">
            <text:p>11.2678778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91881881881899" table:style-name="Default_1">
            <text:p>11.2918818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15885885885899" table:style-name="Default_1">
            <text:p>11.3158858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398898898899" table:style-name="Default_1">
            <text:p>11.3398898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638938938939" table:style-name="Default_1">
            <text:p>11.3638938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87897897897901" table:style-name="Default_1">
            <text:p>11.387897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11901901901899" table:style-name="Default_1">
            <text:p>11.411901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359059059059" table:style-name="Default_1">
            <text:p>11.4359059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599099099099" table:style-name="Default_1">
            <text:p>11.4599099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839139139139" table:style-name="Default_1">
            <text:p>11.4839139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07917917917901" table:style-name="Default_1">
            <text:p>11.5079179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31921921921899" table:style-name="Default_1">
            <text:p>11.5319219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559259259259" table:style-name="Default_1">
            <text:p>11.5559259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799299299299" table:style-name="Default_1">
            <text:p>11.5799299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6039339339339" table:style-name="Default_1">
            <text:p>11.6039339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1.627937937937901" table:style-name="Default_1">
            <text:p>11.6279379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51941941941899" table:style-name="Default_1">
            <text:p>11.6519419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759459459459" table:style-name="Default_1">
            <text:p>11.6759459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999499499499" table:style-name="Default_1">
            <text:p>11.6999499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23953953954" table:style-name="Default_1">
            <text:p>11.7239539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47957957958" table:style-name="Default_1">
            <text:p>11.7479579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71961961962001" table:style-name="Default_1">
            <text:p>11.7719619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95965965965999" table:style-name="Default_1">
            <text:p>11.7959659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1996996997" table:style-name="Default_1">
            <text:p>11.8199699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43973973974" table:style-name="Default_1">
            <text:p>11.8439739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67977977978001" table:style-name="Default_1">
            <text:p>11.867977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91981981981999" table:style-name="Default_1">
            <text:p>11.891981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15985985986" table:style-name="Default_1">
            <text:p>11.9159859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3998998999" table:style-name="Default_1">
            <text:p>11.9399899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63993993994" table:style-name="Default_1">
            <text:p>11.9639939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87997997998001" table:style-name="Default_1">
            <text:p>11.98799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12002002001999" table:style-name="Default_1">
            <text:p>12.0120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36006006006" table:style-name="Default_1">
            <text:p>12.036006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6001001001" table:style-name="Default_1">
            <text:p>12.060010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84014014014" table:style-name="Default_1">
            <text:p>12.084014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08018018018001" table:style-name="Default_1">
            <text:p>12.108018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32022022021999" table:style-name="Default_1">
            <text:p>12.132022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56026026026" table:style-name="Default_1">
            <text:p>12.1560260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8003003003" table:style-name="Default_1">
            <text:p>12.1800300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04034034034001" table:style-name="Default_1">
            <text:p>12.2040340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28038038037999" table:style-name="Default_1">
            <text:p>12.2280380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52042042042" table:style-name="Default_1">
            <text:p>12.2520420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76046046046" table:style-name="Default_1">
            <text:p>12.2760460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0005005005" table:style-name="Default_1">
            <text:p>12.3000500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240540540541" table:style-name="Default_1">
            <text:p>12.3240540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48058058058101" table:style-name="Default_1">
            <text:p>12.3480580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72062062062099" table:style-name="Default_1">
            <text:p>12.3720620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960660660661" table:style-name="Default_1">
            <text:p>12.3960660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200700700701" table:style-name="Default_1">
            <text:p>12.4200700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440740740741" table:style-name="Default_1">
            <text:p>12.4440740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68078078078101" table:style-name="Default_1">
            <text:p>12.4680780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92082082082099" table:style-name="Default_1">
            <text:p>12.4920820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160860860861" table:style-name="Default_1">
            <text:p>12.5160860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400900900901" table:style-name="Default_1">
            <text:p>12.5400900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640940940941" table:style-name="Default_1">
            <text:p>12.5640940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88098098098101" table:style-name="Default_1">
            <text:p>12.588098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12102102102099" table:style-name="Default_1">
            <text:p>12.612102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361061061061" table:style-name="Default_1">
            <text:p>12.636106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6601101101101" table:style-name="Default_1">
            <text:p>12.660110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684114114114101" table:style-name="Default_1">
            <text:p>12.684114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708118118118101" table:style-name="Default_1">
            <text:p>12.708118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732122122122099" table:style-name="Default_1">
            <text:p>12.732122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7561261261261" table:style-name="Default_1">
            <text:p>12.756126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7801301301301" table:style-name="Default_1">
            <text:p>12.780130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804134134134101" table:style-name="Default_1">
            <text:p>12.804134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828138138138099" table:style-name="Default_1">
            <text:p>12.828138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1"/>
        </table:table-row>
        <table:table-row table:style-name="ro1">
          <table:table-cell office:value-type="float" office:value="12.8521421421421" table:style-name="Default_1">
            <text:p>12.852142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761461461461" table:style-name="Default_1">
            <text:p>12.876146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001501501501" table:style-name="Default_1">
            <text:p>12.900150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241541541542" table:style-name="Default_1">
            <text:p>12.924154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48158158158201" table:style-name="Default_1">
            <text:p>12.948158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72162162162199" table:style-name="Default_1">
            <text:p>12.972162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961661661662" table:style-name="Default_1">
            <text:p>12.996166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201701701702" table:style-name="Default_1">
            <text:p>13.020170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441741741742" table:style-name="Default_1">
            <text:p>13.044174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68178178178201" table:style-name="Default_1">
            <text:p>13.0681781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92182182182199" table:style-name="Default_1">
            <text:p>13.0921821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161861861862" table:style-name="Default_1">
            <text:p>13.1161861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401901901902" table:style-name="Default_1">
            <text:p>13.1401901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641941941942" table:style-name="Default_1">
            <text:p>13.1641941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88198198198201" table:style-name="Default_1">
            <text:p>13.188198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12202202202199" table:style-name="Default_1">
            <text:p>13.212202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362062062062" table:style-name="Default_1">
            <text:p>13.2362062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602102102102" table:style-name="Default_1">
            <text:p>13.2602102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84214214214201" table:style-name="Default_1">
            <text:p>13.2842142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08218218218199" table:style-name="Default_1">
            <text:p>13.308218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322222222222" table:style-name="Default_1">
            <text:p>13.332222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562262262262" table:style-name="Default_1">
            <text:p>13.356226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802302302302" table:style-name="Default_1">
            <text:p>13.380230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04234234234201" table:style-name="Default_1">
            <text:p>13.404234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28238238238199" table:style-name="Default_1">
            <text:p>13.4282382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522422422422" table:style-name="Default_1">
            <text:p>13.4522422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762462462462" table:style-name="Default_1">
            <text:p>13.4762462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002502502502" table:style-name="Default_1">
            <text:p>13.5002502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242542542543" table:style-name="Default_1">
            <text:p>13.5242542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48258258258301" table:style-name="Default_1">
            <text:p>13.548258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72262262262299" table:style-name="Default_1">
            <text:p>13.572262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962662662663" table:style-name="Default_1">
            <text:p>13.5962662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202702702703" table:style-name="Default_1">
            <text:p>13.6202702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442742742743" table:style-name="Default_1">
            <text:p>13.6442742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68278278278301" table:style-name="Default_1">
            <text:p>13.6682782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92282282282299" table:style-name="Default_1">
            <text:p>13.6922822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162862862863" table:style-name="Default_1">
            <text:p>13.7162862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402902902903" table:style-name="Default_1">
            <text:p>13.7402902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64294294294301" table:style-name="Default_1">
            <text:p>13.7642942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88298298298299" table:style-name="Default_1">
            <text:p>13.788298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12302302302299" table:style-name="Default_1">
            <text:p>13.81230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363063063063" table:style-name="Default_1">
            <text:p>13.8363063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603103103103" table:style-name="Default_1">
            <text:p>13.8603103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84314314314301" table:style-name="Default_1">
            <text:p>13.8843143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08318318318299" table:style-name="Default_1">
            <text:p>13.908318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323223223223" table:style-name="Default_1">
            <text:p>13.932322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563263263263" table:style-name="Default_1">
            <text:p>13.956326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803303303303" table:style-name="Default_1">
            <text:p>13.980330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04334334334301" table:style-name="Default_1">
            <text:p>14.004334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28338338338299" table:style-name="Default_1">
            <text:p>14.0283383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523423423423" table:style-name="Default_1">
            <text:p>14.0523423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763463463463" table:style-name="Default_1">
            <text:p>14.0763463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003503503503" table:style-name="Default_1">
            <text:p>14.1003503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243543543544" table:style-name="Default_1">
            <text:p>14.1243543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48358358358401" table:style-name="Default_1">
            <text:p>14.1483583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72362362362399" table:style-name="Default_1">
            <text:p>14.1723623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963663663664" table:style-name="Default_1">
            <text:p>14.1963663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203703703704" table:style-name="Default_1">
            <text:p>14.2203703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443743743744" table:style-name="Default_1">
            <text:p>14.2443743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68378378378401" table:style-name="Default_1">
            <text:p>14.2683783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92382382382399" table:style-name="Default_1">
            <text:p>14.2923823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163863863864" table:style-name="Default_1">
            <text:p>14.3163863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403903903904" table:style-name="Default_1">
            <text:p>14.3403903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64394394394401" table:style-name="Default_1">
            <text:p>14.3643943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88398398398399" table:style-name="Default_1">
            <text:p>14.388398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124024024024" table:style-name="Default_1">
            <text:p>14.412402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364064064064" table:style-name="Default_1">
            <text:p>14.4364064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604104104104" table:style-name="Default_1">
            <text:p>14.4604104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84414414414401" table:style-name="Default_1">
            <text:p>14.4844144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08418418418399" table:style-name="Default_1">
            <text:p>14.5084184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324224224224" table:style-name="Default_1">
            <text:p>14.5324224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564264264264" table:style-name="Default_1">
            <text:p>14.5564264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804304304304" table:style-name="Default_1">
            <text:p>14.5804304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04434434434401" table:style-name="Default_1">
            <text:p>14.6044344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28438438438399" table:style-name="Default_1">
            <text:p>14.6284384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524424424424" table:style-name="Default_1">
            <text:p>14.6524424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764464464464" table:style-name="Default_1">
            <text:p>14.6764464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00450450450401" table:style-name="Default_1">
            <text:p>14.7004504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244544544545" table:style-name="Default_1">
            <text:p>14.7244544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48458458458501" table:style-name="Default_1">
            <text:p>14.7484584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72462462462499" table:style-name="Default_1">
            <text:p>14.7724624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964664664665" table:style-name="Default_1">
            <text:p>14.7964664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204704704705" table:style-name="Default_1">
            <text:p>14.8204704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44474474474501" table:style-name="Default_1">
            <text:p>14.8444744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68478478478499" table:style-name="Default_1">
            <text:p>14.8684784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924824824825" table:style-name="Default_1">
            <text:p>14.8924824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164864864865" table:style-name="Default_1">
            <text:p>14.9164864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404904904905" table:style-name="Default_1">
            <text:p>14.9404904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64494494494501" table:style-name="Default_1">
            <text:p>14.9644944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88498498498499" table:style-name="Default_1">
            <text:p>14.98849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125025025025" table:style-name="Default_1">
            <text:p>15.012502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365065065065" table:style-name="Default_1">
            <text:p>15.0365065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605105105105" table:style-name="Default_1">
            <text:p>15.0605105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84514514514501" table:style-name="Default_1">
            <text:p>15.0845145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08518518518499" table:style-name="Default_1">
            <text:p>15.1085185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325225225225" table:style-name="Default_1">
            <text:p>15.1325225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565265265265" table:style-name="Default_1">
            <text:p>15.1565265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805305305305" table:style-name="Default_1">
            <text:p>15.1805305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04534534534501" table:style-name="Default_1">
            <text:p>15.2045345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28538538538499" table:style-name="Default_1">
            <text:p>15.2285385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525425425425" table:style-name="Default_1">
            <text:p>15.2525425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765465465465" table:style-name="Default_1">
            <text:p>15.2765465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00550550550501" table:style-name="Default_1">
            <text:p>15.3005505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245545545546" table:style-name="Default_1">
            <text:p>15.3245545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48558558558601" table:style-name="Default_1">
            <text:p>15.3485585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72562562562599" table:style-name="Default_1">
            <text:p>15.3725625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965665665666" table:style-name="Default_1">
            <text:p>15.3965665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205705705706" table:style-name="Default_1">
            <text:p>15.4205705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44574574574601" table:style-name="Default_1">
            <text:p>15.4445745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68578578578599" table:style-name="Default_1">
            <text:p>15.4685785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925825825826" table:style-name="Default_1">
            <text:p>15.4925825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165865865866" table:style-name="Default_1">
            <text:p>15.5165865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405905905906" table:style-name="Default_1">
            <text:p>15.5405905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64594594594601" table:style-name="Default_1">
            <text:p>15.5645945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88598598598599" table:style-name="Default_1">
            <text:p>15.588598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126026026026" table:style-name="Default_1">
            <text:p>15.612602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366066066066" table:style-name="Default_1">
            <text:p>15.6366066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606106106106" table:style-name="Default_1">
            <text:p>15.6606106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84614614614601" table:style-name="Default_1">
            <text:p>15.6846146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08618618618599" table:style-name="Default_1">
            <text:p>15.7086186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326226226226" table:style-name="Default_1">
            <text:p>15.7326226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566266266266" table:style-name="Default_1">
            <text:p>15.7566266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80630630630601" table:style-name="Default_1">
            <text:p>15.7806306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04634634634599" table:style-name="Default_1">
            <text:p>15.8046346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286386386386" table:style-name="Default_1">
            <text:p>15.8286386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526426426426" table:style-name="Default_1">
            <text:p>15.8526426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766466466466" table:style-name="Default_1">
            <text:p>15.8766466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00650650650601" table:style-name="Default_1">
            <text:p>15.9006506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24654654654701" table:style-name="Default_1">
            <text:p>15.9246546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48658658658699" table:style-name="Default_1">
            <text:p>15.9486586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726626626627" table:style-name="Default_1">
            <text:p>15.9726626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966666666667" table:style-name="Default_1">
            <text:p>15.9966666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206706706707" table:style-name="Default_1">
            <text:p>16.0206706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44674674674699" table:style-name="Default_1">
            <text:p>16.0446746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68678678678701" table:style-name="Default_1">
            <text:p>16.0686786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926826826827" table:style-name="Default_1">
            <text:p>16.0926826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16686686686698" table:style-name="Default_1">
            <text:p>16.1166866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406906906907" table:style-name="Default_1">
            <text:p>16.1406906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64694694694699" table:style-name="Default_1">
            <text:p>16.1646946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88698698698701" table:style-name="Default_1">
            <text:p>16.188698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2127027027027" table:style-name="Default_1">
            <text:p>16.212702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236706706706698" table:style-name="Default_1">
            <text:p>16.2367067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260710710710701" table:style-name="Default_1">
            <text:p>16.2607107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284714714714699" table:style-name="Default_1">
            <text:p>16.2847147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08718718718701" table:style-name="Default_1">
            <text:p>16.3087187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327227227227" table:style-name="Default_1">
            <text:p>16.3327227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56726726726698" table:style-name="Default_1">
            <text:p>16.3567267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80730730730701" table:style-name="Default_1">
            <text:p>16.3807307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04734734734699" table:style-name="Default_1">
            <text:p>16.4047347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28738738738701" table:style-name="Default_1">
            <text:p>16.4287387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527427427427" table:style-name="Default_1">
            <text:p>16.4527427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76746746746699" table:style-name="Default_1">
            <text:p>16.4767467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007507507508" table:style-name="Default_1">
            <text:p>16.5007507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24754754754799" table:style-name="Default_1">
            <text:p>16.5247547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48758758758801" table:style-name="Default_1">
            <text:p>16.5487587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727627627628" table:style-name="Default_1">
            <text:p>16.5727627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96766766766802" table:style-name="Default_1">
            <text:p>16.5967667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207707707708" table:style-name="Default_1">
            <text:p>16.6207707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44774774774799" table:style-name="Default_1">
            <text:p>16.6447747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68778778778801" table:style-name="Default_1">
            <text:p>16.6687787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927827827828" table:style-name="Default_1">
            <text:p>16.6927827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16786786786798" table:style-name="Default_1">
            <text:p>16.7167867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407907907908" table:style-name="Default_1">
            <text:p>16.7407907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64794794794799" table:style-name="Default_1">
            <text:p>16.7647947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88798798798801" table:style-name="Default_1">
            <text:p>16.788798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128028028028" table:style-name="Default_1">
            <text:p>16.812802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36806806806798" table:style-name="Default_1">
            <text:p>16.8368068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60810810810801" table:style-name="Default_1">
            <text:p>16.8608108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84814814814799" table:style-name="Default_1">
            <text:p>16.8848148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08818818818801" table:style-name="Default_1">
            <text:p>16.9088188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328228228228" table:style-name="Default_1">
            <text:p>16.9328228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56826826826799" table:style-name="Default_1">
            <text:p>16.9568268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80830830830801" table:style-name="Default_1">
            <text:p>16.9808308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04834834834799" table:style-name="Default_1">
            <text:p>17.0048348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28838838838801" table:style-name="Default_1">
            <text:p>17.0288388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528428428428" table:style-name="Default_1">
            <text:p>17.0528428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76846846846799" table:style-name="Default_1">
            <text:p>17.076846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008508508509" table:style-name="Default_1">
            <text:p>17.100850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24854854854899" table:style-name="Default_1">
            <text:p>17.1248548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48858858858901" table:style-name="Default_1">
            <text:p>17.1488588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728628628629" table:style-name="Default_1">
            <text:p>17.1728628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96866866866898" table:style-name="Default_1">
            <text:p>17.1968668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208708708709" table:style-name="Default_1">
            <text:p>17.2208708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44874874874899" table:style-name="Default_1">
            <text:p>17.2448748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68878878878901" table:style-name="Default_1">
            <text:p>17.2688788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928828828829" table:style-name="Default_1">
            <text:p>17.2928828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16886886886898" table:style-name="Default_1">
            <text:p>17.316886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40890890890901" table:style-name="Default_1">
            <text:p>17.340890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64894894894899" table:style-name="Default_1">
            <text:p>17.364894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88898898898901" table:style-name="Default_1">
            <text:p>17.388898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129029029029" table:style-name="Default_1">
            <text:p>17.412902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36906906906898" table:style-name="Default_1">
            <text:p>17.4369069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60910910910901" table:style-name="Default_1">
            <text:p>17.4609109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84914914914899" table:style-name="Default_1">
            <text:p>17.4849149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08918918918901" table:style-name="Default_1">
            <text:p>17.5089189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329229229229" table:style-name="Default_1">
            <text:p>17.5329229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56926926926899" table:style-name="Default_1">
            <text:p>17.5569269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80930930930901" table:style-name="Default_1">
            <text:p>17.5809309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04934934934899" table:style-name="Default_1">
            <text:p>17.6049349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28938938938902" table:style-name="Default_1">
            <text:p>17.6289389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529429429429" table:style-name="Default_1">
            <text:p>17.6529429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76946946946899" table:style-name="Default_1">
            <text:p>17.6769469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00950950951" table:style-name="Default_1">
            <text:p>17.7009509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24954954954999" table:style-name="Default_1">
            <text:p>17.7249549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48958958959001" table:style-name="Default_1">
            <text:p>17.7489589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72962962963" table:style-name="Default_1">
            <text:p>17.7729629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96966966966998" table:style-name="Default_1">
            <text:p>17.7969669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20970970971" table:style-name="Default_1">
            <text:p>17.8209709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44974974974999" table:style-name="Default_1">
            <text:p>17.8449749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68978978979001" table:style-name="Default_1">
            <text:p>17.8689789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92982982983" table:style-name="Default_1">
            <text:p>17.8929829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16986986986998" table:style-name="Default_1">
            <text:p>17.9169869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40990990991001" table:style-name="Default_1">
            <text:p>17.9409909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64994994994999" table:style-name="Default_1">
            <text:p>17.9649949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88998998999001" table:style-name="Default_1">
            <text:p>17.98899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13003003003" table:style-name="Default_1">
            <text:p>18.01300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37007007006999" table:style-name="Default_1">
            <text:p>18.0370070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61011011011001" table:style-name="Default_1">
            <text:p>18.0610110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85015015014999" table:style-name="Default_1">
            <text:p>18.085015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09019019019001" table:style-name="Default_1">
            <text:p>18.109019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33023023023" table:style-name="Default_1">
            <text:p>18.133023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57027027026999" table:style-name="Default_1">
            <text:p>18.1570270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81031031031001" table:style-name="Default_1">
            <text:p>18.1810310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05035035034999" table:style-name="Default_1">
            <text:p>18.2050350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29039039039002" table:style-name="Default_1">
            <text:p>18.2290390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53043043043" table:style-name="Default_1">
            <text:p>18.2530430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77047047046999" table:style-name="Default_1">
            <text:p>18.2770470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010510510511" table:style-name="Default_1">
            <text:p>18.3010510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25055055055099" table:style-name="Default_1">
            <text:p>18.3250550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49059059059101" table:style-name="Default_1">
            <text:p>18.3490590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730630630631" table:style-name="Default_1">
            <text:p>18.3730630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97067067067098" table:style-name="Default_1">
            <text:p>18.3970670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21071071071101" table:style-name="Default_1">
            <text:p>18.4210710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45075075075099" table:style-name="Default_1">
            <text:p>18.4450750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69079079079101" table:style-name="Default_1">
            <text:p>18.4690790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930830830831" table:style-name="Default_1">
            <text:p>18.4930830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17087087087098" table:style-name="Default_1">
            <text:p>18.5170870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41091091091101" table:style-name="Default_1">
            <text:p>18.5410910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65095095095099" table:style-name="Default_1">
            <text:p>18.565095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89099099099101" table:style-name="Default_1">
            <text:p>18.589099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131031031031" table:style-name="Default_1">
            <text:p>18.613103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37107107107099" table:style-name="Default_1">
            <text:p>18.637107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61111111111101" table:style-name="Default_1">
            <text:p>18.661111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85115115115099" table:style-name="Default_1">
            <text:p>18.685115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09119119119102" table:style-name="Default_1">
            <text:p>18.709119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331231231231" table:style-name="Default_1">
            <text:p>18.733123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57127127127099" table:style-name="Default_1">
            <text:p>18.757127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81131131131101" table:style-name="Default_1">
            <text:p>18.781131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05135135135099" table:style-name="Default_1">
            <text:p>18.805135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29139139139102" table:style-name="Default_1">
            <text:p>18.829139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531431431431" table:style-name="Default_1">
            <text:p>18.853143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77147147147099" table:style-name="Default_1">
            <text:p>18.877147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011511511512" table:style-name="Default_1">
            <text:p>18.901151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25155155155199" table:style-name="Default_1">
            <text:p>18.925155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49159159159201" table:style-name="Default_1">
            <text:p>18.949159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731631631632" table:style-name="Default_1">
            <text:p>18.973163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97167167167198" table:style-name="Default_1">
            <text:p>18.9971671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21171171171201" table:style-name="Default_1">
            <text:p>19.0211711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45175175175199" table:style-name="Default_1">
            <text:p>19.0451751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69179179179201" table:style-name="Default_1">
            <text:p>19.0691791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931831831832" table:style-name="Default_1">
            <text:p>19.0931831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17187187187199" table:style-name="Default_1">
            <text:p>19.1171871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41191191191201" table:style-name="Default_1">
            <text:p>19.1411911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65195195195199" table:style-name="Default_1">
            <text:p>19.165195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89199199199201" table:style-name="Default_1">
            <text:p>19.189199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132032032032" table:style-name="Default_1">
            <text:p>19.21320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37207207207199" table:style-name="Default_1">
            <text:p>19.2372072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61211211211201" table:style-name="Default_1">
            <text:p>19.2612112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85215215215199" table:style-name="Default_1">
            <text:p>19.285215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09219219219202" table:style-name="Default_1">
            <text:p>19.309219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332232232232" table:style-name="Default_1">
            <text:p>19.3332232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57227227227199" table:style-name="Default_1">
            <text:p>19.357227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81231231231201" table:style-name="Default_1">
            <text:p>19.3812312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052352352352" table:style-name="Default_1">
            <text:p>19.4052352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29239239239202" table:style-name="Default_1">
            <text:p>19.4292392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532432432432" table:style-name="Default_1">
            <text:p>19.4532432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77247247247199" table:style-name="Default_1">
            <text:p>19.4772472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01251251251301" table:style-name="Default_1">
            <text:p>19.5012512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25255255255299" table:style-name="Default_1">
            <text:p>19.525255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49259259259301" table:style-name="Default_1">
            <text:p>19.549259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732632632633" table:style-name="Default_1">
            <text:p>19.5732632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97267267267299" table:style-name="Default_1">
            <text:p>19.5972672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21271271271301" table:style-name="Default_1">
            <text:p>19.6212712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45275275275299" table:style-name="Default_1">
            <text:p>19.6452752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69279279279301" table:style-name="Default_1">
            <text:p>19.6692792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932832832833" table:style-name="Default_1">
            <text:p>19.6932832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17287287287299" table:style-name="Default_1">
            <text:p>19.7172872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41291291291301" table:style-name="Default_1">
            <text:p>19.7412912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65295295295299" table:style-name="Default_1">
            <text:p>19.765295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89299299299302" table:style-name="Default_1">
            <text:p>19.789299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133033033033" table:style-name="Default_1">
            <text:p>19.81330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37307307307299" table:style-name="Default_1">
            <text:p>19.8373073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61311311311301" table:style-name="Default_1">
            <text:p>19.8613113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853153153153" table:style-name="Default_1">
            <text:p>19.885315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09319319319302" table:style-name="Default_1">
            <text:p>19.909319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333233233233" table:style-name="Default_1">
            <text:p>19.9333233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57327327327299" table:style-name="Default_1">
            <text:p>19.957327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81331331331301" table:style-name="Default_1">
            <text:p>19.9813313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053353353353" table:style-name="Default_1">
            <text:p>20.0053353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29339339339302" table:style-name="Default_1">
            <text:p>20.0293393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533433433433" table:style-name="Default_1">
            <text:p>20.0533433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77347347347299" table:style-name="Default_1">
            <text:p>20.0773473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01351351351401" table:style-name="Default_1">
            <text:p>20.1013513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25355355355399" table:style-name="Default_1">
            <text:p>20.1253553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49359359359401" table:style-name="Default_1">
            <text:p>20.1493593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733633633634" table:style-name="Default_1">
            <text:p>20.1733633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97367367367399" table:style-name="Default_1">
            <text:p>20.1973673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21371371371401" table:style-name="Default_1">
            <text:p>20.2213713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45375375375399" table:style-name="Default_1">
            <text:p>20.2453753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69379379379401" table:style-name="Default_1">
            <text:p>20.2693793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933833833834" table:style-name="Default_1">
            <text:p>20.2933833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17387387387399" table:style-name="Default_1">
            <text:p>20.3173873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41391391391401" table:style-name="Default_1">
            <text:p>20.3413913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65395395395399" table:style-name="Default_1">
            <text:p>20.365395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89399399399402" table:style-name="Default_1">
            <text:p>20.389399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134034034034" table:style-name="Default_1">
            <text:p>20.413403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37407407407399" table:style-name="Default_1">
            <text:p>20.4374074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61411411411401" table:style-name="Default_1">
            <text:p>20.4614114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854154154154" table:style-name="Default_1">
            <text:p>20.4854154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09419419419402" table:style-name="Default_1">
            <text:p>20.5094194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334234234234" table:style-name="Default_1">
            <text:p>20.5334234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57427427427399" table:style-name="Default_1">
            <text:p>20.5574274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81431431431401" table:style-name="Default_1">
            <text:p>20.5814314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054354354354" table:style-name="Default_1">
            <text:p>20.6054354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29439439439398" table:style-name="Default_1">
            <text:p>20.6294394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534434434434" table:style-name="Default_1">
            <text:p>20.6534434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77447447447399" table:style-name="Default_1">
            <text:p>20.6774474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01451451451501" table:style-name="Default_1">
            <text:p>20.7014514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25455455455499" table:style-name="Default_1">
            <text:p>20.7254554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49459459459501" table:style-name="Default_1">
            <text:p>20.7494594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734634634635" table:style-name="Default_1">
            <text:p>20.7734634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97467467467499" table:style-name="Default_1">
            <text:p>20.7974674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21471471471501" table:style-name="Default_1">
            <text:p>20.8214714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45475475475499" table:style-name="Default_1">
            <text:p>20.8454754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69479479479502" table:style-name="Default_1">
            <text:p>20.8694794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934834834835" table:style-name="Default_1">
            <text:p>20.8934834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17487487487499" table:style-name="Default_1">
            <text:p>20.9174874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41491491491501" table:style-name="Default_1">
            <text:p>20.9414914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654954954955" table:style-name="Default_1">
            <text:p>20.965495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89499499499502" table:style-name="Default_1">
            <text:p>20.989499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135035035035" table:style-name="Default_1">
            <text:p>21.013503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37507507507499" table:style-name="Default_1">
            <text:p>21.0375075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61511511511501" table:style-name="Default_1">
            <text:p>21.0615115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855155155155" table:style-name="Default_1">
            <text:p>21.0855155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09519519519498" table:style-name="Default_1">
            <text:p>21.1095195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335235235235" table:style-name="Default_1">
            <text:p>21.1335235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57527527527499" table:style-name="Default_1">
            <text:p>21.1575275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81531531531501" table:style-name="Default_1">
            <text:p>21.1815315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055355355355" table:style-name="Default_1">
            <text:p>21.2055355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29539539539498" table:style-name="Default_1">
            <text:p>21.2295395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53543543543501" table:style-name="Default_1">
            <text:p>21.2535435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77547547547499" table:style-name="Default_1">
            <text:p>21.2775475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01551551551601" table:style-name="Default_1">
            <text:p>21.3015515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25555555555599" table:style-name="Default_1">
            <text:p>21.3255555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49559559559601" table:style-name="Default_1">
            <text:p>21.3495595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735635635636" table:style-name="Default_1">
            <text:p>21.3735635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97567567567599" table:style-name="Default_1">
            <text:p>21.3975675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21571571571601" table:style-name="Default_1">
            <text:p>21.4215715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45575575575599" table:style-name="Default_1">
            <text:p>21.4455755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69579579579602" table:style-name="Default_1">
            <text:p>21.4695795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935835835836" table:style-name="Default_1">
            <text:p>21.4935835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17587587587599" table:style-name="Default_1">
            <text:p>21.5175875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41591591591601" table:style-name="Default_1">
            <text:p>21.5415915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655955955956" table:style-name="Default_1">
            <text:p>21.565595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89599599599602" table:style-name="Default_1">
            <text:p>21.589599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136036036036" table:style-name="Default_1">
            <text:p>21.613603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37607607607599" table:style-name="Default_1">
            <text:p>21.6376076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61611611611601" table:style-name="Default_1">
            <text:p>21.6616116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856156156156" table:style-name="Default_1">
            <text:p>21.6856156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09619619619598" table:style-name="Default_1">
            <text:p>21.7096196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336236236236" table:style-name="Default_1">
            <text:p>21.7336236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57627627627599" table:style-name="Default_1">
            <text:p>21.7576276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81631631631601" table:style-name="Default_1">
            <text:p>21.7816316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056356356356" table:style-name="Default_1">
            <text:p>21.8056356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29639639639598" table:style-name="Default_1">
            <text:p>21.8296396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53643643643601" table:style-name="Default_1">
            <text:p>21.8536436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77647647647599" table:style-name="Default_1">
            <text:p>21.8776476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01651651651701" table:style-name="Default_1">
            <text:p>21.9016516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25655655655699" table:style-name="Default_1">
            <text:p>21.9256556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49659659659702" table:style-name="Default_1">
            <text:p>21.9496596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736636636637" table:style-name="Default_1">
            <text:p>21.9736636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97667667667699" table:style-name="Default_1">
            <text:p>21.9976676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21671671671701" table:style-name="Default_1">
            <text:p>22.0216716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456756756757" table:style-name="Default_1">
            <text:p>22.045675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69679679679702" table:style-name="Default_1">
            <text:p>22.069679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936836836837" table:style-name="Default_1">
            <text:p>22.09368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17687687687699" table:style-name="Default_1">
            <text:p>22.1176876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41691691691701" table:style-name="Default_1">
            <text:p>22.1416916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656956956957" table:style-name="Default_1">
            <text:p>22.165695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89699699699698" table:style-name="Default_1">
            <text:p>22.189699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137037037037" table:style-name="Default_1">
            <text:p>22.213703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37707707707699" table:style-name="Default_1">
            <text:p>22.2377077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61711711711701" table:style-name="Default_1">
            <text:p>22.2617117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857157157157" table:style-name="Default_1">
            <text:p>22.2857157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09719719719698" table:style-name="Default_1">
            <text:p>22.3097197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33723723723701" table:style-name="Default_1">
            <text:p>22.3337237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57727727727699" table:style-name="Default_1">
            <text:p>22.3577277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81731731731701" table:style-name="Default_1">
            <text:p>22.3817317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057357357357" table:style-name="Default_1">
            <text:p>22.4057357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29739739739698" table:style-name="Default_1">
            <text:p>22.4297397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53743743743701" table:style-name="Default_1">
            <text:p>22.4537437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77747747747699" table:style-name="Default_1">
            <text:p>22.4777477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01751751751801" table:style-name="Default_1">
            <text:p>22.5017517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25755755755799" table:style-name="Default_1">
            <text:p>22.5257557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49759759759802" table:style-name="Default_1">
            <text:p>22.5497597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737637637638" table:style-name="Default_1">
            <text:p>22.5737637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97767767767799" table:style-name="Default_1">
            <text:p>22.5977677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21771771771801" table:style-name="Default_1">
            <text:p>22.6217717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457757757758" table:style-name="Default_1">
            <text:p>22.6457757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69779779779802" table:style-name="Default_1">
            <text:p>22.6697797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937837837838" table:style-name="Default_1">
            <text:p>22.6937837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17787787787799" table:style-name="Default_1">
            <text:p>22.7177877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41791791791801" table:style-name="Default_1">
            <text:p>22.7417917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657957957958" table:style-name="Default_1">
            <text:p>22.765795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89799799799798" table:style-name="Default_1">
            <text:p>22.789799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138038038038" table:style-name="Default_1">
            <text:p>22.813803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37807807807799" table:style-name="Default_1">
            <text:p>22.8378078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61811811811801" table:style-name="Default_1">
            <text:p>22.8618118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858158158158" table:style-name="Default_1">
            <text:p>22.8858158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09819819819798" table:style-name="Default_1">
            <text:p>22.9098198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33823823823801" table:style-name="Default_1">
            <text:p>22.9338238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57827827827799" table:style-name="Default_1">
            <text:p>22.9578278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81831831831801" table:style-name="Default_1">
            <text:p>22.9818318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058358358358" table:style-name="Default_1">
            <text:p>23.005835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29839839839799" table:style-name="Default_1">
            <text:p>23.029839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53843843843801" table:style-name="Default_1">
            <text:p>23.05384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77847847847799" table:style-name="Default_1">
            <text:p>23.077847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01851851851901" table:style-name="Default_1">
            <text:p>23.1018518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258558558559" table:style-name="Default_1">
            <text:p>23.1258558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49859859859902" table:style-name="Default_1">
            <text:p>23.1498598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738638638639" table:style-name="Default_1">
            <text:p>23.1738638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97867867867899" table:style-name="Default_1">
            <text:p>23.1978678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21871871871901" table:style-name="Default_1">
            <text:p>23.2218718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458758758759" table:style-name="Default_1">
            <text:p>23.245875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69879879879898" table:style-name="Default_1">
            <text:p>23.269879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938838838839" table:style-name="Default_1">
            <text:p>23.293883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17887887887899" table:style-name="Default_1">
            <text:p>23.3178878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41891891891901" table:style-name="Default_1">
            <text:p>23.3418918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658958958959" table:style-name="Default_1">
            <text:p>23.365895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89899899899898" table:style-name="Default_1">
            <text:p>23.389899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13903903903901" table:style-name="Default_1">
            <text:p>23.413903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37907907907899" table:style-name="Default_1">
            <text:p>23.4379079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61911911911901" table:style-name="Default_1">
            <text:p>23.4619119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859159159159" table:style-name="Default_1">
            <text:p>23.485915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09919919919898" table:style-name="Default_1">
            <text:p>23.509919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33923923923901" table:style-name="Default_1">
            <text:p>23.53392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57927927927899" table:style-name="Default_1">
            <text:p>23.5579279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81931931931901" table:style-name="Default_1">
            <text:p>23.5819319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059359359359" table:style-name="Default_1">
            <text:p>23.6059359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29939939939899" table:style-name="Default_1">
            <text:p>23.6299399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53943943943901" table:style-name="Default_1">
            <text:p>23.6539439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77947947947899" table:style-name="Default_1">
            <text:p>23.6779479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01951951952001" table:style-name="Default_1">
            <text:p>23.7019519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25955955956" table:style-name="Default_1">
            <text:p>23.725955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49959959960002" table:style-name="Default_1">
            <text:p>23.749959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73963963964" table:style-name="Default_1">
            <text:p>23.773963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97967967967999" table:style-name="Default_1">
            <text:p>23.7979679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21971971972001" table:style-name="Default_1">
            <text:p>23.8219719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45975975976" table:style-name="Default_1">
            <text:p>23.8459759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69979979979998" table:style-name="Default_1">
            <text:p>23.8699799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93983983984" table:style-name="Default_1">
            <text:p>23.8939839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17987987987999" table:style-name="Default_1">
            <text:p>23.9179879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41991991992001" table:style-name="Default_1">
            <text:p>23.9419919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65995995996" table:style-name="Default_1">
            <text:p>23.9659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9" table:style-name="Default_1">
            <text:p>23.9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a-nonlinear-charge-cnt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visit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slow</text:p>
          </table:table-cell>
          <table:table-cell office:value-type="string" table:style-name="ce1">
            <text:p>fast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  <table:table table:name="sa-exhaustive-charge-cnt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Default_1">
            <text:p>visit</text:p>
          </table:table-cell>
          <table:table-cell office:value-type="string" table:style-name="Default_1">
            <text:p>wait</text:p>
          </table:table-cell>
          <table:table-cell office:value-type="string" table:style-name="Default_1">
            <text:p>slow</text:p>
          </table:table-cell>
          <table:table-cell office:value-type="string" table:style-name="Default_1">
            <text:p>fast</text:p>
          </table:table-cell>
          <table:table-cell table:number-columns-repeated="16380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E-2" table:style-name="Default_1">
            <text:p>0.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000000000000001E-2" table:style-name="Default_1">
            <text:p>0.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Default_1">
            <text:p>0.0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000000000000002E-2" table:style-name="Default_1">
            <text:p>0.0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2000000500000001" table:style-name="Default_1">
            <text:p>0.1200000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4399999999999999" table:style-name="Default_1">
            <text:p>0.1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6800000000000001" table:style-name="Default_1">
            <text:p>0.1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92" table:style-name="Default_1">
            <text:p>0.1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16" table:style-name="Default_1">
            <text:p>0.2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4000001000000001" table:style-name="Default_1">
            <text:p>0.24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6400000000000001" table:style-name="Default_1">
            <text:p>0.2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8799999999999998" table:style-name="Default_1">
            <text:p>0.2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12" table:style-name="Default_1">
            <text:p>0.3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3600000000000002" table:style-name="Default_1">
            <text:p>0.3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6" table:style-name="Default_1">
            <text:p>0.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8400000000000001" table:style-name="Default_1">
            <text:p>0.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0799999999999997" table:style-name="Default_1">
            <text:p>0.4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32" table:style-name="Default_1">
            <text:p>0.4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5600000000000002" table:style-name="Default_1">
            <text:p>0.4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8000002000000003" table:style-name="Default_1">
            <text:p>0.4800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04" table:style-name="Default_1">
            <text:p>0.5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2800000000000002" table:style-name="Default_1">
            <text:p>0.5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5200000000000005" table:style-name="Default_1">
            <text:p>0.5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7599999999999996" table:style-name="Default_1">
            <text:p>0.5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24" table:style-name="Default_1">
            <text:p>0.6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4800000000000002" table:style-name="Default_1">
            <text:p>0.6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7200000000000004" table:style-name="Default_1">
            <text:p>0.6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9599999999999995" table:style-name="Default_1">
            <text:p>0.6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2" table:style-name="Default_1">
            <text:p>0.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4399999999999999" table:style-name="Default_1">
            <text:p>0.7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6800000000000002" table:style-name="Default_1">
            <text:p>0.7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9200000000000004" table:style-name="Default_1">
            <text:p>0.7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1599999999999995" table:style-name="Default_1">
            <text:p>0.8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4000003000000001" table:style-name="Default_1">
            <text:p>0.8400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6399999999999999" table:style-name="Default_1">
            <text:p>0.8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8800000000000001" table:style-name="Default_1">
            <text:p>0.8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1200000000000003" table:style-name="Default_1">
            <text:p>0.9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3600000000000005" table:style-name="Default_1">
            <text:p>0.9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6000004000000005" table:style-name="Default_1">
            <text:p>0.960000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8399999999999999" table:style-name="Default_1">
            <text:p>0.9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08" table:style-name="Default_1">
            <text:p>1.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320001000000001" table:style-name="Default_1">
            <text:p>1.03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56" table:style-name="Default_1">
            <text:p>1.0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8" table:style-name="Default_1">
            <text:p>1.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040000000000001" table:style-name="Default_1">
            <text:p>1.1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279999999999999" table:style-name="Default_1">
            <text:p>1.1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519999999999999" table:style-name="Default_1">
            <text:p>1.1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759999999999999" table:style-name="Default_1">
            <text:p>1.1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24" table:style-name="Default_1">
            <text:p>1.2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48" table:style-name="Default_1">
            <text:p>1.2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72" table:style-name="Default_1">
            <text:p>1.2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96" table:style-name="Default_1">
            <text:p>1.2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2" table:style-name="Default_1">
            <text:p>1.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440000000000001" table:style-name="Default_1">
            <text:p>1.3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680000000000001" table:style-name="Default_1">
            <text:p>1.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919999999999999" table:style-name="Default_1">
            <text:p>1.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159999999999999" table:style-name="Default_1">
            <text:p>1.4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4" table:style-name="Default_1">
            <text:p>1.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64" table:style-name="Default_1">
            <text:p>1.4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88" table:style-name="Default_1">
            <text:p>1.4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12" table:style-name="Default_1">
            <text:p>1.5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36" table:style-name="Default_1">
            <text:p>1.5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600000999999999" table:style-name="Default_1">
            <text:p>1.56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840000000000001" table:style-name="Default_1">
            <text:p>1.5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080000000000001" table:style-name="Default_1">
            <text:p>1.6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319999999999999" table:style-name="Default_1">
            <text:p>1.6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559999999999999" table:style-name="Default_1">
            <text:p>1.6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800001" table:style-name="Default_1">
            <text:p>1.68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04" table:style-name="Default_1">
            <text:p>1.7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28" table:style-name="Default_1">
            <text:p>1.7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52" table:style-name="Default_1">
            <text:p>1.7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76" table:style-name="Default_1">
            <text:p>1.7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000001000000001" table:style-name="Default_1">
            <text:p>1.8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240000000000001" table:style-name="Default_1">
            <text:p>1.8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480000000000001" table:style-name="Default_1">
            <text:p>1.8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720000000000001" table:style-name="Default_1">
            <text:p>1.8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959999999999999" table:style-name="Default_1">
            <text:p>1.8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200001" table:style-name="Default_1">
            <text:p>1.92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44" table:style-name="Default_1">
            <text:p>1.9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68" table:style-name="Default_1">
            <text:p>1.9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92" table:style-name="Default_1">
            <text:p>1.9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16" table:style-name="Default_1">
            <text:p>2.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4" table:style-name="Default_1">
            <text:p>2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640000999999999" table:style-name="Default_1">
            <text:p>2.064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880000000000001" table:style-name="Default_1">
            <text:p>2.0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120000000000001" table:style-name="Default_1">
            <text:p>2.1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360000000000001" table:style-name="Default_1">
            <text:p>2.1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6" table:style-name="Default_1">
            <text:p>2.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840000000000002" table:style-name="Default_1">
            <text:p>2.1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080000000000002" table:style-name="Default_1">
            <text:p>2.2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320000000000002" table:style-name="Default_1">
            <text:p>2.2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559999999999998" table:style-name="Default_1">
            <text:p>2.2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Default_1">
            <text:p>2.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039999999999998" table:style-name="Default_1">
            <text:p>2.3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279999999999998" table:style-name="Default_1">
            <text:p>2.3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519999999999999" table:style-name="Default_1">
            <text:p>2.3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759999999999999" table:style-name="Default_1">
            <text:p>2.3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" table:style-name="Default_1">
            <text:p>2.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239999999999999" table:style-name="Default_1">
            <text:p>2.4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48" table:style-name="Default_1">
            <text:p>2.4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720000999999998" table:style-name="Default_1">
            <text:p>2.47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96" table:style-name="Default_1">
            <text:p>2.4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2" table:style-name="Default_1">
            <text:p>2.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44" table:style-name="Default_1">
            <text:p>2.5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680000000000001" table:style-name="Default_1">
            <text:p>2.5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920000000000001" table:style-name="Default_1">
            <text:p>2.5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160000000000001" table:style-name="Default_1">
            <text:p>2.6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4" table:style-name="Default_1">
            <text:p>2.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640000000000001" table:style-name="Default_1">
            <text:p>2.6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880000000000002" table:style-name="Default_1">
            <text:p>2.6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120001" table:style-name="Default_1">
            <text:p>2.71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360000000000002" table:style-name="Default_1">
            <text:p>2.7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6" table:style-name="Default_1">
            <text:p>2.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839999999999998" table:style-name="Default_1">
            <text:p>2.7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079999999999998" table:style-name="Default_1">
            <text:p>2.8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319999999999999" table:style-name="Default_1">
            <text:p>2.8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559999999999999" table:style-name="Default_1">
            <text:p>2.8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8" table:style-name="Default_1">
            <text:p>2.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039999999999999" table:style-name="Default_1">
            <text:p>2.9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279999999999999" table:style-name="Default_1">
            <text:p>2.9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520000999999998" table:style-name="Default_1">
            <text:p>2.95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76" table:style-name="Default_1">
            <text:p>2.9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24" table:style-name="Default_1">
            <text:p>3.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48" table:style-name="Default_1">
            <text:p>3.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720000000000001" table:style-name="Default_1">
            <text:p>3.0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960000000000001" table:style-name="Default_1">
            <text:p>3.0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200000999999999" table:style-name="Default_1">
            <text:p>3.12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440000000000001" table:style-name="Default_1">
            <text:p>3.1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680000000000001" table:style-name="Default_1">
            <text:p>3.1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920000000000002" table:style-name="Default_1">
            <text:p>3.1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160000000000002" table:style-name="Default_1">
            <text:p>3.2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639999999999998" table:style-name="Default_1">
            <text:p>3.2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879999999999998" table:style-name="Default_1">
            <text:p>3.2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119999999999998" table:style-name="Default_1">
            <text:p>3.3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359999999999999" table:style-name="Default_1">
            <text:p>3.3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600001000000002" table:style-name="Default_1">
            <text:p>3.36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839999999999999" table:style-name="Default_1">
            <text:p>3.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079999999999999" table:style-name="Default_1">
            <text:p>3.4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319999999999999" table:style-name="Default_1">
            <text:p>3.4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56" table:style-name="Default_1">
            <text:p>3.4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8" table:style-name="Default_1">
            <text:p>3.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04" table:style-name="Default_1">
            <text:p>3.5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28" table:style-name="Default_1">
            <text:p>3.5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52" table:style-name="Default_1">
            <text:p>3.5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760000000000001" table:style-name="Default_1">
            <text:p>3.5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000000999999999" table:style-name="Default_1">
            <text:p>3.6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240000000000001" table:style-name="Default_1">
            <text:p>3.6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480000000000001" table:style-name="Default_1">
            <text:p>3.6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720000000000002" table:style-name="Default_1">
            <text:p>3.6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960000000000002" table:style-name="Default_1">
            <text:p>3.6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2" table:style-name="Default_1">
            <text:p>3.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440000000000002" table:style-name="Default_1">
            <text:p>3.7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680001000000001" table:style-name="Default_1">
            <text:p>3.768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919999999999998" table:style-name="Default_1">
            <text:p>3.7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159999999999998" table:style-name="Default_1">
            <text:p>3.8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400002" table:style-name="Default_1">
            <text:p>3.840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639999999999999" table:style-name="Default_1">
            <text:p>3.8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879999999999999" table:style-name="Default_1">
            <text:p>3.8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119999999999999" table:style-name="Default_1">
            <text:p>3.9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359999999999999" table:style-name="Default_1">
            <text:p>3.9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6" table:style-name="Default_1">
            <text:p>3.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84" table:style-name="Default_1">
            <text:p>3.9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08" table:style-name="Default_1">
            <text:p>4.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32" table:style-name="Default_1">
            <text:p>4.0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56" table:style-name="Default_1">
            <text:p>4.0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8" table:style-name="Default_1">
            <text:p>4.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040000000000001" table:style-name="Default_1">
            <text:p>4.1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280003000000001" table:style-name="Default_1">
            <text:p>4.128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520000000000001" table:style-name="Default_1">
            <text:p>4.1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760000000000002" table:style-name="Default_1">
            <text:p>4.1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" table:style-name="Default_1">
            <text:p>4.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240000000000002" table:style-name="Default_1">
            <text:p>4.2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480000000000002" table:style-name="Default_1">
            <text:p>4.2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720000000000002" table:style-name="Default_1">
            <text:p>4.2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960000000000003" table:style-name="Default_1">
            <text:p>4.2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2" table:style-name="Default_1">
            <text:p>4.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440000000000003" table:style-name="Default_1">
            <text:p>4.3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680000000000003" table:style-name="Default_1">
            <text:p>4.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920000000000003" table:style-name="Default_1">
            <text:p>4.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160000000000004" table:style-name="Default_1">
            <text:p>4.4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Default_1">
            <text:p>4.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640000000000004" table:style-name="Default_1">
            <text:p>4.4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880000000000004" table:style-name="Default_1">
            <text:p>4.4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119999999999996" table:style-name="Default_1">
            <text:p>4.5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360003000000004" table:style-name="Default_1">
            <text:p>4.536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Default_1">
            <text:p>4.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839999999999996" table:style-name="Default_1">
            <text:p>4.5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079999999999997" table:style-name="Default_1">
            <text:p>4.6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319999999999997" table:style-name="Default_1">
            <text:p>4.6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559999999999997" table:style-name="Default_1">
            <text:p>4.6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8" table:style-name="Default_1">
            <text:p>4.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039999999999997" table:style-name="Default_1">
            <text:p>4.7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279999999999998" table:style-name="Default_1">
            <text:p>4.7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519999999999998" table:style-name="Default_1">
            <text:p>4.7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759999999999998" table:style-name="Default_1">
            <text:p>4.7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" table:style-name="Default_1">
            <text:p>4.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239999999999998" table:style-name="Default_1">
            <text:p>4.8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479999999999999" table:style-name="Default_1">
            <text:p>4.8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719999999999999" table:style-name="Default_1">
            <text:p>4.8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959999999999999" table:style-name="Default_1">
            <text:p>4.8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2" table:style-name="Default_1">
            <text:p>4.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440001999999996" table:style-name="Default_1">
            <text:p>4.944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68" table:style-name="Default_1">
            <text:p>4.9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92" table:style-name="Default_1">
            <text:p>4.9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160003" table:style-name="Default_1">
            <text:p>5.016000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4" table:style-name="Default_1">
            <text:p>5.0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640000000000001" table:style-name="Default_1">
            <text:p>5.06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880000000000001" table:style-name="Default_1">
            <text:p>5.08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120000000000001" table:style-name="Default_1">
            <text:p>5.1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360000000000001" table:style-name="Default_1">
            <text:p>5.13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6" table:style-name="Default_1">
            <text:p>5.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840000000000002" table:style-name="Default_1">
            <text:p>5.18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080000000000002" table:style-name="Default_1">
            <text:p>5.20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320000000000002" table:style-name="Default_1">
            <text:p>5.23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560000000000002" table:style-name="Default_1">
            <text:p>5.25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8" table:style-name="Default_1">
            <text:p>5.2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040000000000003" table:style-name="Default_1">
            <text:p>5.30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280000000000003" table:style-name="Default_1">
            <text:p>5.32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520000000000003" table:style-name="Default_1">
            <text:p>5.35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760000000000003" table:style-name="Default_1">
            <text:p>5.37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" table:style-name="Default_1">
            <text:p>5.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240003000000003" table:style-name="Default_1">
            <text:p>5.424000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4480000000000004" table:style-name="Default_1">
            <text:p>5.44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4720000000000004" table:style-name="Default_1">
            <text:p>5.47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4960000000000004" table:style-name="Default_1">
            <text:p>5.49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52" table:style-name="Default_1">
            <text:p>5.5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5439999999999996" table:style-name="Default_1">
            <text:p>5.54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5679999999999996" table:style-name="Default_1">
            <text:p>5.56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5919999999999996" table:style-name="Default_1">
            <text:p>5.59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6159999999999997" table:style-name="Default_1">
            <text:p>5.6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64" table:style-name="Default_1">
            <text:p>5.6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639999999999997" table:style-name="Default_1">
            <text:p>5.66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879999999999997" table:style-name="Default_1">
            <text:p>5.68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119999999999997" table:style-name="Default_1">
            <text:p>5.7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359999999999998" table:style-name="Default_1">
            <text:p>5.73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6" table:style-name="Default_1">
            <text:p>5.7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839999999999998" table:style-name="Default_1">
            <text:p>5.78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079999999999998" table:style-name="Default_1">
            <text:p>5.80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320002999999998" table:style-name="Default_1">
            <text:p>5.832000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559999999999999" table:style-name="Default_1">
            <text:p>5.85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8" table:style-name="Default_1">
            <text:p>5.8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040002999999999" table:style-name="Default_1">
            <text:p>5.904000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279999999999999" table:style-name="Default_1">
            <text:p>5.92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52" table:style-name="Default_1">
            <text:p>5.95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76" table:style-name="Default_1">
            <text:p>5.97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24" table:style-name="Default_1">
            <text:p>6.02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48" table:style-name="Default_1">
            <text:p>6.04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720000000000001" table:style-name="Default_1">
            <text:p>6.07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960000000000001" table:style-name="Default_1">
            <text:p>6.09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2" table:style-name="Default_1">
            <text:p>6.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440000000000001" table:style-name="Default_1">
            <text:p>6.14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680000000000001" table:style-name="Default_1">
            <text:p>6.168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920000000000002" table:style-name="Default_1">
            <text:p>6.192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160000000000002" table:style-name="Default_1">
            <text:p>6.216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400001999999999" table:style-name="Default_1">
            <text:p>6.240000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640000000000002" table:style-name="Default_1">
            <text:p>6.2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880000000000003" table:style-name="Default_1">
            <text:p>6.28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120003000000002" table:style-name="Default_1">
            <text:p>6.3120003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360000000000003" table:style-name="Default_1">
            <text:p>6.3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6" table:style-name="Default_1">
            <text:p>6.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840000000000003" table:style-name="Default_1">
            <text:p>6.38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080000000000004" table:style-name="Default_1">
            <text:p>6.40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320000000000004" table:style-name="Default_1">
            <text:p>6.43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560000000000004" table:style-name="Default_1">
            <text:p>6.45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8" table:style-name="Default_1">
            <text:p>6.4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039999999999996" table:style-name="Default_1">
            <text:p>6.50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279999999999996" table:style-name="Default_1">
            <text:p>6.52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519999999999996" table:style-name="Default_1">
            <text:p>6.55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759999999999996" table:style-name="Default_1">
            <text:p>6.57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" table:style-name="Default_1">
            <text:p>6.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239999999999997" table:style-name="Default_1">
            <text:p>6.62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480002000000002" table:style-name="Default_1">
            <text:p>6.648000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719999999999997" table:style-name="Default_1">
            <text:p>6.67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959999999999997" table:style-name="Default_1">
            <text:p>6.69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200002999999997" table:style-name="Default_1">
            <text:p>6.7200003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439999999999998" table:style-name="Default_1">
            <text:p>6.74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679999999999998" table:style-name="Default_1">
            <text:p>6.768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920002999999998" table:style-name="Default_1">
            <text:p>6.7920003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159999999999998" table:style-name="Default_1">
            <text:p>6.81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4" table:style-name="Default_1">
            <text:p>6.8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639999999999999" table:style-name="Default_1">
            <text:p>6.86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879999999999999" table:style-name="Default_1">
            <text:p>6.88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119999999999999" table:style-name="Default_1">
            <text:p>6.91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359999999999999" table:style-name="Default_1">
            <text:p>6.9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6" table:style-name="Default_1">
            <text:p>6.9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84" table:style-name="Default_1">
            <text:p>6.98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08" table:style-name="Default_1">
            <text:p>7.00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32" table:style-name="Default_1">
            <text:p>7.03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56" table:style-name="Default_1">
            <text:p>7.05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8" table:style-name="Default_1">
            <text:p>7.0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040000000000001" table:style-name="Default_1">
            <text:p>7.10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280003000000001" table:style-name="Default_1">
            <text:p>7.1280003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520000000000001" table:style-name="Default_1">
            <text:p>7.15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760000000000002" table:style-name="Default_1">
            <text:p>7.17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000003000000001" table:style-name="Default_1">
            <text:p>7.2000003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240000000000002" table:style-name="Default_1">
            <text:p>7.22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480000000000002" table:style-name="Default_1">
            <text:p>7.24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720000000000002" table:style-name="Default_1">
            <text:p>7.27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960000000000003" table:style-name="Default_1">
            <text:p>7.29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2" table:style-name="Default_1">
            <text:p>7.3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440000000000003" table:style-name="Default_1">
            <text:p>7.34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680000000000003" table:style-name="Default_1">
            <text:p>7.36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920000000000003" table:style-name="Default_1">
            <text:p>7.39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160000000000004" table:style-name="Default_1">
            <text:p>7.41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4" table:style-name="Default_1">
            <text:p>7.4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640000000000004" table:style-name="Default_1">
            <text:p>7.46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880000000000004" table:style-name="Default_1">
            <text:p>7.48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119999999999996" table:style-name="Default_1">
            <text:p>7.51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360003000000004" table:style-name="Default_1">
            <text:p>7.5360003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6" table:style-name="Default_1">
            <text:p>7.5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839999999999996" table:style-name="Default_1">
            <text:p>7.58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080002999999996" table:style-name="Default_1">
            <text:p>7.6080003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319999999999997" table:style-name="Default_1">
            <text:p>7.63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559999999999997" table:style-name="Default_1">
            <text:p>7.65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6800002999999997" table:style-name="Default_1">
            <text:p>7.6800003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039999999999997" table:style-name="Default_1">
            <text:p>7.70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279999999999998" table:style-name="Default_1">
            <text:p>7.72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519999999999998" table:style-name="Default_1">
            <text:p>7.75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759999999999998" table:style-name="Default_1">
            <text:p>7.77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" table:style-name="Default_1">
            <text:p>7.8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239999999999998" table:style-name="Default_1">
            <text:p>7.824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479999999999999" table:style-name="Default_1">
            <text:p>7.84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719999999999999" table:style-name="Default_1">
            <text:p>7.87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959999999999999" table:style-name="Default_1">
            <text:p>7.89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2" table:style-name="Default_1">
            <text:p>7.9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440001999999996" table:style-name="Default_1">
            <text:p>7.944000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68" table:style-name="Default_1">
            <text:p>7.96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92" table:style-name="Default_1">
            <text:p>7.99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16" table:style-name="Default_1">
            <text:p>8.01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399999999999991" table:style-name="Default_1">
            <text:p>8.0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640000000000001" table:style-name="Default_1">
            <text:p>8.0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879999999999992" table:style-name="Default_1">
            <text:p>8.08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120000000000001" table:style-name="Default_1">
            <text:p>8.1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359999999999992" table:style-name="Default_1">
            <text:p>8.1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6" table:style-name="Default_1">
            <text:p>8.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839999999999993" table:style-name="Default_1">
            <text:p>8.18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080000000000002" table:style-name="Default_1">
            <text:p>8.2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319999999999993" table:style-name="Default_1">
            <text:p>8.23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560005000000007" table:style-name="Default_1">
            <text:p>8.2560005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799999999999994" table:style-name="Default_1">
            <text:p>8.2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040000000000003" table:style-name="Default_1">
            <text:p>8.30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279999999999994" table:style-name="Default_1">
            <text:p>8.32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520000000000003" table:style-name="Default_1">
            <text:p>8.35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759999999999994" table:style-name="Default_1">
            <text:p>8.37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" table:style-name="Default_1">
            <text:p>8.4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239999999999995" table:style-name="Default_1">
            <text:p>8.42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480000000000004" table:style-name="Default_1">
            <text:p>8.448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719999999999995" table:style-name="Default_1">
            <text:p>8.47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960000000000004" table:style-name="Default_1">
            <text:p>8.49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2" table:style-name="Default_1">
            <text:p>8.5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440000000000005" table:style-name="Default_1">
            <text:p>8.54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679999999999996" table:style-name="Default_1">
            <text:p>8.56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920000000000005" table:style-name="Default_1">
            <text:p>8.59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159999999999997" table:style-name="Default_1">
            <text:p>8.61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4" table:style-name="Default_1">
            <text:p>8.6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640005000000002" table:style-name="Default_1">
            <text:p>8.6640005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880000000000006" table:style-name="Default_1">
            <text:p>8.68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119999999999997" table:style-name="Default_1">
            <text:p>8.71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360000000000007" table:style-name="Default_1">
            <text:p>8.73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6" table:style-name="Default_1">
            <text:p>8.7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840000000000007" table:style-name="Default_1">
            <text:p>8.78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079999999999998" table:style-name="Default_1">
            <text:p>8.80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320000000000007" table:style-name="Default_1">
            <text:p>8.83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8559999999999999" table:style-name="Default_1">
            <text:p>8.85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8800000000000008" table:style-name="Default_1">
            <text:p>8.8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9039999999999999" table:style-name="Default_1">
            <text:p>8.90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9280000000000008" table:style-name="Default_1">
            <text:p>8.92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952" table:style-name="Default_1">
            <text:p>8.95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8.9760000000000009" table:style-name="Default_1">
            <text:p>8.97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9.0239999999999991" table:style-name="Default_1">
            <text:p>9.02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048" table:style-name="Default_1">
            <text:p>9.04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0720004999999997" table:style-name="Default_1">
            <text:p>9.0720005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0960000000000001" table:style-name="Default_1">
            <text:p>9.09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1199999999999992" table:style-name="Default_1">
            <text:p>9.1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440000000000001" table:style-name="Default_1">
            <text:p>9.14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679999999999993" table:style-name="Default_1">
            <text:p>9.16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1920000000000002" table:style-name="Default_1">
            <text:p>9.19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159999999999993" table:style-name="Default_1">
            <text:p>9.21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4" table:style-name="Default_1">
            <text:p>9.2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639999999999993" table:style-name="Default_1">
            <text:p>9.26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880000000000003" table:style-name="Default_1">
            <text:p>9.28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119999999999994" table:style-name="Default_1">
            <text:p>9.31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360000000000003" table:style-name="Default_1">
            <text:p>9.3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6" table:style-name="Default_1">
            <text:p>9.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840000000000003" table:style-name="Default_1">
            <text:p>9.38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079999999999995" table:style-name="Default_1">
            <text:p>9.40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320000000000004" table:style-name="Default_1">
            <text:p>9.43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559999999999995" table:style-name="Default_1">
            <text:p>9.45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800004999999992" table:style-name="Default_1">
            <text:p>9.4800005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039999999999996" table:style-name="Default_1">
            <text:p>9.50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280000000000005" table:style-name="Default_1">
            <text:p>9.52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519999999999996" table:style-name="Default_1">
            <text:p>9.55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760000000000005" table:style-name="Default_1">
            <text:p>9.57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" table:style-name="Default_1">
            <text:p>9.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240009999999998" table:style-name="Default_1">
            <text:p>9.624001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479999999999997" table:style-name="Default_1">
            <text:p>9.64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720000000000006" table:style-name="Default_1">
            <text:p>9.67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959999999999997" table:style-name="Default_1">
            <text:p>9.69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200000000000006" table:style-name="Default_1">
            <text:p>9.7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439999999999998" table:style-name="Default_1">
            <text:p>9.74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680000000000007" table:style-name="Default_1">
            <text:p>9.76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919999999999998" table:style-name="Default_1">
            <text:p>9.79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160000000000007" table:style-name="Default_1">
            <text:p>9.81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4" table:style-name="Default_1">
            <text:p>9.8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640000000000008" table:style-name="Default_1">
            <text:p>9.86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880005000000004" table:style-name="Default_1">
            <text:p>9.8880005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120000000000008" table:style-name="Default_1">
            <text:p>9.91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359999999999999" table:style-name="Default_1">
            <text:p>9.9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600000000000009" table:style-name="Default_1">
            <text:p>9.9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84" table:style-name="Default_1">
            <text:p>9.98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07999999999999" table:style-name="Default_1">
            <text:p>10.00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32000999999999" table:style-name="Default_1">
            <text:p>10.032001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55999999999999" table:style-name="Default_1">
            <text:p>10.05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8" table:style-name="Default_1">
            <text:p>10.08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03999999999999" table:style-name="Default_1">
            <text:p>10.104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28" table:style-name="Default_1">
            <text:p>10.128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51999999999999" table:style-name="Default_1">
            <text:p>10.15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76" table:style-name="Default_1">
            <text:p>10.176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Default_1">
            <text:p>10.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24" table:style-name="Default_1">
            <text:p>10.224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47999999999999" table:style-name="Default_1">
            <text:p>10.24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72" table:style-name="Default_1">
            <text:p>10.27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960005" table:style-name="Default_1">
            <text:p>10.2960005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32" table:style-name="Default_1">
            <text:p>10.3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343999999999999" table:style-name="Default_1">
            <text:p>10.34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368" table:style-name="Default_1">
            <text:p>10.36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391999999999999" table:style-name="Default_1">
            <text:p>10.392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416" table:style-name="Default_1">
            <text:p>10.416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440001000000001" table:style-name="Default_1">
            <text:p>10.440001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464" table:style-name="Default_1">
            <text:p>10.464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488" table:style-name="Default_1">
            <text:p>10.488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12" table:style-name="Default_1">
            <text:p>10.512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36" table:style-name="Default_1">
            <text:p>10.536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6" table:style-name="Default_1">
            <text:p>10.56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84" table:style-name="Default_1">
            <text:p>10.584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08000000000001" table:style-name="Default_1">
            <text:p>10.608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32" table:style-name="Default_1">
            <text:p>10.632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56000000000001" table:style-name="Default_1">
            <text:p>10.656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8" table:style-name="Default_1">
            <text:p>10.6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04000000000001" table:style-name="Default_1">
            <text:p>10.70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28" table:style-name="Default_1">
            <text:p>10.728</text:p>
          </table:table-cell>
          <table:table-cell office:value-type="float" office:value="6" table:style-name="Default_1">
            <text:p>6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52000000000001" table:style-name="Default_1">
            <text:p>10.752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76" table:style-name="Default_1">
            <text:p>10.776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" table:style-name="Default_1">
            <text:p>10.8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24" table:style-name="Default_1">
            <text:p>10.82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48001" table:style-name="Default_1">
            <text:p>10.848001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72" table:style-name="Default_1">
            <text:p>10.872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96000000000001" table:style-name="Default_1">
            <text:p>10.89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2" table:style-name="Default_1">
            <text:p>10.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44000000000001" table:style-name="Default_1">
            <text:p>10.94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68" table:style-name="Default_1">
            <text:p>10.96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92000000000001" table:style-name="Default_1">
            <text:p>10.99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16" table:style-name="Default_1">
            <text:p>11.01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4" table:style-name="Default_1">
            <text:p>11.0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64" table:style-name="Default_1">
            <text:p>11.06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87999999999999" table:style-name="Default_1">
            <text:p>11.08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12" table:style-name="Default_1">
            <text:p>11.1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35999999999999" table:style-name="Default_1">
            <text:p>11.1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6" table:style-name="Default_1">
            <text:p>11.1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83999999999999" table:style-name="Default_1">
            <text:p>11.18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08" table:style-name="Default_1">
            <text:p>11.2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31999999999999" table:style-name="Default_1">
            <text:p>11.23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56000500000001" table:style-name="Default_1">
            <text:p>11.2560005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8" table:style-name="Default_1">
            <text:p>11.2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04" table:style-name="Default_1">
            <text:p>11.30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27999999999999" table:style-name="Default_1">
            <text:p>11.32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52" table:style-name="Default_1">
            <text:p>11.35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75999999999999" table:style-name="Default_1">
            <text:p>11.376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00001" table:style-name="Default_1">
            <text:p>11.400001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23999999999999" table:style-name="Default_1">
            <text:p>11.424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48" table:style-name="Default_1">
            <text:p>11.44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72" table:style-name="Default_1">
            <text:p>11.47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96" table:style-name="Default_1">
            <text:p>11.496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2" table:style-name="Default_1">
            <text:p>11.5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44" table:style-name="Default_1">
            <text:p>11.544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68" table:style-name="Default_1">
            <text:p>11.56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92000000000001" table:style-name="Default_1">
            <text:p>11.59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16" table:style-name="Default_1">
            <text:p>11.616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64" table:style-name="Default_1">
            <text:p>11.64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6640005" table:style-name="Default_1">
            <text:p>11.6640005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688000000000001" table:style-name="Default_1">
            <text:p>11.688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712" table:style-name="Default_1">
            <text:p>11.712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736000000000001" table:style-name="Default_1">
            <text:p>11.736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76" table:style-name="Default_1">
            <text:p>11.76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784000000000001" table:style-name="Default_1">
            <text:p>11.784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808001000000001" table:style-name="Default_1">
            <text:p>11.808001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832000000000001" table:style-name="Default_1">
            <text:p>11.832</text:p>
          </table:table-cell>
          <table:table-cell office:value-type="float" office:value="8" table:style-name="Default_1">
            <text:p>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856" table:style-name="Default_1">
            <text:p>11.856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88" table:style-name="Default_1">
            <text:p>11.88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04" table:style-name="Default_1">
            <text:p>11.904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28000000000001" table:style-name="Default_1">
            <text:p>11.92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52" table:style-name="Default_1">
            <text:p>11.95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76000000000001" table:style-name="Default_1">
            <text:p>11.976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23999999999999" table:style-name="Default_1">
            <text:p>12.024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48" table:style-name="Default_1">
            <text:p>12.04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720005" table:style-name="Default_1">
            <text:p>12.0720005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96" table:style-name="Default_1">
            <text:p>12.09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2" table:style-name="Default_1">
            <text:p>12.1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44" table:style-name="Default_1">
            <text:p>12.14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67999999999999" table:style-name="Default_1">
            <text:p>12.16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92" table:style-name="Default_1">
            <text:p>12.19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16001" table:style-name="Default_1">
            <text:p>12.216001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4" table:style-name="Default_1">
            <text:p>12.2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63999999999999" table:style-name="Default_1">
            <text:p>12.26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88" table:style-name="Default_1">
            <text:p>12.28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11999999999999" table:style-name="Default_1">
            <text:p>12.31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36" table:style-name="Default_1">
            <text:p>12.33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6" table:style-name="Default_1">
            <text:p>12.3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84" table:style-name="Default_1">
            <text:p>12.38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07999999999999" table:style-name="Default_1">
            <text:p>12.40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32" table:style-name="Default_1">
            <text:p>12.432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56" table:style-name="Default_1">
            <text:p>12.456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80000499999999" table:style-name="Default_1">
            <text:p>12.4800005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04" table:style-name="Default_1">
            <text:p>12.50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28" table:style-name="Default_1">
            <text:p>12.52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52" table:style-name="Default_1">
            <text:p>12.55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76000000000001" table:style-name="Default_1">
            <text:p>12.57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" table:style-name="Default_1">
            <text:p>12.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624001" table:style-name="Default_1">
            <text:p>12.624001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48" table:style-name="Default_1">
            <text:p>12.64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672000000000001" table:style-name="Default_1">
            <text:p>12.67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696" table:style-name="Default_1">
            <text:p>12.69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2" table:style-name="Default_1">
            <text:p>12.7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44" table:style-name="Default_1">
            <text:p>12.74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68000000000001" table:style-name="Default_1">
            <text:p>12.76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92" table:style-name="Default_1">
            <text:p>12.79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16000000000001" table:style-name="Default_1">
            <text:p>12.81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4" table:style-name="Default_1">
            <text:p>12.8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64000000000001" table:style-name="Default_1">
            <text:p>12.86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880005" table:style-name="Default_1">
            <text:p>12.8880005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12000000000001" table:style-name="Default_1">
            <text:p>12.91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36" table:style-name="Default_1">
            <text:p>12.93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6" table:style-name="Default_1">
            <text:p>12.9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84" table:style-name="Default_1">
            <text:p>12.98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07999999999999" table:style-name="Default_1">
            <text:p>13.00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32000999999999" table:style-name="Default_1">
            <text:p>13.032001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55999999999999" table:style-name="Default_1">
            <text:p>13.05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8" table:style-name="Default_1">
            <text:p>13.0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03999999999999" table:style-name="Default_1">
            <text:p>13.104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28" table:style-name="Default_1">
            <text:p>13.128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51999999999999" table:style-name="Default_1">
            <text:p>13.15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76" table:style-name="Default_1">
            <text:p>13.17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" table:style-name="Default_1">
            <text:p>13.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24" table:style-name="Default_1">
            <text:p>13.22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47999999999999" table:style-name="Default_1">
            <text:p>13.24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72" table:style-name="Default_1">
            <text:p>13.272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960005" table:style-name="Default_1">
            <text:p>13.2960005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2" table:style-name="Default_1">
            <text:p>13.3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43999999999999" table:style-name="Default_1">
            <text:p>13.34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68" table:style-name="Default_1">
            <text:p>13.36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91999999999999" table:style-name="Default_1">
            <text:p>13.3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16" table:style-name="Default_1">
            <text:p>13.4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40001000000001" table:style-name="Default_1">
            <text:p>13.440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64" table:style-name="Default_1">
            <text:p>13.46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88" table:style-name="Default_1">
            <text:p>13.488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12" table:style-name="Default_1">
            <text:p>13.51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36" table:style-name="Default_1">
            <text:p>13.53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6" table:style-name="Default_1">
            <text:p>13.5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84001000000001" table:style-name="Default_1">
            <text:p>13.584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08000000000001" table:style-name="Default_1">
            <text:p>13.6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32" table:style-name="Default_1">
            <text:p>13.63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56000000000001" table:style-name="Default_1">
            <text:p>13.65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8" table:style-name="Default_1">
            <text:p>13.6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04000000000001" table:style-name="Default_1">
            <text:p>13.70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28" table:style-name="Default_1">
            <text:p>13.72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52000000000001" table:style-name="Default_1">
            <text:p>13.75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76" table:style-name="Default_1">
            <text:p>13.776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" table:style-name="Default_1">
            <text:p>13.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24" table:style-name="Default_1">
            <text:p>13.82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48001" table:style-name="Default_1">
            <text:p>13.848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72" table:style-name="Default_1">
            <text:p>13.87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96000000000001" table:style-name="Default_1">
            <text:p>13.89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2" table:style-name="Default_1">
            <text:p>13.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44000000000001" table:style-name="Default_1">
            <text:p>13.94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68" table:style-name="Default_1">
            <text:p>13.96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92001" table:style-name="Default_1">
            <text:p>13.992001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16" table:style-name="Default_1">
            <text:p>14.01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4" table:style-name="Default_1">
            <text:p>14.0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64" table:style-name="Default_1">
            <text:p>14.06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87999999999999" table:style-name="Default_1">
            <text:p>14.08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12" table:style-name="Default_1">
            <text:p>14.11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35999999999999" table:style-name="Default_1">
            <text:p>14.13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6" table:style-name="Default_1">
            <text:p>14.1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83999999999999" table:style-name="Default_1">
            <text:p>14.18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208" table:style-name="Default_1">
            <text:p>14.20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31999999999999" table:style-name="Default_1">
            <text:p>14.23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56000500000001" table:style-name="Default_1">
            <text:p>14.2560005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8" table:style-name="Default_1">
            <text:p>14.2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04" table:style-name="Default_1">
            <text:p>14.30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27999999999999" table:style-name="Default_1">
            <text:p>14.32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52" table:style-name="Default_1">
            <text:p>14.35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75999999999999" table:style-name="Default_1">
            <text:p>14.37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00001" table:style-name="Default_1">
            <text:p>14.400001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23999999999999" table:style-name="Default_1">
            <text:p>14.42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48" table:style-name="Default_1">
            <text:p>14.44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72" table:style-name="Default_1">
            <text:p>14.47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96" table:style-name="Default_1">
            <text:p>14.49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2" table:style-name="Default_1">
            <text:p>14.5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44" table:style-name="Default_1">
            <text:p>14.54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68" table:style-name="Default_1">
            <text:p>14.56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92000000000001" table:style-name="Default_1">
            <text:p>14.59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16" table:style-name="Default_1">
            <text:p>14.61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4" table:style-name="Default_1">
            <text:p>14.6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640005" table:style-name="Default_1">
            <text:p>14.6640005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88000000000001" table:style-name="Default_1">
            <text:p>14.68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712" table:style-name="Default_1">
            <text:p>14.71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736000000000001" table:style-name="Default_1">
            <text:p>14.7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76" table:style-name="Default_1">
            <text:p>14.7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84000000000001" table:style-name="Default_1">
            <text:p>14.78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08001000000001" table:style-name="Default_1">
            <text:p>14.808001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32000000000001" table:style-name="Default_1">
            <text:p>14.83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56" table:style-name="Default_1">
            <text:p>14.85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8" table:style-name="Default_1">
            <text:p>14.8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04" table:style-name="Default_1">
            <text:p>14.90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28000000000001" table:style-name="Default_1">
            <text:p>14.92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952" table:style-name="Default_1">
            <text:p>14.95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4.976000000000001" table:style-name="Default_1">
            <text:p>14.97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023999999999999" table:style-name="Default_1">
            <text:p>15.02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048" table:style-name="Default_1">
            <text:p>15.04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0720005" table:style-name="Default_1">
            <text:p>15.0720005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96" table:style-name="Default_1">
            <text:p>15.09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2" table:style-name="Default_1">
            <text:p>15.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44" table:style-name="Default_1">
            <text:p>15.14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67999999999999" table:style-name="Default_1">
            <text:p>15.16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92" table:style-name="Default_1">
            <text:p>15.19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16001" table:style-name="Default_1">
            <text:p>15.216001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4" table:style-name="Default_1">
            <text:p>15.2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63999999999999" table:style-name="Default_1">
            <text:p>15.2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88" table:style-name="Default_1">
            <text:p>15.28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11999999999999" table:style-name="Default_1">
            <text:p>15.31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36" table:style-name="Default_1">
            <text:p>15.33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60001" table:style-name="Default_1">
            <text:p>15.360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84" table:style-name="Default_1">
            <text:p>15.38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07999999999999" table:style-name="Default_1">
            <text:p>15.4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32" table:style-name="Default_1">
            <text:p>15.43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56" table:style-name="Default_1">
            <text:p>15.45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80000499999999" table:style-name="Default_1">
            <text:p>15.4800005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04" table:style-name="Default_1">
            <text:p>15.50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28" table:style-name="Default_1">
            <text:p>15.52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52" table:style-name="Default_1">
            <text:p>15.55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76000000000001" table:style-name="Default_1">
            <text:p>15.57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" table:style-name="Default_1">
            <text:p>15.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24001" table:style-name="Default_1">
            <text:p>15.624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48" table:style-name="Default_1">
            <text:p>15.64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72000000000001" table:style-name="Default_1">
            <text:p>15.67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96" table:style-name="Default_1">
            <text:p>15.69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2" table:style-name="Default_1">
            <text:p>15.7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44" table:style-name="Default_1">
            <text:p>15.74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68001" table:style-name="Default_1">
            <text:p>15.768001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92" table:style-name="Default_1">
            <text:p>15.79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16000000000001" table:style-name="Default_1">
            <text:p>15.81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4" table:style-name="Default_1">
            <text:p>15.8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64000000000001" table:style-name="Default_1">
            <text:p>15.86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880005" table:style-name="Default_1">
            <text:p>15.8880005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12000000000001" table:style-name="Default_1">
            <text:p>15.91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36" table:style-name="Default_1">
            <text:p>15.93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6" table:style-name="Default_1">
            <text:p>15.9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84" table:style-name="Default_1">
            <text:p>15.98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07999999999999" table:style-name="Default_1">
            <text:p>16.00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32" table:style-name="Default_1">
            <text:p>16.03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56000000000001" table:style-name="Default_1">
            <text:p>16.056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79999999999998" table:style-name="Default_1">
            <text:p>16.08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03999999999999" table:style-name="Default_1">
            <text:p>16.10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28" table:style-name="Default_1">
            <text:p>16.12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52000000000001" table:style-name="Default_1">
            <text:p>16.15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75999999999998" table:style-name="Default_1">
            <text:p>16.17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" table:style-name="Default_1">
            <text:p>16.2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24" table:style-name="Default_1">
            <text:p>16.224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48000000000001" table:style-name="Default_1">
            <text:p>16.248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71999999999998" table:style-name="Default_1">
            <text:p>16.272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95999999999999" table:style-name="Default_1">
            <text:p>16.296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2" table:style-name="Default_1">
            <text:p>16.32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44000000000001" table:style-name="Default_1">
            <text:p>16.344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67999999999999" table:style-name="Default_1">
            <text:p>16.36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91999999999999" table:style-name="Default_1">
            <text:p>16.39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16" table:style-name="Default_1">
            <text:p>16.416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40000000000001" table:style-name="Default_1">
            <text:p>16.4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63999999999999" table:style-name="Default_1">
            <text:p>16.464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88" table:style-name="Default_1">
            <text:p>16.48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12001000000001" table:style-name="Default_1">
            <text:p>16.512001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36000000000001" table:style-name="Default_1">
            <text:p>16.53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59999999999999" table:style-name="Default_1">
            <text:p>16.5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84" table:style-name="Default_1">
            <text:p>16.58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08000000000001" table:style-name="Default_1">
            <text:p>16.60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32000000000001" table:style-name="Default_1">
            <text:p>16.63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55999999999999" table:style-name="Default_1">
            <text:p>16.65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8" table:style-name="Default_1">
            <text:p>16.6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04000000000001" table:style-name="Default_1">
            <text:p>16.70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28000000000002" table:style-name="Default_1">
            <text:p>16.72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51999999999999" table:style-name="Default_1">
            <text:p>16.75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76001000000001" table:style-name="Default_1">
            <text:p>16.776001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" table:style-name="Default_1">
            <text:p>16.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24000000000002" table:style-name="Default_1">
            <text:p>16.82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47999999999999" table:style-name="Default_1">
            <text:p>16.84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72" table:style-name="Default_1">
            <text:p>16.87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96000000000001" table:style-name="Default_1">
            <text:p>16.89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20000000000002" table:style-name="Default_1">
            <text:p>16.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43999999999999" table:style-name="Default_1">
            <text:p>16.94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68" table:style-name="Default_1">
            <text:p>16.96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92000000000001" table:style-name="Default_1">
            <text:p>16.9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15999999999998" table:style-name="Default_1">
            <text:p>17.0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4" table:style-name="Default_1">
            <text:p>17.0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64001000000001" table:style-name="Default_1">
            <text:p>17.064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88000000000001" table:style-name="Default_1">
            <text:p>17.08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11999999999998" table:style-name="Default_1">
            <text:p>17.11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35999999999999" table:style-name="Default_1">
            <text:p>17.13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6" table:style-name="Default_1">
            <text:p>17.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84000000000001" table:style-name="Default_1">
            <text:p>17.18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07999999999998" table:style-name="Default_1">
            <text:p>17.2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31999999999999" table:style-name="Default_1">
            <text:p>17.23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56" table:style-name="Default_1">
            <text:p>17.25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8" table:style-name="Default_1">
            <text:p>17.2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03999999999998" table:style-name="Default_1">
            <text:p>17.30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28001" table:style-name="Default_1">
            <text:p>17.328001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52" table:style-name="Default_1">
            <text:p>17.352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76000000000001" table:style-name="Default_1">
            <text:p>17.37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99999999999999" table:style-name="Default_1">
            <text:p>17.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23999999999999" table:style-name="Default_1">
            <text:p>17.42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48" table:style-name="Default_1">
            <text:p>17.44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472000000000001" table:style-name="Default_1">
            <text:p>17.47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495999999999999" table:style-name="Default_1">
            <text:p>17.49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52" table:style-name="Default_1">
            <text:p>17.5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544" table:style-name="Default_1">
            <text:p>17.54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568000000000001" table:style-name="Default_1">
            <text:p>17.56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592001" table:style-name="Default_1">
            <text:p>17.592001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616" table:style-name="Default_1">
            <text:p>17.61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64" table:style-name="Default_1">
            <text:p>17.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664000000000001" table:style-name="Default_1">
            <text:p>17.6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687999999999999" table:style-name="Default_1">
            <text:p>17.68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712" table:style-name="Default_1">
            <text:p>17.7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36000000000001" table:style-name="Default_1">
            <text:p>17.7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60000000000002" table:style-name="Default_1">
            <text:p>17.7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83999999999999" table:style-name="Default_1">
            <text:p>17.78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08" table:style-name="Default_1">
            <text:p>17.80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32000000000001" table:style-name="Default_1">
            <text:p>17.83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56000000000002" table:style-name="Default_1">
            <text:p>17.85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80001" table:style-name="Default_1">
            <text:p>17.880001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04" table:style-name="Default_1">
            <text:p>17.90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28000000000001" table:style-name="Default_1">
            <text:p>17.92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52000000000002" table:style-name="Default_1">
            <text:p>17.95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75999999999999" table:style-name="Default_1">
            <text:p>17.976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24000000000001" table:style-name="Default_1">
            <text:p>18.024</text:p>
          </table:table-cell>
          <table:table-cell office:value-type="float" office:value="3" table:style-name="Default_1">
            <text:p>3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47999999999998" table:style-name="Default_1">
            <text:p>18.048</text:p>
          </table:table-cell>
          <table:table-cell office:value-type="float" office:value="3" table:style-name="Default_1">
            <text:p>3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71999999999999" table:style-name="Default_1">
            <text:p>18.072</text:p>
          </table:table-cell>
          <table:table-cell office:value-type="float" office:value="3" table:style-name="Default_1">
            <text:p>3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96" table:style-name="Default_1">
            <text:p>18.096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2" table:style-name="Default_1">
            <text:p>18.12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44000999999999" table:style-name="Default_1">
            <text:p>18.144001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67999999999999" table:style-name="Default_1">
            <text:p>18.168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92" table:style-name="Default_1">
            <text:p>18.192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16000000000001" table:style-name="Default_1">
            <text:p>18.216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39999999999998" table:style-name="Default_1">
            <text:p>18.24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63999999999999" table:style-name="Default_1">
            <text:p>18.264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88" table:style-name="Default_1">
            <text:p>18.288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12000000000001" table:style-name="Default_1">
            <text:p>18.312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35999999999999" table:style-name="Default_1">
            <text:p>18.336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6" table:style-name="Default_1">
            <text:p>18.36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84" table:style-name="Default_1">
            <text:p>18.384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408000000000001" table:style-name="Default_1">
            <text:p>18.408</text:p>
          </table:table-cell>
          <table:table-cell office:value-type="float" office:value="4" table:style-name="Default_1">
            <text:p>4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31999999999999" table:style-name="Default_1">
            <text:p>18.432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56" table:style-name="Default_1">
            <text:p>18.456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8" table:style-name="Default_1">
            <text:p>18.4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04000000000001" table:style-name="Default_1">
            <text:p>18.50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27999999999999" table:style-name="Default_1">
            <text:p>18.52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52" table:style-name="Default_1">
            <text:p>18.55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76000000000001" table:style-name="Default_1">
            <text:p>18.57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00000000000001" table:style-name="Default_1">
            <text:p>18.6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23999999999999" table:style-name="Default_1">
            <text:p>18.624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48" table:style-name="Default_1">
            <text:p>18.64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72000000000001" table:style-name="Default_1">
            <text:p>18.672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96000999999999" table:style-name="Default_1">
            <text:p>18.696001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2" table:style-name="Default_1">
            <text:p>18.7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44" table:style-name="Default_1">
            <text:p>18.74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68000000000001" table:style-name="Default_1">
            <text:p>18.768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92000000000002" table:style-name="Default_1">
            <text:p>18.79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15999999999999" table:style-name="Default_1">
            <text:p>18.81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4" table:style-name="Default_1">
            <text:p>18.8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64000000000001" table:style-name="Default_1">
            <text:p>18.86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88000000000002" table:style-name="Default_1">
            <text:p>18.88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11999999999999" table:style-name="Default_1">
            <text:p>18.9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936" table:style-name="Default_1">
            <text:p>18.9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60000999999998" table:style-name="Default_1">
            <text:p>18.960001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84000000000002" table:style-name="Default_1">
            <text:p>18.98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07999999999999" table:style-name="Default_1">
            <text:p>19.00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32" table:style-name="Default_1">
            <text:p>19.03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56000000000001" table:style-name="Default_1">
            <text:p>19.05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79999999999998" table:style-name="Default_1">
            <text:p>19.08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03999999999999" table:style-name="Default_1">
            <text:p>19.10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28" table:style-name="Default_1">
            <text:p>19.128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152000000000001" table:style-name="Default_1">
            <text:p>19.15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175999999999998" table:style-name="Default_1">
            <text:p>19.17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2" table:style-name="Default_1">
            <text:p>19.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24" table:style-name="Default_1">
            <text:p>19.224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48000999999999" table:style-name="Default_1">
            <text:p>19.248001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71999999999998" table:style-name="Default_1">
            <text:p>19.272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95999999999999" table:style-name="Default_1">
            <text:p>19.296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2" table:style-name="Default_1">
            <text:p>19.32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44000000000001" table:style-name="Default_1">
            <text:p>19.344</text:p>
          </table:table-cell>
          <table:table-cell office:value-type="float" office:value="4" table:style-name="Default_1">
            <text:p>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67999999999999" table:style-name="Default_1">
            <text:p>19.36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91999999999999" table:style-name="Default_1">
            <text:p>19.3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16" table:style-name="Default_1">
            <text:p>19.4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40000000000001" table:style-name="Default_1">
            <text:p>19.4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63999999999999" table:style-name="Default_1">
            <text:p>19.46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88" table:style-name="Default_1">
            <text:p>19.48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12001000000001" table:style-name="Default_1">
            <text:p>19.512001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36000000000001" table:style-name="Default_1">
            <text:p>19.53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59999999999999" table:style-name="Default_1">
            <text:p>19.5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84" table:style-name="Default_1">
            <text:p>19.58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08000000000001" table:style-name="Default_1">
            <text:p>19.60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32000000000001" table:style-name="Default_1">
            <text:p>19.63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55999999999999" table:style-name="Default_1">
            <text:p>19.656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8" table:style-name="Default_1">
            <text:p>19.68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04000000000001" table:style-name="Default_1">
            <text:p>19.704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28000000000002" table:style-name="Default_1">
            <text:p>19.728</text:p>
          </table:table-cell>
          <table:table-cell office:value-type="float" office:value="5" table:style-name="Default_1">
            <text:p>5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51999999999999" table:style-name="Default_1">
            <text:p>19.752</text:p>
          </table:table-cell>
          <table:table-cell office:value-type="float" office:value="6" table:style-name="Default_1">
            <text:p>6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76001000000001" table:style-name="Default_1">
            <text:p>19.776001</text:p>
          </table:table-cell>
          <table:table-cell office:value-type="float" office:value="6" table:style-name="Default_1">
            <text:p>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" table:style-name="Default_1">
            <text:p>19.8</text:p>
          </table:table-cell>
          <table:table-cell office:value-type="float" office:value="6" table:style-name="Default_1">
            <text:p>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24000000000002" table:style-name="Default_1">
            <text:p>19.824</text:p>
          </table:table-cell>
          <table:table-cell office:value-type="float" office:value="6" table:style-name="Default_1">
            <text:p>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47999999999999" table:style-name="Default_1">
            <text:p>19.848</text:p>
          </table:table-cell>
          <table:table-cell office:value-type="float" office:value="6" table:style-name="Default_1">
            <text:p>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72" table:style-name="Default_1">
            <text:p>19.872</text:p>
          </table:table-cell>
          <table:table-cell office:value-type="float" office:value="7" table:style-name="Default_1">
            <text:p>7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96000000000001" table:style-name="Default_1">
            <text:p>19.896</text:p>
          </table:table-cell>
          <table:table-cell office:value-type="float" office:value="7" table:style-name="Default_1">
            <text:p>7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20000000000002" table:style-name="Default_1">
            <text:p>19.92</text:p>
          </table:table-cell>
          <table:table-cell office:value-type="float" office:value="7" table:style-name="Default_1">
            <text:p>7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43999999999999" table:style-name="Default_1">
            <text:p>19.944</text:p>
          </table:table-cell>
          <table:table-cell office:value-type="float" office:value="7" table:style-name="Default_1">
            <text:p>7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68" table:style-name="Default_1">
            <text:p>19.968</text:p>
          </table:table-cell>
          <table:table-cell office:value-type="float" office:value="7" table:style-name="Default_1">
            <text:p>7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92000000000001" table:style-name="Default_1">
            <text:p>19.992</text:p>
          </table:table-cell>
          <table:table-cell office:value-type="float" office:value="7" table:style-name="Default_1">
            <text:p>7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15999999999998" table:style-name="Default_1">
            <text:p>20.016</text:p>
          </table:table-cell>
          <table:table-cell office:value-type="float" office:value="7" table:style-name="Default_1">
            <text:p>7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4" table:style-name="Default_1">
            <text:p>20.04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64001000000001" table:style-name="Default_1">
            <text:p>20.064001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88000000000001" table:style-name="Default_1">
            <text:p>20.088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11999999999998" table:style-name="Default_1">
            <text:p>20.112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35999999999999" table:style-name="Default_1">
            <text:p>20.136</text:p>
          </table:table-cell>
          <table:table-cell office:value-type="float" office:value="8" table:style-name="Default_1">
            <text:p>8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6" table:style-name="Default_1">
            <text:p>20.16</text:p>
          </table:table-cell>
          <table:table-cell office:value-type="float" office:value="8" table:style-name="Default_1">
            <text:p>8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84000000000001" table:style-name="Default_1">
            <text:p>20.184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07999999999998" table:style-name="Default_1">
            <text:p>20.208</text:p>
          </table:table-cell>
          <table:table-cell office:value-type="float" office:value="8" table:style-name="Default_1">
            <text:p>8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31999999999999" table:style-name="Default_1">
            <text:p>20.232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56" table:style-name="Default_1">
            <text:p>20.256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8" table:style-name="Default_1">
            <text:p>20.28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03999999999998" table:style-name="Default_1">
            <text:p>20.304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28001" table:style-name="Default_1">
            <text:p>20.328001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52" table:style-name="Default_1">
            <text:p>20.352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76000000000001" table:style-name="Default_1">
            <text:p>20.376</text:p>
          </table:table-cell>
          <table:table-cell office:value-type="float" office:value="8" table:style-name="Default_1">
            <text:p>8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99999999999999" table:style-name="Default_1">
            <text:p>20.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23999999999999" table:style-name="Default_1">
            <text:p>20.424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48" table:style-name="Default_1">
            <text:p>20.448</text:p>
          </table:table-cell>
          <table:table-cell office:value-type="float" office:value="7" table:style-name="Default_1">
            <text:p>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72000000000001" table:style-name="Default_1">
            <text:p>20.47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95999999999999" table:style-name="Default_1">
            <text:p>20.496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2" table:style-name="Default_1">
            <text:p>20.52</text:p>
          </table:table-cell>
          <table:table-cell office:value-type="float" office:value="6" table:style-name="Default_1">
            <text:p>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44" table:style-name="Default_1">
            <text:p>20.54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68000000000001" table:style-name="Default_1">
            <text:p>20.56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92001" table:style-name="Default_1">
            <text:p>20.592001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16001000000001" table:style-name="Default_1">
            <text:p>20.616001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4" table:style-name="Default_1">
            <text:p>20.64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64000000000001" table:style-name="Default_1">
            <text:p>20.664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87999999999999" table:style-name="Default_1">
            <text:p>20.68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12" table:style-name="Default_1">
            <text:p>20.712</text:p>
          </table:table-cell>
          <table:table-cell office:value-type="float" office:value="6" table:style-name="Default_1">
            <text:p>6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36000000000001" table:style-name="Default_1">
            <text:p>20.736</text:p>
          </table:table-cell>
          <table:table-cell office:value-type="float" office:value="5" table:style-name="Default_1">
            <text:p>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6" table:style-name="Default_1">
            <text:p>20.7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83999999999999" table:style-name="Default_1">
            <text:p>20.78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808" table:style-name="Default_1">
            <text:p>20.808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32000000000001" table:style-name="Default_1">
            <text:p>20.83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56000000000002" table:style-name="Default_1">
            <text:p>20.85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80001" table:style-name="Default_1">
            <text:p>20.880001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904" table:style-name="Default_1">
            <text:p>20.90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28000000000001" table:style-name="Default_1">
            <text:p>20.92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52000000000002" table:style-name="Default_1">
            <text:p>20.952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75999999999999" table:style-name="Default_1">
            <text:p>20.976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24000000000001" table:style-name="Default_1">
            <text:p>21.024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47999999999998" table:style-name="Default_1">
            <text:p>21.04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71999999999999" table:style-name="Default_1">
            <text:p>21.072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96" table:style-name="Default_1">
            <text:p>21.096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2" table:style-name="Default_1">
            <text:p>21.12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44000999999999" table:style-name="Default_1">
            <text:p>21.144001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67999999999999" table:style-name="Default_1">
            <text:p>21.16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92" table:style-name="Default_1">
            <text:p>21.192</text:p>
          </table:table-cell>
          <table:table-cell office:value-type="float" office:value="7" table:style-name="Default_1">
            <text:p>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16000000000001" table:style-name="Default_1">
            <text:p>21.216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4" table:style-name="Default_1">
            <text:p>21.2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63999999999999" table:style-name="Default_1">
            <text:p>21.264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88" table:style-name="Default_1">
            <text:p>21.288</text:p>
          </table:table-cell>
          <table:table-cell office:value-type="float" office:value="7" table:style-name="Default_1">
            <text:p>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12000000000001" table:style-name="Default_1">
            <text:p>21.312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35999999999999" table:style-name="Default_1">
            <text:p>21.33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6" table:style-name="Default_1">
            <text:p>21.36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84" table:style-name="Default_1">
            <text:p>21.384</text:p>
          </table:table-cell>
          <table:table-cell office:value-type="float" office:value="6" table:style-name="Default_1">
            <text:p>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08000000000001" table:style-name="Default_1">
            <text:p>21.40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432001" table:style-name="Default_1">
            <text:p>21.432001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56" table:style-name="Default_1">
            <text:p>21.45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8" table:style-name="Default_1">
            <text:p>21.4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04000000000001" table:style-name="Default_1">
            <text:p>21.50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27999999999999" table:style-name="Default_1">
            <text:p>21.52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52" table:style-name="Default_1">
            <text:p>21.55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76000000000001" table:style-name="Default_1">
            <text:p>21.576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" table:style-name="Default_1">
            <text:p>21.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23999999999999" table:style-name="Default_1">
            <text:p>21.62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48" table:style-name="Default_1">
            <text:p>21.64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72000000000001" table:style-name="Default_1">
            <text:p>21.672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96000999999999" table:style-name="Default_1">
            <text:p>21.696001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2" table:style-name="Default_1">
            <text:p>21.7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44" table:style-name="Default_1">
            <text:p>21.74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68000000000001" table:style-name="Default_1">
            <text:p>21.768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92000000000002" table:style-name="Default_1">
            <text:p>21.792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15999999999999" table:style-name="Default_1">
            <text:p>21.816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4" table:style-name="Default_1">
            <text:p>21.8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64000000000001" table:style-name="Default_1">
            <text:p>21.86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88000000000002" table:style-name="Default_1">
            <text:p>21.888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11999999999999" table:style-name="Default_1">
            <text:p>21.912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36" table:style-name="Default_1">
            <text:p>21.936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60000999999998" table:style-name="Default_1">
            <text:p>21.960001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84000000000002" table:style-name="Default_1">
            <text:p>21.984</text:p>
          </table:table-cell>
          <table:table-cell office:value-type="float" office:value="5" table:style-name="Default_1">
            <text:p>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07999999999999" table:style-name="Default_1">
            <text:p>22.00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32" table:style-name="Default_1">
            <text:p>22.032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56000000000001" table:style-name="Default_1">
            <text:p>22.056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8" table:style-name="Default_1">
            <text:p>22.0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03999999999999" table:style-name="Default_1">
            <text:p>22.10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28" table:style-name="Default_1">
            <text:p>22.128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52000000000001" table:style-name="Default_1">
            <text:p>22.15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75999999999998" table:style-name="Default_1">
            <text:p>22.17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" table:style-name="Default_1">
            <text:p>22.2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24" table:style-name="Default_1">
            <text:p>22.22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48000999999999" table:style-name="Default_1">
            <text:p>22.248001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71999999999998" table:style-name="Default_1">
            <text:p>22.272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95999999999999" table:style-name="Default_1">
            <text:p>22.296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2" table:style-name="Default_1">
            <text:p>22.32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44000000000001" table:style-name="Default_1">
            <text:p>22.34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67999999999999" table:style-name="Default_1">
            <text:p>22.368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91999999999999" table:style-name="Default_1">
            <text:p>22.39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16" table:style-name="Default_1">
            <text:p>22.41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4" table:style-name="Default_1">
            <text:p>22.4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63999999999999" table:style-name="Default_1">
            <text:p>22.464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88" table:style-name="Default_1">
            <text:p>22.48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12001000000001" table:style-name="Default_1">
            <text:p>22.512001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36000000000001" table:style-name="Default_1">
            <text:p>22.53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6" table:style-name="Default_1">
            <text:p>22.5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84" table:style-name="Default_1">
            <text:p>22.584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08000000000001" table:style-name="Default_1">
            <text:p>22.60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32000000000001" table:style-name="Default_1">
            <text:p>22.632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55999999999999" table:style-name="Default_1">
            <text:p>22.65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8" table:style-name="Default_1">
            <text:p>22.6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04000000000001" table:style-name="Default_1">
            <text:p>22.704</text:p>
          </table:table-cell>
          <table:table-cell office:value-type="float" office:value="3" table:style-name="Default_1">
            <text:p>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28000000000002" table:style-name="Default_1">
            <text:p>22.728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51999999999999" table:style-name="Default_1">
            <text:p>22.752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76001000000001" table:style-name="Default_1">
            <text:p>22.776001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00001000000002" table:style-name="Default_1">
            <text:p>22.800001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24000000000002" table:style-name="Default_1">
            <text:p>22.824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47999999999999" table:style-name="Default_1">
            <text:p>22.84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72" table:style-name="Default_1">
            <text:p>22.87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96000000000001" table:style-name="Default_1">
            <text:p>22.896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2" table:style-name="Default_1">
            <text:p>22.92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43999999999999" table:style-name="Default_1">
            <text:p>22.94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68" table:style-name="Default_1">
            <text:p>22.968</text:p>
          </table:table-cell>
          <table:table-cell office:value-type="float" office:value="4" table:style-name="Default_1">
            <text:p>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92000000000001" table:style-name="Default_1">
            <text:p>22.992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15999999999998" table:style-name="Default_1">
            <text:p>23.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4" table:style-name="Default_1">
            <text:p>23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64001000000001" table:style-name="Default_1">
            <text:p>23.064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88000000000001" table:style-name="Default_1">
            <text:p>23.0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11999999999998" table:style-name="Default_1">
            <text:p>23.1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35999999999999" table:style-name="Default_1">
            <text:p>23.1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6" table:style-name="Default_1">
            <text:p>23.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84000000000001" table:style-name="Default_1">
            <text:p>23.1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07999999999998" table:style-name="Default_1">
            <text:p>23.2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31999999999999" table:style-name="Default_1">
            <text:p>23.2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56" table:style-name="Default_1">
            <text:p>23.2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8" table:style-name="Default_1">
            <text:p>23.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03999999999998" table:style-name="Default_1">
            <text:p>23.3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28001" table:style-name="Default_1">
            <text:p>23.328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52" table:style-name="Default_1">
            <text:p>23.3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76000000000001" table:style-name="Default_1">
            <text:p>23.3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" table:style-name="Default_1">
            <text:p>23.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23999999999999" table:style-name="Default_1">
            <text:p>23.4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48" table:style-name="Default_1">
            <text:p>23.4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72000000000001" table:style-name="Default_1">
            <text:p>23.4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95999999999999" table:style-name="Default_1">
            <text:p>23.4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2" table:style-name="Default_1">
            <text:p>23.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44" table:style-name="Default_1">
            <text:p>23.5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68000000000001" table:style-name="Default_1">
            <text:p>23.5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92001" table:style-name="Default_1">
            <text:p>23.592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16001000000001" table:style-name="Default_1">
            <text:p>23.616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4" table:style-name="Default_1">
            <text:p>23.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64000000000001" table:style-name="Default_1">
            <text:p>23.6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87999999999999" table:style-name="Default_1">
            <text:p>23.6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12" table:style-name="Default_1">
            <text:p>23.7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36000000000001" table:style-name="Default_1">
            <text:p>23.7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6" table:style-name="Default_1">
            <text:p>23.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83999999999999" table:style-name="Default_1">
            <text:p>23.7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08" table:style-name="Default_1">
            <text:p>23.8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32000000000001" table:style-name="Default_1">
            <text:p>23.8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56000000000002" table:style-name="Default_1">
            <text:p>23.8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80001" table:style-name="Default_1">
            <text:p>23.88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04" table:style-name="Default_1">
            <text:p>23.9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28000000000001" table:style-name="Default_1">
            <text:p>23.9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52000000000002" table:style-name="Default_1">
            <text:p>23.9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75999999999999" table:style-name="Default_1">
            <text:p>23.9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  <table:table table:name="sa-quick-charge-cnt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Default_1">
            <text:p>visit</text:p>
          </table:table-cell>
          <table:table-cell office:value-type="string" table:style-name="Default_1">
            <text:p>wait</text:p>
          </table:table-cell>
          <table:table-cell office:value-type="string" table:style-name="Default_1">
            <text:p>slow</text:p>
          </table:table-cell>
          <table:table-cell office:value-type="string" table:style-name="Default_1">
            <text:p>fast</text:p>
          </table:table-cell>
          <table:table-cell table:number-columns-repeated="16380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E-2" table:style-name="Default_1">
            <text:p>0.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000000000000001E-2" table:style-name="Default_1">
            <text:p>0.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Default_1">
            <text:p>0.0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000000000000002E-2" table:style-name="Default_1">
            <text:p>0.0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2000000500000001" table:style-name="Default_1">
            <text:p>0.12000000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4399999999999999" table:style-name="Default_1">
            <text:p>0.1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6800000000000001" table:style-name="Default_1">
            <text:p>0.1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92" table:style-name="Default_1">
            <text:p>0.1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16" table:style-name="Default_1">
            <text:p>0.2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4000001000000001" table:style-name="Default_1">
            <text:p>0.24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6400000000000001" table:style-name="Default_1">
            <text:p>0.2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8799999999999998" table:style-name="Default_1">
            <text:p>0.2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12" table:style-name="Default_1">
            <text:p>0.3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3600000000000002" table:style-name="Default_1">
            <text:p>0.3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6" table:style-name="Default_1">
            <text:p>0.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8400000000000001" table:style-name="Default_1">
            <text:p>0.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0799999999999997" table:style-name="Default_1">
            <text:p>0.4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32" table:style-name="Default_1">
            <text:p>0.4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5600000000000002" table:style-name="Default_1">
            <text:p>0.4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8000002000000003" table:style-name="Default_1">
            <text:p>0.4800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04" table:style-name="Default_1">
            <text:p>0.5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2800000000000002" table:style-name="Default_1">
            <text:p>0.5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5200000000000005" table:style-name="Default_1">
            <text:p>0.5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7599999999999996" table:style-name="Default_1">
            <text:p>0.5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24" table:style-name="Default_1">
            <text:p>0.6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4800000000000002" table:style-name="Default_1">
            <text:p>0.6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7200000000000004" table:style-name="Default_1">
            <text:p>0.6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9599999999999995" table:style-name="Default_1">
            <text:p>0.6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2" table:style-name="Default_1">
            <text:p>0.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4399999999999999" table:style-name="Default_1">
            <text:p>0.7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6800000000000002" table:style-name="Default_1">
            <text:p>0.7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9200000000000004" table:style-name="Default_1">
            <text:p>0.7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1599999999999995" table:style-name="Default_1">
            <text:p>0.8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4000003000000001" table:style-name="Default_1">
            <text:p>0.8400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6399999999999999" table:style-name="Default_1">
            <text:p>0.8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8800000000000001" table:style-name="Default_1">
            <text:p>0.8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1200000000000003" table:style-name="Default_1">
            <text:p>0.9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3600000000000005" table:style-name="Default_1">
            <text:p>0.9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6000004000000005" table:style-name="Default_1">
            <text:p>0.960000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8399999999999999" table:style-name="Default_1">
            <text:p>0.9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08" table:style-name="Default_1">
            <text:p>1.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320001000000001" table:style-name="Default_1">
            <text:p>1.03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56" table:style-name="Default_1">
            <text:p>1.0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8" table:style-name="Default_1">
            <text:p>1.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040000000000001" table:style-name="Default_1">
            <text:p>1.1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279999999999999" table:style-name="Default_1">
            <text:p>1.1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519999999999999" table:style-name="Default_1">
            <text:p>1.1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759999999999999" table:style-name="Default_1">
            <text:p>1.1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24" table:style-name="Default_1">
            <text:p>1.2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48" table:style-name="Default_1">
            <text:p>1.2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72" table:style-name="Default_1">
            <text:p>1.2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96" table:style-name="Default_1">
            <text:p>1.2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2" table:style-name="Default_1">
            <text:p>1.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440000000000001" table:style-name="Default_1">
            <text:p>1.3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680000000000001" table:style-name="Default_1">
            <text:p>1.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919999999999999" table:style-name="Default_1">
            <text:p>1.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159999999999999" table:style-name="Default_1">
            <text:p>1.4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4" table:style-name="Default_1">
            <text:p>1.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64" table:style-name="Default_1">
            <text:p>1.4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88" table:style-name="Default_1">
            <text:p>1.4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12" table:style-name="Default_1">
            <text:p>1.5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36" table:style-name="Default_1">
            <text:p>1.5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600000999999999" table:style-name="Default_1">
            <text:p>1.56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840000000000001" table:style-name="Default_1">
            <text:p>1.5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080000000000001" table:style-name="Default_1">
            <text:p>1.6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319999999999999" table:style-name="Default_1">
            <text:p>1.6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559999999999999" table:style-name="Default_1">
            <text:p>1.6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800001" table:style-name="Default_1">
            <text:p>1.68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04" table:style-name="Default_1">
            <text:p>1.7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28" table:style-name="Default_1">
            <text:p>1.7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52" table:style-name="Default_1">
            <text:p>1.7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76" table:style-name="Default_1">
            <text:p>1.7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000001000000001" table:style-name="Default_1">
            <text:p>1.8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240000000000001" table:style-name="Default_1">
            <text:p>1.8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480000000000001" table:style-name="Default_1">
            <text:p>1.8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720000000000001" table:style-name="Default_1">
            <text:p>1.8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959999999999999" table:style-name="Default_1">
            <text:p>1.8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200001" table:style-name="Default_1">
            <text:p>1.92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44" table:style-name="Default_1">
            <text:p>1.9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68" table:style-name="Default_1">
            <text:p>1.9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92" table:style-name="Default_1">
            <text:p>1.9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16" table:style-name="Default_1">
            <text:p>2.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4" table:style-name="Default_1">
            <text:p>2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640000999999999" table:style-name="Default_1">
            <text:p>2.064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880000000000001" table:style-name="Default_1">
            <text:p>2.0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120000000000001" table:style-name="Default_1">
            <text:p>2.1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360000000000001" table:style-name="Default_1">
            <text:p>2.1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6" table:style-name="Default_1">
            <text:p>2.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840000000000002" table:style-name="Default_1">
            <text:p>2.1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080000000000002" table:style-name="Default_1">
            <text:p>2.2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320000000000002" table:style-name="Default_1">
            <text:p>2.2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559999999999998" table:style-name="Default_1">
            <text:p>2.2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Default_1">
            <text:p>2.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039999999999998" table:style-name="Default_1">
            <text:p>2.3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279999999999998" table:style-name="Default_1">
            <text:p>2.3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519999999999999" table:style-name="Default_1">
            <text:p>2.3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759999999999999" table:style-name="Default_1">
            <text:p>2.3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" table:style-name="Default_1">
            <text:p>2.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239999999999999" table:style-name="Default_1">
            <text:p>2.4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48" table:style-name="Default_1">
            <text:p>2.4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720000999999998" table:style-name="Default_1">
            <text:p>2.47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96" table:style-name="Default_1">
            <text:p>2.4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2" table:style-name="Default_1">
            <text:p>2.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44" table:style-name="Default_1">
            <text:p>2.5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680000000000001" table:style-name="Default_1">
            <text:p>2.5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920000000000001" table:style-name="Default_1">
            <text:p>2.5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160000000000001" table:style-name="Default_1">
            <text:p>2.6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4" table:style-name="Default_1">
            <text:p>2.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640000000000001" table:style-name="Default_1">
            <text:p>2.6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880000000000002" table:style-name="Default_1">
            <text:p>2.6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120001" table:style-name="Default_1">
            <text:p>2.71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360000000000002" table:style-name="Default_1">
            <text:p>2.7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6" table:style-name="Default_1">
            <text:p>2.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839999999999998" table:style-name="Default_1">
            <text:p>2.7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079999999999998" table:style-name="Default_1">
            <text:p>2.8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319999999999999" table:style-name="Default_1">
            <text:p>2.8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559999999999999" table:style-name="Default_1">
            <text:p>2.8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8" table:style-name="Default_1">
            <text:p>2.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039999999999999" table:style-name="Default_1">
            <text:p>2.9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279999999999999" table:style-name="Default_1">
            <text:p>2.9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520000999999998" table:style-name="Default_1">
            <text:p>2.952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76" table:style-name="Default_1">
            <text:p>2.9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24" table:style-name="Default_1">
            <text:p>3.0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48" table:style-name="Default_1">
            <text:p>3.0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720000000000001" table:style-name="Default_1">
            <text:p>3.0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960000000000001" table:style-name="Default_1">
            <text:p>3.0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200000999999999" table:style-name="Default_1">
            <text:p>3.12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440000000000001" table:style-name="Default_1">
            <text:p>3.1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680000000000001" table:style-name="Default_1">
            <text:p>3.1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920000000000002" table:style-name="Default_1">
            <text:p>3.1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160000000000002" table:style-name="Default_1">
            <text:p>3.2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639999999999998" table:style-name="Default_1">
            <text:p>3.2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879999999999998" table:style-name="Default_1">
            <text:p>3.2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119999999999998" table:style-name="Default_1">
            <text:p>3.3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359999999999999" table:style-name="Default_1">
            <text:p>3.3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600001000000002" table:style-name="Default_1">
            <text:p>3.36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839999999999999" table:style-name="Default_1">
            <text:p>3.3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079999999999999" table:style-name="Default_1">
            <text:p>3.4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319999999999999" table:style-name="Default_1">
            <text:p>3.4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56" table:style-name="Default_1">
            <text:p>3.4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8" table:style-name="Default_1">
            <text:p>3.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04" table:style-name="Default_1">
            <text:p>3.5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28" table:style-name="Default_1">
            <text:p>3.5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52" table:style-name="Default_1">
            <text:p>3.5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760000000000001" table:style-name="Default_1">
            <text:p>3.5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000000999999999" table:style-name="Default_1">
            <text:p>3.600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240000000000001" table:style-name="Default_1">
            <text:p>3.6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480000000000001" table:style-name="Default_1">
            <text:p>3.6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720000000000002" table:style-name="Default_1">
            <text:p>3.6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960000000000002" table:style-name="Default_1">
            <text:p>3.6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2" table:style-name="Default_1">
            <text:p>3.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440000000000002" table:style-name="Default_1">
            <text:p>3.7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680001000000001" table:style-name="Default_1">
            <text:p>3.768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919999999999998" table:style-name="Default_1">
            <text:p>3.7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159999999999998" table:style-name="Default_1">
            <text:p>3.8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400002" table:style-name="Default_1">
            <text:p>3.840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639999999999999" table:style-name="Default_1">
            <text:p>3.8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879999999999999" table:style-name="Default_1">
            <text:p>3.8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119999999999999" table:style-name="Default_1">
            <text:p>3.9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359999999999999" table:style-name="Default_1">
            <text:p>3.9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6" table:style-name="Default_1">
            <text:p>3.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84" table:style-name="Default_1">
            <text:p>3.9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08" table:style-name="Default_1">
            <text:p>4.0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32" table:style-name="Default_1">
            <text:p>4.0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56" table:style-name="Default_1">
            <text:p>4.0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8" table:style-name="Default_1">
            <text:p>4.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040000000000001" table:style-name="Default_1">
            <text:p>4.1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280003000000001" table:style-name="Default_1">
            <text:p>4.128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520000000000001" table:style-name="Default_1">
            <text:p>4.1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760000000000002" table:style-name="Default_1">
            <text:p>4.1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" table:style-name="Default_1">
            <text:p>4.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240000000000002" table:style-name="Default_1">
            <text:p>4.2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480000000000002" table:style-name="Default_1">
            <text:p>4.2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720000000000002" table:style-name="Default_1">
            <text:p>4.2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960000000000003" table:style-name="Default_1">
            <text:p>4.2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2" table:style-name="Default_1">
            <text:p>4.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440000000000003" table:style-name="Default_1">
            <text:p>4.3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680000000000003" table:style-name="Default_1">
            <text:p>4.3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920000000000003" table:style-name="Default_1">
            <text:p>4.3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160000000000004" table:style-name="Default_1">
            <text:p>4.4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Default_1">
            <text:p>4.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640000000000004" table:style-name="Default_1">
            <text:p>4.4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880000000000004" table:style-name="Default_1">
            <text:p>4.4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119999999999996" table:style-name="Default_1">
            <text:p>4.5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360003000000004" table:style-name="Default_1">
            <text:p>4.53600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Default_1">
            <text:p>4.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839999999999996" table:style-name="Default_1">
            <text:p>4.5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079999999999997" table:style-name="Default_1">
            <text:p>4.6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319999999999997" table:style-name="Default_1">
            <text:p>4.6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559999999999997" table:style-name="Default_1">
            <text:p>4.6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8" table:style-name="Default_1">
            <text:p>4.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039999999999997" table:style-name="Default_1">
            <text:p>4.7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279999999999998" table:style-name="Default_1">
            <text:p>4.7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519999999999998" table:style-name="Default_1">
            <text:p>4.7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759999999999998" table:style-name="Default_1">
            <text:p>4.7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" table:style-name="Default_1">
            <text:p>4.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239999999999998" table:style-name="Default_1">
            <text:p>4.8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479999999999999" table:style-name="Default_1">
            <text:p>4.8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719999999999999" table:style-name="Default_1">
            <text:p>4.8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959999999999999" table:style-name="Default_1">
            <text:p>4.8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2" table:style-name="Default_1">
            <text:p>4.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440001999999996" table:style-name="Default_1">
            <text:p>4.94400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68" table:style-name="Default_1">
            <text:p>4.9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92" table:style-name="Default_1">
            <text:p>4.99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160003" table:style-name="Default_1">
            <text:p>5.016000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4" table:style-name="Default_1">
            <text:p>5.0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640000000000001" table:style-name="Default_1">
            <text:p>5.06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880000000000001" table:style-name="Default_1">
            <text:p>5.08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120000000000001" table:style-name="Default_1">
            <text:p>5.1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360000000000001" table:style-name="Default_1">
            <text:p>5.13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6" table:style-name="Default_1">
            <text:p>5.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840000000000002" table:style-name="Default_1">
            <text:p>5.18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080000000000002" table:style-name="Default_1">
            <text:p>5.20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320000000000002" table:style-name="Default_1">
            <text:p>5.23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560000000000002" table:style-name="Default_1">
            <text:p>5.25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8" table:style-name="Default_1">
            <text:p>5.2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040000000000003" table:style-name="Default_1">
            <text:p>5.30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280000000000003" table:style-name="Default_1">
            <text:p>5.328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520000000000003" table:style-name="Default_1">
            <text:p>5.352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760000000000003" table:style-name="Default_1">
            <text:p>5.37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" table:style-name="Default_1">
            <text:p>5.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240003000000003" table:style-name="Default_1">
            <text:p>5.4240003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480000000000004" table:style-name="Default_1">
            <text:p>5.448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720000000000004" table:style-name="Default_1">
            <text:p>5.472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960000000000004" table:style-name="Default_1">
            <text:p>5.496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2" table:style-name="Default_1">
            <text:p>5.52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439999999999996" table:style-name="Default_1">
            <text:p>5.54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679999999999996" table:style-name="Default_1">
            <text:p>5.568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919999999999996" table:style-name="Default_1">
            <text:p>5.59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159999999999997" table:style-name="Default_1">
            <text:p>5.61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4" table:style-name="Default_1">
            <text:p>5.6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639999999999997" table:style-name="Default_1">
            <text:p>5.664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879999999999997" table:style-name="Default_1">
            <text:p>5.688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119999999999997" table:style-name="Default_1">
            <text:p>5.712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359999999999998" table:style-name="Default_1">
            <text:p>5.736</text:p>
          </table:table-cell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6" table:style-name="Default_1">
            <text:p>5.76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839999999999998" table:style-name="Default_1">
            <text:p>5.784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079999999999998" table:style-name="Default_1">
            <text:p>5.808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320002999999998" table:style-name="Default_1">
            <text:p>5.8320003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559999999999999" table:style-name="Default_1">
            <text:p>5.85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8" table:style-name="Default_1">
            <text:p>5.88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040002999999999" table:style-name="Default_1">
            <text:p>5.9040003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279999999999999" table:style-name="Default_1">
            <text:p>5.928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52" table:style-name="Default_1">
            <text:p>5.952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76" table:style-name="Default_1">
            <text:p>5.976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24" table:style-name="Default_1">
            <text:p>6.024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48" table:style-name="Default_1">
            <text:p>6.048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720000000000001" table:style-name="Default_1">
            <text:p>6.072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960000000000001" table:style-name="Default_1">
            <text:p>6.09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2" table:style-name="Default_1">
            <text:p>6.12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440000000000001" table:style-name="Default_1">
            <text:p>6.144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680000000000001" table:style-name="Default_1">
            <text:p>6.168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920000000000002" table:style-name="Default_1">
            <text:p>6.192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160000000000002" table:style-name="Default_1">
            <text:p>6.21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400001999999999" table:style-name="Default_1">
            <text:p>6.2400002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640000000000002" table:style-name="Default_1">
            <text:p>6.264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880000000000003" table:style-name="Default_1">
            <text:p>6.288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120003000000002" table:style-name="Default_1">
            <text:p>6.3120003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360000000000003" table:style-name="Default_1">
            <text:p>6.336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6" table:style-name="Default_1">
            <text:p>6.3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840000000000003" table:style-name="Default_1">
            <text:p>6.384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080000000000004" table:style-name="Default_1">
            <text:p>6.408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320000000000004" table:style-name="Default_1">
            <text:p>6.432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560000000000004" table:style-name="Default_1">
            <text:p>6.456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8" table:style-name="Default_1">
            <text:p>6.48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039999999999996" table:style-name="Default_1">
            <text:p>6.504</text:p>
          </table:table-cell>
          <table:table-cell office:value-type="float" office:value="8" table:style-name="Default_1">
            <text:p>8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279999999999996" table:style-name="Default_1">
            <text:p>6.528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519999999999996" table:style-name="Default_1">
            <text:p>6.552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759999999999996" table:style-name="Default_1">
            <text:p>6.576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" table:style-name="Default_1">
            <text:p>6.6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239999999999997" table:style-name="Default_1">
            <text:p>6.624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480002000000002" table:style-name="Default_1">
            <text:p>6.6480002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719999999999997" table:style-name="Default_1">
            <text:p>6.672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959999999999997" table:style-name="Default_1">
            <text:p>6.69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200002999999997" table:style-name="Default_1">
            <text:p>6.7200003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439999999999998" table:style-name="Default_1">
            <text:p>6.744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679999999999998" table:style-name="Default_1">
            <text:p>6.768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6.7920002999999998" table:style-name="Default_1">
            <text:p>6.7920003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159999999999998" table:style-name="Default_1">
            <text:p>6.81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4" table:style-name="Default_1">
            <text:p>6.8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639999999999999" table:style-name="Default_1">
            <text:p>6.86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879999999999999" table:style-name="Default_1">
            <text:p>6.88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119999999999999" table:style-name="Default_1">
            <text:p>6.9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359999999999999" table:style-name="Default_1">
            <text:p>6.93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6" table:style-name="Default_1">
            <text:p>6.96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84" table:style-name="Default_1">
            <text:p>6.984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08" table:style-name="Default_1">
            <text:p>7.008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32" table:style-name="Default_1">
            <text:p>7.032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56" table:style-name="Default_1">
            <text:p>7.056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8" table:style-name="Default_1">
            <text:p>7.08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040000000000001" table:style-name="Default_1">
            <text:p>7.104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280003000000001" table:style-name="Default_1">
            <text:p>7.1280003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520000000000001" table:style-name="Default_1">
            <text:p>7.152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760000000000002" table:style-name="Default_1">
            <text:p>7.176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000003000000001" table:style-name="Default_1">
            <text:p>7.2000003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240000000000002" table:style-name="Default_1">
            <text:p>7.2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480000000000002" table:style-name="Default_1">
            <text:p>7.248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720000000000002" table:style-name="Default_1">
            <text:p>7.27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960000000000003" table:style-name="Default_1">
            <text:p>7.296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2" table:style-name="Default_1">
            <text:p>7.32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440000000000003" table:style-name="Default_1">
            <text:p>7.344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680000000000003" table:style-name="Default_1">
            <text:p>7.368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920000000000003" table:style-name="Default_1">
            <text:p>7.392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160000000000004" table:style-name="Default_1">
            <text:p>7.416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4" table:style-name="Default_1">
            <text:p>7.44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640000000000004" table:style-name="Default_1">
            <text:p>7.464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880000000000004" table:style-name="Default_1">
            <text:p>7.488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119999999999996" table:style-name="Default_1">
            <text:p>7.512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360003000000004" table:style-name="Default_1">
            <text:p>7.5360003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6" table:style-name="Default_1">
            <text:p>7.56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839999999999996" table:style-name="Default_1">
            <text:p>7.584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080002999999996" table:style-name="Default_1">
            <text:p>7.6080003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319999999999997" table:style-name="Default_1">
            <text:p>7.632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559999999999997" table:style-name="Default_1">
            <text:p>7.656</text:p>
          </table:table-cell>
          <table:table-cell office:value-type="float" office:value="15" table:style-name="Default_1">
            <text:p>15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800002999999997" table:style-name="Default_1">
            <text:p>7.6800003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039999999999997" table:style-name="Default_1">
            <text:p>7.704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279999999999998" table:style-name="Default_1">
            <text:p>7.728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519999999999998" table:style-name="Default_1">
            <text:p>7.75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759999999999998" table:style-name="Default_1">
            <text:p>7.776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7.8" table:style-name="Default_1">
            <text:p>7.8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239999999999998" table:style-name="Default_1">
            <text:p>7.824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479999999999999" table:style-name="Default_1">
            <text:p>7.848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719999999999999" table:style-name="Default_1">
            <text:p>7.872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959999999999999" table:style-name="Default_1">
            <text:p>7.896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7.92" table:style-name="Default_1">
            <text:p>7.92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7.9440001999999996" table:style-name="Default_1">
            <text:p>7.9440002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7.968" table:style-name="Default_1">
            <text:p>7.968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92" table:style-name="Default_1">
            <text:p>7.992</text:p>
          </table:table-cell>
          <table:table-cell office:value-type="float" office:value="17" table:style-name="Default_1">
            <text:p>17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16" table:style-name="Default_1">
            <text:p>8.016</text:p>
          </table:table-cell>
          <table:table-cell office:value-type="float" office:value="17" table:style-name="Default_1">
            <text:p>17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399999999999991" table:style-name="Default_1">
            <text:p>8.04</text:p>
          </table:table-cell>
          <table:table-cell office:value-type="float" office:value="17" table:style-name="Default_1">
            <text:p>17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640000000000001" table:style-name="Default_1">
            <text:p>8.064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0879999999999992" table:style-name="Default_1">
            <text:p>8.08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1120000000000001" table:style-name="Default_1">
            <text:p>8.1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1359999999999992" table:style-name="Default_1">
            <text:p>8.13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16" table:style-name="Default_1">
            <text:p>8.1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1839999999999993" table:style-name="Default_1">
            <text:p>8.18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080000000000002" table:style-name="Default_1">
            <text:p>8.20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319999999999993" table:style-name="Default_1">
            <text:p>8.23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560005000000007" table:style-name="Default_1">
            <text:p>8.2560005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799999999999994" table:style-name="Default_1">
            <text:p>8.2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040000000000003" table:style-name="Default_1">
            <text:p>8.30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279999999999994" table:style-name="Default_1">
            <text:p>8.328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520000000000003" table:style-name="Default_1">
            <text:p>8.352</text:p>
          </table:table-cell>
          <table:table-cell office:value-type="float" office:value="11" table:style-name="Default_1">
            <text:p>11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759999999999994" table:style-name="Default_1">
            <text:p>8.376</text:p>
          </table:table-cell>
          <table:table-cell office:value-type="float" office:value="10" table:style-name="Default_1">
            <text:p>10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" table:style-name="Default_1">
            <text:p>8.4</text:p>
          </table:table-cell>
          <table:table-cell office:value-type="float" office:value="10" table:style-name="Default_1">
            <text:p>10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239999999999995" table:style-name="Default_1">
            <text:p>8.424</text:p>
          </table:table-cell>
          <table:table-cell office:value-type="float" office:value="10" table:style-name="Default_1">
            <text:p>10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480000000000004" table:style-name="Default_1">
            <text:p>8.448</text:p>
          </table:table-cell>
          <table:table-cell office:value-type="float" office:value="10" table:style-name="Default_1">
            <text:p>10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719999999999995" table:style-name="Default_1">
            <text:p>8.472</text:p>
          </table:table-cell>
          <table:table-cell office:value-type="float" office:value="10" table:style-name="Default_1">
            <text:p>10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960000000000004" table:style-name="Default_1">
            <text:p>8.496</text:p>
          </table:table-cell>
          <table:table-cell office:value-type="float" office:value="11" table:style-name="Default_1">
            <text:p>11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2" table:style-name="Default_1">
            <text:p>8.52</text:p>
          </table:table-cell>
          <table:table-cell office:value-type="float" office:value="11" table:style-name="Default_1">
            <text:p>11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440000000000005" table:style-name="Default_1">
            <text:p>8.544</text:p>
          </table:table-cell>
          <table:table-cell office:value-type="float" office:value="11" table:style-name="Default_1">
            <text:p>11</text:p>
          </table:table-cell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679999999999996" table:style-name="Default_1">
            <text:p>8.568</text:p>
          </table:table-cell>
          <table:table-cell office:value-type="float" office:value="11" table:style-name="Default_1">
            <text:p>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920000000000005" table:style-name="Default_1">
            <text:p>8.592</text:p>
          </table:table-cell>
          <table:table-cell office:value-type="float" office:value="11" table:style-name="Default_1">
            <text:p>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159999999999997" table:style-name="Default_1">
            <text:p>8.616</text:p>
          </table:table-cell>
          <table:table-cell office:value-type="float" office:value="11" table:style-name="Default_1">
            <text:p>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4" table:style-name="Default_1">
            <text:p>8.64</text:p>
          </table:table-cell>
          <table:table-cell office:value-type="float" office:value="11" table:style-name="Default_1">
            <text:p>11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640005000000002" table:style-name="Default_1">
            <text:p>8.6640005</text:p>
          </table:table-cell>
          <table:table-cell office:value-type="float" office:value="10" table:style-name="Default_1">
            <text:p>10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880000000000006" table:style-name="Default_1">
            <text:p>8.688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119999999999997" table:style-name="Default_1">
            <text:p>8.712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360000000000007" table:style-name="Default_1">
            <text:p>8.73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6" table:style-name="Default_1">
            <text:p>8.76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840000000000007" table:style-name="Default_1">
            <text:p>8.784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079999999999998" table:style-name="Default_1">
            <text:p>8.808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320000000000007" table:style-name="Default_1">
            <text:p>8.832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559999999999999" table:style-name="Default_1">
            <text:p>8.85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800000000000008" table:style-name="Default_1">
            <text:p>8.88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039999999999999" table:style-name="Default_1">
            <text:p>8.90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280000000000008" table:style-name="Default_1">
            <text:p>8.92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52" table:style-name="Default_1">
            <text:p>8.95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8.9760000000000009" table:style-name="Default_1">
            <text:p>8.97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239999999999991" table:style-name="Default_1">
            <text:p>9.0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48" table:style-name="Default_1">
            <text:p>9.04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720004999999997" table:style-name="Default_1">
            <text:p>9.0720005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960000000000001" table:style-name="Default_1">
            <text:p>9.096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199999999999992" table:style-name="Default_1">
            <text:p>9.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440000000000001" table:style-name="Default_1">
            <text:p>9.14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679999999999993" table:style-name="Default_1">
            <text:p>9.16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920000000000002" table:style-name="Default_1">
            <text:p>9.19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159999999999993" table:style-name="Default_1">
            <text:p>9.21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4" table:style-name="Default_1">
            <text:p>9.2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639999999999993" table:style-name="Default_1">
            <text:p>9.26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880000000000003" table:style-name="Default_1">
            <text:p>9.28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119999999999994" table:style-name="Default_1">
            <text:p>9.3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360000000000003" table:style-name="Default_1">
            <text:p>9.33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6" table:style-name="Default_1">
            <text:p>9.3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840000000000003" table:style-name="Default_1">
            <text:p>9.38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079999999999995" table:style-name="Default_1">
            <text:p>9.40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320000000000004" table:style-name="Default_1">
            <text:p>9.43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559999999999995" table:style-name="Default_1">
            <text:p>9.45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800004999999992" table:style-name="Default_1">
            <text:p>9.4800005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039999999999996" table:style-name="Default_1">
            <text:p>9.50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280000000000005" table:style-name="Default_1">
            <text:p>9.52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519999999999996" table:style-name="Default_1">
            <text:p>9.55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760000000000005" table:style-name="Default_1">
            <text:p>9.57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" table:style-name="Default_1">
            <text:p>9.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240009999999998" table:style-name="Default_1">
            <text:p>9.624001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479999999999997" table:style-name="Default_1">
            <text:p>9.648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720000000000006" table:style-name="Default_1">
            <text:p>9.67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959999999999997" table:style-name="Default_1">
            <text:p>9.69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200000000000006" table:style-name="Default_1">
            <text:p>9.7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439999999999998" table:style-name="Default_1">
            <text:p>9.74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680000000000007" table:style-name="Default_1">
            <text:p>9.768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919999999999998" table:style-name="Default_1">
            <text:p>9.792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160000000000007" table:style-name="Default_1">
            <text:p>9.816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4" table:style-name="Default_1">
            <text:p>9.8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640000000000008" table:style-name="Default_1">
            <text:p>9.86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880005000000004" table:style-name="Default_1">
            <text:p>9.8880005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120000000000008" table:style-name="Default_1">
            <text:p>9.91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359999999999999" table:style-name="Default_1">
            <text:p>9.93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600000000000009" table:style-name="Default_1">
            <text:p>9.9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84" table:style-name="Default_1">
            <text:p>9.98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07999999999999" table:style-name="Default_1">
            <text:p>10.00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32000999999999" table:style-name="Default_1">
            <text:p>10.032001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55999999999999" table:style-name="Default_1">
            <text:p>10.05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8" table:style-name="Default_1">
            <text:p>10.0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03999999999999" table:style-name="Default_1">
            <text:p>10.10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28" table:style-name="Default_1">
            <text:p>10.12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51999999999999" table:style-name="Default_1">
            <text:p>10.15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76" table:style-name="Default_1">
            <text:p>10.17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Default_1">
            <text:p>10.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24" table:style-name="Default_1">
            <text:p>10.22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47999999999999" table:style-name="Default_1">
            <text:p>10.24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272" table:style-name="Default_1">
            <text:p>10.27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960005" table:style-name="Default_1">
            <text:p>10.2960005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32" table:style-name="Default_1">
            <text:p>10.3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343999999999999" table:style-name="Default_1">
            <text:p>10.34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368" table:style-name="Default_1">
            <text:p>10.36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391999999999999" table:style-name="Default_1">
            <text:p>10.39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416" table:style-name="Default_1">
            <text:p>10.416</text:p>
          </table:table-cell>
          <table:table-cell office:value-type="float" office:value="14" table:style-name="Default_1">
            <text:p>14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440001000000001" table:style-name="Default_1">
            <text:p>10.440001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464" table:style-name="Default_1">
            <text:p>10.46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488" table:style-name="Default_1">
            <text:p>10.48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12" table:style-name="Default_1">
            <text:p>10.51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0.536" table:style-name="Default_1">
            <text:p>10.53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6" table:style-name="Default_1">
            <text:p>10.56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84" table:style-name="Default_1">
            <text:p>10.584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08000000000001" table:style-name="Default_1">
            <text:p>10.608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32" table:style-name="Default_1">
            <text:p>10.63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56000000000001" table:style-name="Default_1">
            <text:p>10.65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8" table:style-name="Default_1">
            <text:p>10.6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04000000000001" table:style-name="Default_1">
            <text:p>10.70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28" table:style-name="Default_1">
            <text:p>10.72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52000000000001" table:style-name="Default_1">
            <text:p>10.75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76" table:style-name="Default_1">
            <text:p>10.77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" table:style-name="Default_1">
            <text:p>10.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24" table:style-name="Default_1">
            <text:p>10.82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48001" table:style-name="Default_1">
            <text:p>10.848001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72" table:style-name="Default_1">
            <text:p>10.87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96000000000001" table:style-name="Default_1">
            <text:p>10.896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2" table:style-name="Default_1">
            <text:p>10.92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44000000000001" table:style-name="Default_1">
            <text:p>10.94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68" table:style-name="Default_1">
            <text:p>10.968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92000000000001" table:style-name="Default_1">
            <text:p>10.992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16" table:style-name="Default_1">
            <text:p>11.016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4" table:style-name="Default_1">
            <text:p>11.04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64" table:style-name="Default_1">
            <text:p>11.064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87999999999999" table:style-name="Default_1">
            <text:p>11.088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12" table:style-name="Default_1">
            <text:p>11.112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135999999999999" table:style-name="Default_1">
            <text:p>11.136</text:p>
          </table:table-cell>
          <table:table-cell office:value-type="float" office:value="9" table:style-name="Default_1">
            <text:p>9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6" table:style-name="Default_1">
            <text:p>11.16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83999999999999" table:style-name="Default_1">
            <text:p>11.184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08" table:style-name="Default_1">
            <text:p>11.208</text:p>
          </table:table-cell>
          <table:table-cell office:value-type="float" office:value="9" table:style-name="Default_1">
            <text:p>9</text:p>
          </table:table-cell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31999999999999" table:style-name="Default_1">
            <text:p>11.232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256000500000001" table:style-name="Default_1">
            <text:p>11.2560005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28" table:style-name="Default_1">
            <text:p>11.28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1.304" table:style-name="Default_1">
            <text:p>11.304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27999999999999" table:style-name="Default_1">
            <text:p>11.328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52" table:style-name="Default_1">
            <text:p>11.352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375999999999999" table:style-name="Default_1">
            <text:p>11.37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00001" table:style-name="Default_1">
            <text:p>11.400001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23999999999999" table:style-name="Default_1">
            <text:p>11.424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48" table:style-name="Default_1">
            <text:p>11.448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72" table:style-name="Default_1">
            <text:p>11.472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496" table:style-name="Default_1">
            <text:p>11.49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52" table:style-name="Default_1">
            <text:p>11.5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544" table:style-name="Default_1">
            <text:p>11.54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68" table:style-name="Default_1">
            <text:p>11.56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92000000000001" table:style-name="Default_1">
            <text:p>11.59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16" table:style-name="Default_1">
            <text:p>11.61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4" table:style-name="Default_1">
            <text:p>11.6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640005" table:style-name="Default_1">
            <text:p>11.6640005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88000000000001" table:style-name="Default_1">
            <text:p>11.68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12" table:style-name="Default_1">
            <text:p>11.71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36000000000001" table:style-name="Default_1">
            <text:p>11.73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6" table:style-name="Default_1">
            <text:p>11.7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84000000000001" table:style-name="Default_1">
            <text:p>11.78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08001000000001" table:style-name="Default_1">
            <text:p>11.808001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32000000000001" table:style-name="Default_1">
            <text:p>11.83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56" table:style-name="Default_1">
            <text:p>11.85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8" table:style-name="Default_1">
            <text:p>11.8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04" table:style-name="Default_1">
            <text:p>11.90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28000000000001" table:style-name="Default_1">
            <text:p>11.92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52" table:style-name="Default_1">
            <text:p>11.95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76000000000001" table:style-name="Default_1">
            <text:p>11.97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023999999999999" table:style-name="Default_1">
            <text:p>12.0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48" table:style-name="Default_1">
            <text:p>12.04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720005" table:style-name="Default_1">
            <text:p>12.0720005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96" table:style-name="Default_1">
            <text:p>12.096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2" table:style-name="Default_1">
            <text:p>12.12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44" table:style-name="Default_1">
            <text:p>12.14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67999999999999" table:style-name="Default_1">
            <text:p>12.168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92" table:style-name="Default_1">
            <text:p>12.192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16001" table:style-name="Default_1">
            <text:p>12.216001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4" table:style-name="Default_1">
            <text:p>12.24</text:p>
          </table:table-cell>
          <table:table-cell office:value-type="float" office:value="10" table:style-name="Default_1">
            <text:p>10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63999999999999" table:style-name="Default_1">
            <text:p>12.264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88" table:style-name="Default_1">
            <text:p>12.28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11999999999999" table:style-name="Default_1">
            <text:p>12.31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36" table:style-name="Default_1">
            <text:p>12.33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6" table:style-name="Default_1">
            <text:p>12.3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84" table:style-name="Default_1">
            <text:p>12.38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07999999999999" table:style-name="Default_1">
            <text:p>12.40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32" table:style-name="Default_1">
            <text:p>12.43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56" table:style-name="Default_1">
            <text:p>12.45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80000499999999" table:style-name="Default_1">
            <text:p>12.4800005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04" table:style-name="Default_1">
            <text:p>12.50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28" table:style-name="Default_1">
            <text:p>12.52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52" table:style-name="Default_1">
            <text:p>12.55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76000000000001" table:style-name="Default_1">
            <text:p>12.57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" table:style-name="Default_1">
            <text:p>12.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24001" table:style-name="Default_1">
            <text:p>12.624001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48" table:style-name="Default_1">
            <text:p>12.64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72000000000001" table:style-name="Default_1">
            <text:p>12.67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96" table:style-name="Default_1">
            <text:p>12.69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2" table:style-name="Default_1">
            <text:p>12.7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44" table:style-name="Default_1">
            <text:p>12.74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68000000000001" table:style-name="Default_1">
            <text:p>12.76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792" table:style-name="Default_1">
            <text:p>12.79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16000000000001" table:style-name="Default_1">
            <text:p>12.81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4" table:style-name="Default_1">
            <text:p>12.8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64000000000001" table:style-name="Default_1">
            <text:p>12.86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8880005" table:style-name="Default_1">
            <text:p>12.8880005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912000000000001" table:style-name="Default_1">
            <text:p>12.912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2.936" table:style-name="Default_1">
            <text:p>12.93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2.96" table:style-name="Default_1">
            <text:p>12.9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2.984" table:style-name="Default_1">
            <text:p>12.98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007999999999999" table:style-name="Default_1">
            <text:p>13.00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032000999999999" table:style-name="Default_1">
            <text:p>13.032001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055999999999999" table:style-name="Default_1">
            <text:p>13.05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08" table:style-name="Default_1">
            <text:p>13.08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103999999999999" table:style-name="Default_1">
            <text:p>13.104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128" table:style-name="Default_1">
            <text:p>13.128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151999999999999" table:style-name="Default_1">
            <text:p>13.15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176" table:style-name="Default_1">
            <text:p>13.176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2" table:style-name="Default_1">
            <text:p>13.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224" table:style-name="Default_1">
            <text:p>13.224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47999999999999" table:style-name="Default_1">
            <text:p>13.248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72" table:style-name="Default_1">
            <text:p>13.27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960005" table:style-name="Default_1">
            <text:p>13.2960005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2" table:style-name="Default_1">
            <text:p>13.32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43999999999999" table:style-name="Default_1">
            <text:p>13.344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68" table:style-name="Default_1">
            <text:p>13.368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91999999999999" table:style-name="Default_1">
            <text:p>13.392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16" table:style-name="Default_1">
            <text:p>13.416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40001000000001" table:style-name="Default_1">
            <text:p>13.440001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64" table:style-name="Default_1">
            <text:p>13.464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88" table:style-name="Default_1">
            <text:p>13.488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512" table:style-name="Default_1">
            <text:p>13.51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3.536" table:style-name="Default_1">
            <text:p>13.536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6" table:style-name="Default_1">
            <text:p>13.5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84001000000001" table:style-name="Default_1">
            <text:p>13.584001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08000000000001" table:style-name="Default_1">
            <text:p>13.608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32" table:style-name="Default_1">
            <text:p>13.63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56000000000001" table:style-name="Default_1">
            <text:p>13.65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8" table:style-name="Default_1">
            <text:p>13.6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04000000000001" table:style-name="Default_1">
            <text:p>13.70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28" table:style-name="Default_1">
            <text:p>13.72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52000000000001" table:style-name="Default_1">
            <text:p>13.75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76" table:style-name="Default_1">
            <text:p>13.77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" table:style-name="Default_1">
            <text:p>13.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24" table:style-name="Default_1">
            <text:p>13.82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48001" table:style-name="Default_1">
            <text:p>13.848001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72" table:style-name="Default_1">
            <text:p>13.87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96000000000001" table:style-name="Default_1">
            <text:p>13.89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2" table:style-name="Default_1">
            <text:p>13.92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44000000000001" table:style-name="Default_1">
            <text:p>13.94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68" table:style-name="Default_1">
            <text:p>13.96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92001" table:style-name="Default_1">
            <text:p>13.992001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16" table:style-name="Default_1">
            <text:p>14.01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4" table:style-name="Default_1">
            <text:p>14.0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64" table:style-name="Default_1">
            <text:p>14.06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87999999999999" table:style-name="Default_1">
            <text:p>14.08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12" table:style-name="Default_1">
            <text:p>14.1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35999999999999" table:style-name="Default_1">
            <text:p>14.13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6" table:style-name="Default_1">
            <text:p>14.1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83999999999999" table:style-name="Default_1">
            <text:p>14.18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08" table:style-name="Default_1">
            <text:p>14.20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31999999999999" table:style-name="Default_1">
            <text:p>14.23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56000500000001" table:style-name="Default_1">
            <text:p>14.2560005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8" table:style-name="Default_1">
            <text:p>14.2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04" table:style-name="Default_1">
            <text:p>14.30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27999999999999" table:style-name="Default_1">
            <text:p>14.32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52" table:style-name="Default_1">
            <text:p>14.35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75999999999999" table:style-name="Default_1">
            <text:p>14.37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00001" table:style-name="Default_1">
            <text:p>14.400001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23999999999999" table:style-name="Default_1">
            <text:p>14.4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48" table:style-name="Default_1">
            <text:p>14.448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72" table:style-name="Default_1">
            <text:p>14.472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96" table:style-name="Default_1">
            <text:p>14.496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2" table:style-name="Default_1">
            <text:p>14.52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44" table:style-name="Default_1">
            <text:p>14.544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68" table:style-name="Default_1">
            <text:p>14.568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92000000000001" table:style-name="Default_1">
            <text:p>14.592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16" table:style-name="Default_1">
            <text:p>14.616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4" table:style-name="Default_1">
            <text:p>14.64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640005" table:style-name="Default_1">
            <text:p>14.6640005</text:p>
          </table:table-cell>
          <table:table-cell office:value-type="float" office:value="12" table:style-name="Default_1">
            <text:p>12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88000000000001" table:style-name="Default_1">
            <text:p>14.68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12" table:style-name="Default_1">
            <text:p>14.7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36000000000001" table:style-name="Default_1">
            <text:p>14.73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6" table:style-name="Default_1">
            <text:p>14.7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84000000000001" table:style-name="Default_1">
            <text:p>14.78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08001000000001" table:style-name="Default_1">
            <text:p>14.808001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32000000000001" table:style-name="Default_1">
            <text:p>14.83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56" table:style-name="Default_1">
            <text:p>14.85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8" table:style-name="Default_1">
            <text:p>14.8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04" table:style-name="Default_1">
            <text:p>14.90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28000000000001" table:style-name="Default_1">
            <text:p>14.92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52" table:style-name="Default_1">
            <text:p>14.95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76000000000001" table:style-name="Default_1">
            <text:p>14.976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23999999999999" table:style-name="Default_1">
            <text:p>15.02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48" table:style-name="Default_1">
            <text:p>15.048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720005" table:style-name="Default_1">
            <text:p>15.0720005</text:p>
          </table:table-cell>
          <table:table-cell office:value-type="float" office:value="17" table:style-name="Default_1">
            <text:p>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96" table:style-name="Default_1">
            <text:p>15.096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2" table:style-name="Default_1">
            <text:p>15.12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44" table:style-name="Default_1">
            <text:p>15.144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67999999999999" table:style-name="Default_1">
            <text:p>15.168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92" table:style-name="Default_1">
            <text:p>15.192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16001" table:style-name="Default_1">
            <text:p>15.216001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4" table:style-name="Default_1">
            <text:p>15.24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63999999999999" table:style-name="Default_1">
            <text:p>15.264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88" table:style-name="Default_1">
            <text:p>15.288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11999999999999" table:style-name="Default_1">
            <text:p>15.312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36" table:style-name="Default_1">
            <text:p>15.33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60001" table:style-name="Default_1">
            <text:p>15.360001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84" table:style-name="Default_1">
            <text:p>15.384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07999999999999" table:style-name="Default_1">
            <text:p>15.408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32" table:style-name="Default_1">
            <text:p>15.432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56" table:style-name="Default_1">
            <text:p>15.45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80000499999999" table:style-name="Default_1">
            <text:p>15.4800005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04" table:style-name="Default_1">
            <text:p>15.504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28" table:style-name="Default_1">
            <text:p>15.528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52" table:style-name="Default_1">
            <text:p>15.552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76000000000001" table:style-name="Default_1">
            <text:p>15.576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" table:style-name="Default_1">
            <text:p>15.6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624001" table:style-name="Default_1">
            <text:p>15.624001</text:p>
          </table:table-cell>
          <table:table-cell office:value-type="float" office:value="18" table:style-name="Default_1">
            <text:p>18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648" table:style-name="Default_1">
            <text:p>15.648</text:p>
          </table:table-cell>
          <table:table-cell office:value-type="float" office:value="18" table:style-name="Default_1">
            <text:p>18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672000000000001" table:style-name="Default_1">
            <text:p>15.672</text:p>
          </table:table-cell>
          <table:table-cell office:value-type="float" office:value="17" table:style-name="Default_1">
            <text:p>1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696" table:style-name="Default_1">
            <text:p>15.69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72" table:style-name="Default_1">
            <text:p>15.72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744" table:style-name="Default_1">
            <text:p>15.744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768001" table:style-name="Default_1">
            <text:p>15.768001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792" table:style-name="Default_1">
            <text:p>15.792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816000000000001" table:style-name="Default_1">
            <text:p>15.81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84" table:style-name="Default_1">
            <text:p>15.84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864000000000001" table:style-name="Default_1">
            <text:p>15.86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8880005" table:style-name="Default_1">
            <text:p>15.8880005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912000000000001" table:style-name="Default_1">
            <text:p>15.912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5.936" table:style-name="Default_1">
            <text:p>15.93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6" table:style-name="Default_1">
            <text:p>15.96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84" table:style-name="Default_1">
            <text:p>15.984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07999999999999" table:style-name="Default_1">
            <text:p>16.008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32" table:style-name="Default_1">
            <text:p>16.032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56000000000001" table:style-name="Default_1">
            <text:p>16.056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79999999999998" table:style-name="Default_1">
            <text:p>16.08</text:p>
          </table:table-cell>
          <table:table-cell office:value-type="float" office:value="16" table:style-name="Default_1">
            <text:p>1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03999999999999" table:style-name="Default_1">
            <text:p>16.10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28" table:style-name="Default_1">
            <text:p>16.128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52000000000001" table:style-name="Default_1">
            <text:p>16.152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75999999999998" table:style-name="Default_1">
            <text:p>16.176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" table:style-name="Default_1">
            <text:p>16.2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24" table:style-name="Default_1">
            <text:p>16.22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48000000000001" table:style-name="Default_1">
            <text:p>16.248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71999999999998" table:style-name="Default_1">
            <text:p>16.272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95999999999999" table:style-name="Default_1">
            <text:p>16.296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2" table:style-name="Default_1">
            <text:p>16.32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44000000000001" table:style-name="Default_1">
            <text:p>16.34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67999999999999" table:style-name="Default_1">
            <text:p>16.368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91999999999999" table:style-name="Default_1">
            <text:p>16.392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16" table:style-name="Default_1">
            <text:p>16.416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40000000000001" table:style-name="Default_1">
            <text:p>16.4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63999999999999" table:style-name="Default_1">
            <text:p>16.46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88" table:style-name="Default_1">
            <text:p>16.48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12001000000001" table:style-name="Default_1">
            <text:p>16.512001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36000000000001" table:style-name="Default_1">
            <text:p>16.536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59999999999999" table:style-name="Default_1">
            <text:p>16.56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84" table:style-name="Default_1">
            <text:p>16.58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08000000000001" table:style-name="Default_1">
            <text:p>16.608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32000000000001" table:style-name="Default_1">
            <text:p>16.632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55999999999999" table:style-name="Default_1">
            <text:p>16.656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8" table:style-name="Default_1">
            <text:p>16.68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04000000000001" table:style-name="Default_1">
            <text:p>16.70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28000000000002" table:style-name="Default_1">
            <text:p>16.728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51999999999999" table:style-name="Default_1">
            <text:p>16.75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76001000000001" table:style-name="Default_1">
            <text:p>16.776001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" table:style-name="Default_1">
            <text:p>16.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24000000000002" table:style-name="Default_1">
            <text:p>16.82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847999999999999" table:style-name="Default_1">
            <text:p>16.84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872" table:style-name="Default_1">
            <text:p>16.87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896000000000001" table:style-name="Default_1">
            <text:p>16.89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920000000000002" table:style-name="Default_1">
            <text:p>16.9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943999999999999" table:style-name="Default_1">
            <text:p>16.94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968" table:style-name="Default_1">
            <text:p>16.96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6.992000000000001" table:style-name="Default_1">
            <text:p>16.99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015999999999998" table:style-name="Default_1">
            <text:p>17.01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04" table:style-name="Default_1">
            <text:p>17.0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064001000000001" table:style-name="Default_1">
            <text:p>17.064001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088000000000001" table:style-name="Default_1">
            <text:p>17.08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111999999999998" table:style-name="Default_1">
            <text:p>17.11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35999999999999" table:style-name="Default_1">
            <text:p>17.13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6" table:style-name="Default_1">
            <text:p>17.1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84000000000001" table:style-name="Default_1">
            <text:p>17.18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07999999999998" table:style-name="Default_1">
            <text:p>17.20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31999999999999" table:style-name="Default_1">
            <text:p>17.23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56" table:style-name="Default_1">
            <text:p>17.256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28" table:style-name="Default_1">
            <text:p>17.28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03999999999998" table:style-name="Default_1">
            <text:p>17.304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28001" table:style-name="Default_1">
            <text:p>17.328001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52" table:style-name="Default_1">
            <text:p>17.352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76000000000001" table:style-name="Default_1">
            <text:p>17.37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99999999999999" table:style-name="Default_1">
            <text:p>17.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23999999999999" table:style-name="Default_1">
            <text:p>17.4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48" table:style-name="Default_1">
            <text:p>17.44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72000000000001" table:style-name="Default_1">
            <text:p>17.47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95999999999999" table:style-name="Default_1">
            <text:p>17.49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2" table:style-name="Default_1">
            <text:p>17.5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44" table:style-name="Default_1">
            <text:p>17.54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68000000000001" table:style-name="Default_1">
            <text:p>17.56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92001" table:style-name="Default_1">
            <text:p>17.592001</text:p>
          </table:table-cell>
          <table:table-cell office:value-type="float" office:value="11" table:style-name="Default_1">
            <text:p>1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16" table:style-name="Default_1">
            <text:p>17.61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4" table:style-name="Default_1">
            <text:p>17.6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64000000000001" table:style-name="Default_1">
            <text:p>17.66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87999999999999" table:style-name="Default_1">
            <text:p>17.68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12" table:style-name="Default_1">
            <text:p>17.71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736000000000001" table:style-name="Default_1">
            <text:p>17.73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760000000000002" table:style-name="Default_1">
            <text:p>17.7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783999999999999" table:style-name="Default_1">
            <text:p>17.78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808" table:style-name="Default_1">
            <text:p>17.80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832000000000001" table:style-name="Default_1">
            <text:p>17.83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7.856000000000002" table:style-name="Default_1">
            <text:p>17.85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80001" table:style-name="Default_1">
            <text:p>17.880001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04" table:style-name="Default_1">
            <text:p>17.904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28000000000001" table:style-name="Default_1">
            <text:p>17.928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52000000000002" table:style-name="Default_1">
            <text:p>17.95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75999999999999" table:style-name="Default_1">
            <text:p>17.97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24000000000001" table:style-name="Default_1">
            <text:p>18.024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47999999999998" table:style-name="Default_1">
            <text:p>18.048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071999999999999" table:style-name="Default_1">
            <text:p>18.07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096" table:style-name="Default_1">
            <text:p>18.096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2" table:style-name="Default_1">
            <text:p>18.12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44000999999999" table:style-name="Default_1">
            <text:p>18.144001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67999999999999" table:style-name="Default_1">
            <text:p>18.168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192" table:style-name="Default_1">
            <text:p>18.19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18.216000000000001" table:style-name="Default_1">
            <text:p>18.21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39999999999998" table:style-name="Default_1">
            <text:p>18.24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263999999999999" table:style-name="Default_1">
            <text:p>18.26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88" table:style-name="Default_1">
            <text:p>18.28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12000000000001" table:style-name="Default_1">
            <text:p>18.312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8.335999999999999" table:style-name="Default_1">
            <text:p>18.336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6" table:style-name="Default_1">
            <text:p>18.36</text:p>
          </table:table-cell>
          <table:table-cell office:value-type="float" office:value="9" table:style-name="Default_1">
            <text:p>9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84" table:style-name="Default_1">
            <text:p>18.384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08000000000001" table:style-name="Default_1">
            <text:p>18.408</text:p>
          </table:table-cell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31999999999999" table:style-name="Default_1">
            <text:p>18.43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56" table:style-name="Default_1">
            <text:p>18.456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8" table:style-name="Default_1">
            <text:p>18.48</text:p>
          </table:table-cell>
          <table:table-cell office:value-type="float" office:value="10" table:style-name="Default_1">
            <text:p>1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04000000000001" table:style-name="Default_1">
            <text:p>18.504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27999999999999" table:style-name="Default_1">
            <text:p>18.528</text:p>
          </table:table-cell>
          <table:table-cell office:value-type="float" office:value="10" table:style-name="Default_1">
            <text:p>10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52" table:style-name="Default_1">
            <text:p>18.55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76000000000001" table:style-name="Default_1">
            <text:p>18.57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00000000000001" table:style-name="Default_1">
            <text:p>18.6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23999999999999" table:style-name="Default_1">
            <text:p>18.624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48" table:style-name="Default_1">
            <text:p>18.64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72000000000001" table:style-name="Default_1">
            <text:p>18.67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96000999999999" table:style-name="Default_1">
            <text:p>18.696001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2" table:style-name="Default_1">
            <text:p>18.7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44" table:style-name="Default_1">
            <text:p>18.744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68000000000001" table:style-name="Default_1">
            <text:p>18.768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92000000000002" table:style-name="Default_1">
            <text:p>18.79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15999999999999" table:style-name="Default_1">
            <text:p>18.816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4" table:style-name="Default_1">
            <text:p>18.84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64000000000001" table:style-name="Default_1">
            <text:p>18.86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88000000000002" table:style-name="Default_1">
            <text:p>18.88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11999999999999" table:style-name="Default_1">
            <text:p>18.91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36" table:style-name="Default_1">
            <text:p>18.93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60000999999998" table:style-name="Default_1">
            <text:p>18.960001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84000000000002" table:style-name="Default_1">
            <text:p>18.984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07999999999999" table:style-name="Default_1">
            <text:p>19.008</text:p>
          </table:table-cell>
          <table:table-cell office:value-type="float" office:value="11" table:style-name="Default_1">
            <text:p>11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32" table:style-name="Default_1">
            <text:p>19.032</text:p>
          </table:table-cell>
          <table:table-cell office:value-type="float" office:value="11" table:style-name="Default_1">
            <text:p>11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56000000000001" table:style-name="Default_1">
            <text:p>19.056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79999999999998" table:style-name="Default_1">
            <text:p>19.0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03999999999999" table:style-name="Default_1">
            <text:p>19.104</text:p>
          </table:table-cell>
          <table:table-cell office:value-type="float" office:value="12" table:style-name="Default_1">
            <text:p>12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28" table:style-name="Default_1">
            <text:p>19.12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52000000000001" table:style-name="Default_1">
            <text:p>19.15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75999999999998" table:style-name="Default_1">
            <text:p>19.176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" table:style-name="Default_1">
            <text:p>19.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24" table:style-name="Default_1">
            <text:p>19.224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48000999999999" table:style-name="Default_1">
            <text:p>19.248001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71999999999998" table:style-name="Default_1">
            <text:p>19.27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95999999999999" table:style-name="Default_1">
            <text:p>19.29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2" table:style-name="Default_1">
            <text:p>19.3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44000000000001" table:style-name="Default_1">
            <text:p>19.34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67999999999999" table:style-name="Default_1">
            <text:p>19.36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91999999999999" table:style-name="Default_1">
            <text:p>19.39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16" table:style-name="Default_1">
            <text:p>19.416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40000000000001" table:style-name="Default_1">
            <text:p>19.44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463999999999999" table:style-name="Default_1">
            <text:p>19.46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488" table:style-name="Default_1">
            <text:p>19.488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512001000000001" table:style-name="Default_1">
            <text:p>19.512001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536000000000001" table:style-name="Default_1">
            <text:p>19.536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559999999999999" table:style-name="Default_1">
            <text:p>19.56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584" table:style-name="Default_1">
            <text:p>19.584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608000000000001" table:style-name="Default_1">
            <text:p>19.60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632000000000001" table:style-name="Default_1">
            <text:p>19.632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655999999999999" table:style-name="Default_1">
            <text:p>19.656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8" table:style-name="Default_1">
            <text:p>19.68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04000000000001" table:style-name="Default_1">
            <text:p>19.704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28000000000002" table:style-name="Default_1">
            <text:p>19.72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51999999999999" table:style-name="Default_1">
            <text:p>19.752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76001000000001" table:style-name="Default_1">
            <text:p>19.776001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" table:style-name="Default_1">
            <text:p>19.8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24000000000002" table:style-name="Default_1">
            <text:p>19.824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47999999999999" table:style-name="Default_1">
            <text:p>19.848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72" table:style-name="Default_1">
            <text:p>19.872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96000000000001" table:style-name="Default_1">
            <text:p>19.896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20000000000002" table:style-name="Default_1">
            <text:p>19.92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43999999999999" table:style-name="Default_1">
            <text:p>19.944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68" table:style-name="Default_1">
            <text:p>19.96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19.992000000000001" table:style-name="Default_1">
            <text:p>19.99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015999999999998" table:style-name="Default_1">
            <text:p>20.016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4" table:style-name="Default_1">
            <text:p>20.04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64001000000001" table:style-name="Default_1">
            <text:p>20.064001</text:p>
          </table:table-cell>
          <table:table-cell office:value-type="float" office:value="15" table:style-name="Default_1">
            <text:p>15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88000000000001" table:style-name="Default_1">
            <text:p>20.088</text:p>
          </table:table-cell>
          <table:table-cell office:value-type="float" office:value="17" table:style-name="Default_1">
            <text:p>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11999999999998" table:style-name="Default_1">
            <text:p>20.112</text:p>
          </table:table-cell>
          <table:table-cell office:value-type="float" office:value="17" table:style-name="Default_1">
            <text:p>17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35999999999999" table:style-name="Default_1">
            <text:p>20.136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6" table:style-name="Default_1">
            <text:p>20.16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84000000000001" table:style-name="Default_1">
            <text:p>20.184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07999999999998" table:style-name="Default_1">
            <text:p>20.208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31999999999999" table:style-name="Default_1">
            <text:p>20.232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56" table:style-name="Default_1">
            <text:p>20.256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28" table:style-name="Default_1">
            <text:p>20.28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03999999999998" table:style-name="Default_1">
            <text:p>20.304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28001" table:style-name="Default_1">
            <text:p>20.328001</text:p>
          </table:table-cell>
          <table:table-cell office:value-type="float" office:value="16" table:style-name="Default_1">
            <text:p>16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52" table:style-name="Default_1">
            <text:p>20.352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376000000000001" table:style-name="Default_1">
            <text:p>20.376</text:p>
          </table:table-cell>
          <table:table-cell office:value-type="float" office:value="16" table:style-name="Default_1">
            <text:p>16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399999999999999" table:style-name="Default_1">
            <text:p>20.4</text:p>
          </table:table-cell>
          <table:table-cell office:value-type="float" office:value="15" table:style-name="Default_1">
            <text:p>15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423999999999999" table:style-name="Default_1">
            <text:p>20.424</text:p>
          </table:table-cell>
          <table:table-cell office:value-type="float" office:value="14" table:style-name="Default_1">
            <text:p>1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48" table:style-name="Default_1">
            <text:p>20.448</text:p>
          </table:table-cell>
          <table:table-cell office:value-type="float" office:value="14" table:style-name="Default_1">
            <text:p>1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72000000000001" table:style-name="Default_1">
            <text:p>20.47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95999999999999" table:style-name="Default_1">
            <text:p>20.49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2" table:style-name="Default_1">
            <text:p>20.5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44" table:style-name="Default_1">
            <text:p>20.544</text:p>
          </table:table-cell>
          <table:table-cell office:value-type="float" office:value="14" table:style-name="Default_1">
            <text:p>14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68000000000001" table:style-name="Default_1">
            <text:p>20.568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92001" table:style-name="Default_1">
            <text:p>20.592001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16001000000001" table:style-name="Default_1">
            <text:p>20.616001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4" table:style-name="Default_1">
            <text:p>20.6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64000000000001" table:style-name="Default_1">
            <text:p>20.66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687999999999999" table:style-name="Default_1">
            <text:p>20.68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0.712" table:style-name="Default_1">
            <text:p>20.712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36000000000001" table:style-name="Default_1">
            <text:p>20.736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6" table:style-name="Default_1">
            <text:p>20.76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83999999999999" table:style-name="Default_1">
            <text:p>20.784</text:p>
          </table:table-cell>
          <table:table-cell office:value-type="float" office:value="12" table:style-name="Default_1">
            <text:p>12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08" table:style-name="Default_1">
            <text:p>20.808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32000000000001" table:style-name="Default_1">
            <text:p>20.832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56000000000002" table:style-name="Default_1">
            <text:p>20.856</text:p>
          </table:table-cell>
          <table:table-cell office:value-type="float" office:value="12" table:style-name="Default_1">
            <text:p>1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80001" table:style-name="Default_1">
            <text:p>20.880001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04" table:style-name="Default_1">
            <text:p>20.904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28000000000001" table:style-name="Default_1">
            <text:p>20.92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52000000000002" table:style-name="Default_1">
            <text:p>20.95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75999999999999" table:style-name="Default_1">
            <text:p>20.97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24000000000001" table:style-name="Default_1">
            <text:p>21.024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047999999999998" table:style-name="Default_1">
            <text:p>21.04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71999999999999" table:style-name="Default_1">
            <text:p>21.07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96" table:style-name="Default_1">
            <text:p>21.096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2" table:style-name="Default_1">
            <text:p>21.12</text:p>
          </table:table-cell>
          <table:table-cell office:value-type="float" office:value="14" table:style-name="Default_1">
            <text:p>14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44000999999999" table:style-name="Default_1">
            <text:p>21.144001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67999999999999" table:style-name="Default_1">
            <text:p>21.168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92" table:style-name="Default_1">
            <text:p>21.192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16000000000001" table:style-name="Default_1">
            <text:p>21.216</text:p>
          </table:table-cell>
          <table:table-cell office:value-type="float" office:value="14" table:style-name="Default_1">
            <text:p>14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4" table:style-name="Default_1">
            <text:p>21.24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63999999999999" table:style-name="Default_1">
            <text:p>21.264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88" table:style-name="Default_1">
            <text:p>21.288</text:p>
          </table:table-cell>
          <table:table-cell office:value-type="float" office:value="13" table:style-name="Default_1">
            <text:p>13</text:p>
          </table:table-cell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12000000000001" table:style-name="Default_1">
            <text:p>21.312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35999999999999" table:style-name="Default_1">
            <text:p>21.336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6" table:style-name="Default_1">
            <text:p>21.36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84" table:style-name="Default_1">
            <text:p>21.384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08000000000001" table:style-name="Default_1">
            <text:p>21.408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32001" table:style-name="Default_1">
            <text:p>21.432001</text:p>
          </table:table-cell>
          <table:table-cell office:value-type="float" office:value="14" table:style-name="Default_1">
            <text:p>14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56" table:style-name="Default_1">
            <text:p>21.456</text:p>
          </table:table-cell>
          <table:table-cell office:value-type="float" office:value="15" table:style-name="Default_1">
            <text:p>15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8" table:style-name="Default_1">
            <text:p>21.48</text:p>
          </table:table-cell>
          <table:table-cell office:value-type="float" office:value="13" table:style-name="Default_1">
            <text:p>13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04000000000001" table:style-name="Default_1">
            <text:p>21.504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27999999999999" table:style-name="Default_1">
            <text:p>21.528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52" table:style-name="Default_1">
            <text:p>21.552</text:p>
          </table:table-cell>
          <table:table-cell office:value-type="float" office:value="13" table:style-name="Default_1">
            <text:p>13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76000000000001" table:style-name="Default_1">
            <text:p>21.57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" table:style-name="Default_1">
            <text:p>21.6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23999999999999" table:style-name="Default_1">
            <text:p>21.624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48" table:style-name="Default_1">
            <text:p>21.648</text:p>
          </table:table-cell>
          <table:table-cell office:value-type="float" office:value="13" table:style-name="Default_1">
            <text:p>13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72000000000001" table:style-name="Default_1">
            <text:p>21.672</text:p>
          </table:table-cell>
          <table:table-cell office:value-type="float" office:value="13" table:style-name="Default_1">
            <text:p>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96000999999999" table:style-name="Default_1">
            <text:p>21.696001</text:p>
          </table:table-cell>
          <table:table-cell office:value-type="float" office:value="13" table:style-name="Default_1">
            <text:p>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2" table:style-name="Default_1">
            <text:p>21.72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44" table:style-name="Default_1">
            <text:p>21.744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68000000000001" table:style-name="Default_1">
            <text:p>21.768</text:p>
          </table:table-cell>
          <table:table-cell office:value-type="float" office:value="15" table:style-name="Default_1">
            <text:p>1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92000000000002" table:style-name="Default_1">
            <text:p>21.792</text:p>
          </table:table-cell>
          <table:table-cell office:value-type="float" office:value="15" table:style-name="Default_1">
            <text:p>1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15999999999999" table:style-name="Default_1">
            <text:p>21.816</text:p>
          </table:table-cell>
          <table:table-cell office:value-type="float" office:value="15" table:style-name="Default_1">
            <text:p>1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4" table:style-name="Default_1">
            <text:p>21.84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864000000000001" table:style-name="Default_1">
            <text:p>21.864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888000000000002" table:style-name="Default_1">
            <text:p>21.888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911999999999999" table:style-name="Default_1">
            <text:p>21.912</text:p>
          </table:table-cell>
          <table:table-cell office:value-type="float" office:value="14" table:style-name="Default_1">
            <text:p>14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1.936" table:style-name="Default_1">
            <text:p>21.936</text:p>
          </table:table-cell>
          <table:table-cell office:value-type="float" office:value="13" table:style-name="Default_1">
            <text:p>13</text:p>
          </table:table-cell>
          <table:table-cell office:value-type="float" office:value="0" table:style-name="Default_1">
            <text:p>0</text:p>
          </table:table-cell>
          <table:table-cell office:value-type="float" office:value="2" table:style-name="Default_1">
            <text:p>2</text:p>
          </table:table-cell>
          <table:table-cell table:number-columns-repeated="16380"/>
        </table:table-row>
        <table:table-row table:style-name="ro1">
          <table:table-cell office:value-type="float" office:value="21.960000999999998" table:style-name="Default_1">
            <text:p>21.960001</text:p>
          </table:table-cell>
          <table:table-cell office:value-type="float" office:value="13" table:style-name="Default_1">
            <text:p>1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84000000000002" table:style-name="Default_1">
            <text:p>21.984</text:p>
          </table:table-cell>
          <table:table-cell office:value-type="float" office:value="12" table:style-name="Default_1">
            <text:p>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07999999999999" table:style-name="Default_1">
            <text:p>22.008</text:p>
          </table:table-cell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32" table:style-name="Default_1">
            <text:p>22.032</text:p>
          </table:table-cell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56000000000001" table:style-name="Default_1">
            <text:p>22.056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8" table:style-name="Default_1">
            <text:p>22.08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03999999999999" table:style-name="Default_1">
            <text:p>22.104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28" table:style-name="Default_1">
            <text:p>22.128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52000000000001" table:style-name="Default_1">
            <text:p>22.152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75999999999998" table:style-name="Default_1">
            <text:p>22.176</text:p>
          </table:table-cell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2.2" table:style-name="Default_1">
            <text:p>22.2</text:p>
          </table:table-cell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2.224" table:style-name="Default_1">
            <text:p>22.224</text:p>
          </table:table-cell>
          <table:table-cell office:value-type="float" office:value="10" table:style-name="Default_1">
            <text:p>10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2.248000999999999" table:style-name="Default_1">
            <text:p>22.248001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71999999999998" table:style-name="Default_1">
            <text:p>22.272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95999999999999" table:style-name="Default_1">
            <text:p>22.296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2" table:style-name="Default_1">
            <text:p>22.32</text:p>
          </table:table-cell>
          <table:table-cell office:value-type="float" office:value="11" table:style-name="Default_1">
            <text:p>1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44000000000001" table:style-name="Default_1">
            <text:p>22.344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67999999999999" table:style-name="Default_1">
            <text:p>22.368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91999999999999" table:style-name="Default_1">
            <text:p>22.392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16" table:style-name="Default_1">
            <text:p>22.416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4" table:style-name="Default_1">
            <text:p>22.44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63999999999999" table:style-name="Default_1">
            <text:p>22.464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88" table:style-name="Default_1">
            <text:p>22.488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12001000000001" table:style-name="Default_1">
            <text:p>22.512001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36000000000001" table:style-name="Default_1">
            <text:p>22.536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6" table:style-name="Default_1">
            <text:p>22.56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84" table:style-name="Default_1">
            <text:p>22.584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08000000000001" table:style-name="Default_1">
            <text:p>22.608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32000000000001" table:style-name="Default_1">
            <text:p>22.632</text:p>
          </table:table-cell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55999999999999" table:style-name="Default_1">
            <text:p>22.656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8" table:style-name="Default_1">
            <text:p>22.68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04000000000001" table:style-name="Default_1">
            <text:p>22.704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28000000000002" table:style-name="Default_1">
            <text:p>22.728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51999999999999" table:style-name="Default_1">
            <text:p>22.752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76001000000001" table:style-name="Default_1">
            <text:p>22.776001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00001000000002" table:style-name="Default_1">
            <text:p>22.800001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24000000000002" table:style-name="Default_1">
            <text:p>22.824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47999999999999" table:style-name="Default_1">
            <text:p>22.848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72" table:style-name="Default_1">
            <text:p>22.872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96000000000001" table:style-name="Default_1">
            <text:p>22.896</text:p>
          </table:table-cell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2" table:style-name="Default_1">
            <text:p>22.92</text:p>
          </table:table-cell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table:number-columns-repeated="16380"/>
        </table:table-row>
        <table:table-row table:style-name="ro1">
          <table:table-cell office:value-type="float" office:value="22.943999999999999" table:style-name="Default_1">
            <text:p>22.944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68" table:style-name="Default_1">
            <text:p>22.968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92000000000001" table:style-name="Default_1">
            <text:p>22.992</text:p>
          </table:table-cell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15999999999998" table:style-name="Default_1">
            <text:p>23.0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4" table:style-name="Default_1">
            <text:p>23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64001000000001" table:style-name="Default_1">
            <text:p>23.064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88000000000001" table:style-name="Default_1">
            <text:p>23.0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11999999999998" table:style-name="Default_1">
            <text:p>23.1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35999999999999" table:style-name="Default_1">
            <text:p>23.1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6" table:style-name="Default_1">
            <text:p>23.1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84000000000001" table:style-name="Default_1">
            <text:p>23.1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07999999999998" table:style-name="Default_1">
            <text:p>23.2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31999999999999" table:style-name="Default_1">
            <text:p>23.2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56" table:style-name="Default_1">
            <text:p>23.2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8" table:style-name="Default_1">
            <text:p>23.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03999999999998" table:style-name="Default_1">
            <text:p>23.3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28001" table:style-name="Default_1">
            <text:p>23.328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52" table:style-name="Default_1">
            <text:p>23.3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76000000000001" table:style-name="Default_1">
            <text:p>23.3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" table:style-name="Default_1">
            <text:p>23.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23999999999999" table:style-name="Default_1">
            <text:p>23.42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48" table:style-name="Default_1">
            <text:p>23.44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72000000000001" table:style-name="Default_1">
            <text:p>23.47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95999999999999" table:style-name="Default_1">
            <text:p>23.49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2" table:style-name="Default_1">
            <text:p>23.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44" table:style-name="Default_1">
            <text:p>23.54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68000000000001" table:style-name="Default_1">
            <text:p>23.56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92001" table:style-name="Default_1">
            <text:p>23.592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16001000000001" table:style-name="Default_1">
            <text:p>23.616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4" table:style-name="Default_1">
            <text:p>23.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64000000000001" table:style-name="Default_1">
            <text:p>23.66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87999999999999" table:style-name="Default_1">
            <text:p>23.68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12" table:style-name="Default_1">
            <text:p>23.71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36000000000001" table:style-name="Default_1">
            <text:p>23.73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6" table:style-name="Default_1">
            <text:p>23.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83999999999999" table:style-name="Default_1">
            <text:p>23.78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08" table:style-name="Default_1">
            <text:p>23.80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32000000000001" table:style-name="Default_1">
            <text:p>23.83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56000000000002" table:style-name="Default_1">
            <text:p>23.85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80001" table:style-name="Default_1">
            <text:p>23.88000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04" table:style-name="Default_1">
            <text:p>23.9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28000000000001" table:style-name="Default_1">
            <text:p>23.92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52000000000002" table:style-name="Default_1">
            <text:p>23.95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75999999999999" table:style-name="Default_1">
            <text:p>23.976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03:37Z</dc:date>
    <meta:editing-cycles>29</meta:editing-cycles>
    <meta:editing-duration>PT2576S</meta:editing-duration>
  </office:meta>
</office:document-meta>
</file>